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" style:parent-style-name="Normal" style:family="paragraph">
      <style:paragraph-properties fo:text-align="justify" style:writing-mode="rl-tb" fo:margin-top="0.0833in" fo:margin-bottom="0in" fo:line-height="100%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8" style:parent-style-name="Normal" style:family="paragraph">
      <style:paragraph-properties fo:text-align="justify" style:writing-mode="rl-tb" fo:margin-top="0.0833in" fo:margin-bottom="0in" fo:line-height="100%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7" style:parent-style-name="Normal" style:family="paragraph">
      <style:paragraph-properties fo:text-align="justify" style:writing-mode="rl-tb" fo:margin-top="0.0833in" fo:margin-bottom="0in" fo:line-height="100%"/>
    </style:style>
    <style:style style:name="T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0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5" style:parent-style-name="Normal" style:family="paragraph">
      <style:paragraph-properties fo:text-align="justify" style:writing-mode="rl-tb" fo:margin-top="0.0833in" fo:margin-bottom="0in" fo:line-height="100%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9" style:parent-style-name="Normal" style:family="paragraph">
      <style:paragraph-properties fo:text-align="justify" style:writing-mode="rl-tb" fo:margin-top="0.0833in" fo:margin-bottom="0in" fo:line-height="100%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40" style:parent-style-name="Normal" style:family="paragraph">
      <style:paragraph-properties fo:text-align="justify" style:writing-mode="rl-tb" fo:margin-top="0.0833in" fo:margin-bottom="0in" fo:line-height="100%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2" style:parent-style-name="Normal" style:family="paragraph">
      <style:paragraph-properties fo:text-align="justify" style:writing-mode="rl-tb" fo:margin-top="0.0833in" fo:margin-bottom="0in" fo:line-height="100%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77" style:parent-style-name="Normal" style:family="paragraph">
      <style:paragraph-properties fo:text-align="justify" style:writing-mode="rl-tb" fo:margin-top="0.0833in" fo:margin-bottom="0in" fo:line-height="100%"/>
    </style:style>
    <style:style style:name="T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3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8" style:parent-style-name="Normal" style:family="paragraph">
      <style:paragraph-properties fo:text-align="justify" style:writing-mode="rl-tb" fo:margin-top="0.0833in" fo:margin-bottom="0in" fo:line-height="100%"/>
    </style:style>
    <style:style style:name="T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3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9" style:parent-style-name="Normal" style:family="paragraph">
      <style:paragraph-properties fo:text-align="justify" style:writing-mode="rl-tb" fo:margin-top="0.0833in" fo:margin-bottom="0in" fo:line-height="100%"/>
    </style:style>
    <style:style style:name="T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11" style:parent-style-name="Normal" style:family="paragraph">
      <style:paragraph-properties fo:text-align="justify" style:writing-mode="rl-tb" fo:margin-top="0.0833in" fo:margin-bottom="0in" fo:line-height="100%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19" style:parent-style-name="Normal" style:family="paragraph">
      <style:paragraph-properties fo:text-align="justify" style:writing-mode="rl-tb" fo:margin-top="0.0833in" fo:margin-bottom="0in" fo:line-height="100%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43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33" style:parent-style-name="Normal" style:family="paragraph">
      <style:paragraph-properties fo:text-align="justify" style:writing-mode="rl-tb" fo:margin-top="0.0833in" fo:margin-bottom="0in" fo:line-height="100%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49" style:parent-style-name="Normal" style:family="paragraph">
      <style:paragraph-properties fo:text-align="justify" style:writing-mode="rl-tb" fo:margin-top="0.0833in" fo:margin-bottom="0in" fo:line-height="100%"/>
    </style:style>
    <style:style style:name="T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82" style:parent-style-name="Normal" style:family="paragraph">
      <style:paragraph-properties fo:text-align="justify" style:writing-mode="rl-tb" fo:margin-top="0.0833in" fo:margin-bottom="0in" fo:line-height="100%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99" style:parent-style-name="Normal" style:family="paragraph">
      <style:paragraph-properties fo:text-align="justify" style:writing-mode="rl-tb" fo:margin-top="0.0833in" fo:margin-bottom="0in" fo:line-height="100%"/>
    </style:style>
    <style:style style:name="T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58" style:parent-style-name="Normal" style:family="paragraph">
      <style:paragraph-properties fo:text-align="justify" style:writing-mode="rl-tb" fo:margin-top="0.0833in" fo:margin-bottom="0in" fo:line-height="100%"/>
    </style:style>
    <style:style style:name="T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69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99" style:parent-style-name="Normal" style:family="paragraph">
      <style:paragraph-properties fo:text-align="justify" style:writing-mode="rl-tb" fo:margin-top="0.0833in" fo:margin-bottom="0in" fo:line-height="100%"/>
    </style:style>
    <style:style style:name="T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12" style:parent-style-name="Normal" style:family="paragraph">
      <style:paragraph-properties fo:text-align="justify" style:writing-mode="rl-tb" fo:margin-top="0.0833in" fo:margin-bottom="0in" fo:line-height="100%"/>
    </style:style>
    <style:style style:name="T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49" style:parent-style-name="Normal" style:family="paragraph">
      <style:paragraph-properties fo:text-align="justify" style:writing-mode="rl-tb" fo:margin-top="0.0833in" fo:margin-bottom="0in" fo:line-height="100%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76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61" style:parent-style-name="Normal" style:family="paragraph">
      <style:paragraph-properties fo:text-align="justify" style:writing-mode="rl-tb" fo:margin-top="0.0833in" fo:margin-bottom="0in" fo:line-height="100%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71" style:parent-style-name="Normal" style:family="paragraph">
      <style:paragraph-properties fo:text-align="justify" style:writing-mode="rl-tb" fo:margin-top="0.0833in" fo:margin-bottom="0in" fo:line-height="100%"/>
    </style:style>
    <style:style style:name="T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87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77" style:parent-style-name="Normal" style:family="paragraph">
      <style:paragraph-properties fo:text-align="justify" style:writing-mode="rl-tb" fo:margin-top="0.0833in" fo:margin-bottom="0in" fo:line-height="100%"/>
    </style:style>
    <style:style style:name="T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0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02" style:parent-style-name="Normal" style:family="paragraph">
      <style:paragraph-properties fo:text-align="justify" style:writing-mode="rl-tb" fo:margin-top="0.0833in" fo:margin-bottom="0in" fo:line-height="100%"/>
    </style:style>
    <style:style style:name="T1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09" style:parent-style-name="Normal" style:family="paragraph">
      <style:paragraph-properties fo:text-align="justify" style:writing-mode="rl-tb" fo:margin-top="0.0833in" fo:margin-bottom="0in" fo:line-height="100%"/>
    </style:style>
    <style:style style:name="T1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33" style:parent-style-name="Normal" style:family="paragraph">
      <style:paragraph-properties fo:text-align="justify" style:writing-mode="rl-tb" fo:margin-top="0.0833in" fo:margin-bottom="0in" fo:line-height="100%"/>
    </style:style>
    <style:style style:name="T1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63" style:parent-style-name="Normal" style:family="paragraph">
      <style:paragraph-properties fo:text-align="justify" style:writing-mode="rl-tb" fo:margin-top="0.0833in" fo:margin-bottom="0in" fo:line-height="100%"/>
    </style:style>
    <style:style style:name="T1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74" style:parent-style-name="Normal" style:family="paragraph">
      <style:paragraph-properties fo:text-align="justify" style:writing-mode="rl-tb" fo:margin-top="0.0833in" fo:margin-bottom="0in" fo:line-height="100%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12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22" style:parent-style-name="Normal" style:family="paragraph">
      <style:paragraph-properties fo:text-align="justify" style:writing-mode="rl-tb" fo:margin-top="0.0833in" fo:margin-bottom="0in" fo:line-height="100%"/>
    </style:style>
    <style:style style:name="T1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45" style:parent-style-name="Normal" style:family="paragraph">
      <style:paragraph-properties fo:text-align="justify" style:writing-mode="rl-tb" fo:margin-top="0.0833in" fo:margin-bottom="0in" fo:line-height="100%"/>
    </style:style>
    <style:style style:name="T1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92" style:parent-style-name="Normal" style:family="paragraph">
      <style:paragraph-properties fo:text-align="justify" style:writing-mode="rl-tb" fo:margin-top="0.0833in" fo:margin-bottom="0in" fo:line-height="100%"/>
    </style:style>
    <style:style style:name="T1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06" style:parent-style-name="Normal" style:family="paragraph">
      <style:paragraph-properties fo:text-align="justify" style:writing-mode="rl-tb" fo:margin-top="0.0833in" fo:margin-bottom="0in" fo:line-height="100%"/>
    </style:style>
    <style:style style:name="T1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2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74" style:parent-style-name="Normal" style:family="paragraph">
      <style:paragraph-properties fo:text-align="justify" style:writing-mode="rl-tb" fo:margin-top="0.0833in" fo:margin-bottom="0in" fo:line-height="100%"/>
    </style:style>
    <style:style style:name="T1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03" style:parent-style-name="Normal" style:family="paragraph">
      <style:paragraph-properties fo:text-align="justify" style:writing-mode="rl-tb" fo:margin-top="0.0833in" fo:margin-bottom="0in" fo:line-height="100%"/>
    </style:style>
    <style:style style:name="T1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17" style:parent-style-name="Normal" style:family="paragraph">
      <style:paragraph-properties fo:text-align="justify" style:writing-mode="rl-tb" fo:margin-top="0.0833in" fo:margin-bottom="0in" fo:line-height="100%"/>
    </style:style>
    <style:style style:name="T1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35" style:parent-style-name="Normal" style:family="paragraph">
      <style:paragraph-properties fo:text-align="justify" style:writing-mode="rl-tb" fo:margin-top="0.0833in" fo:margin-bottom="0in" fo:line-height="100%"/>
    </style:style>
    <style:style style:name="T1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50" style:parent-style-name="Normal" style:family="paragraph">
      <style:paragraph-properties fo:text-align="justify" style:writing-mode="rl-tb" fo:margin-top="0.0833in" fo:margin-bottom="0in" fo:line-height="100%"/>
    </style:style>
    <style:style style:name="T1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Nehemiah 1</text:span>‬‬</text:p>
      <text:p text:style-name="P3"><text:span text:style-name="T4">1</text:span><text:span text:style-name="T5"> דִּבְרֵ֥י נְחֶמְיָ֖ה בֶּן־חֲכַלְיָ֑ה וַיְהִ֤י בְחֹֽדֶשׁ־*כסלו **כִּסְלֵיו֙ שְׁנַ֣ת עֶשְׂרִ֔ים וַאֲנִ֥י הָיִ֖יתִי בְּשׁוּשַׁ֥ן הַבִּירָֽה׃<text:s/></text:span><text:span text:style-name="T6">2</text:span><text:span text:style-name="T7"> וַיָּבֹ֨א חֲנָ֜נִי אֶחָ֧ד מֵאַחַ֛י ה֥וּא וַאֲנָשִׁ֖ים מִֽיהוּדָ֑ה וָאֶשְׁאָלֵ֞ם עַל־הַיְּהוּדִ֧ים הַפְּלֵיטָ֛ה אֲשֶֽׁר־נִשְׁאֲר֥וּ מִן־הַשֶּׁ֖בִי וְעַל־יְרוּשָׁלָֽ͏ִם׃<text:s/></text:span><text:span text:style-name="T8">‬</text:span>‬<text:span text:style-name="T9">3</text:span><text:span text:style-name="T10"> וַיֹּאמְרוּ֮ לִי֒ הַֽנִּשְׁאָרִ֞ים אֲשֶֽׁר־נִשְׁאֲר֤וּ מִן־הַשְּׁבִי֙ שָׁ֣ם בַּמְּדִינָ֔ה בְּרָעָ֥ה גְדֹלָ֖ה וּבְחֶרְפָּ֑ה וְחוֹמַ֤ת יְרוּשָׁלִַ֙ם֙ מְפֹרָ֔צֶת וּשְׁעָרֶ֖יהָ נִצְּת֥וּ בָאֵֽשׁ׃<text:s/></text:span><text:span text:style-name="T11">‬</text:span>‬<text:span text:style-name="T12">4</text:span><text:span text:style-name="T13"> וַיְהִ֞י כְּשָׁמְעִ֣י ׀ אֶת־הַדְּבָרִ֣ים הָאֵ֗לֶּה יָשַׁ֙בְתִּי֙ וָֽאֶבְכֶּ֔ה וָאֶתְאַבְּלָ֖ה יָמִ֑ים וָֽאֱהִ֥י צָם֙ וּמִתְפַּלֵּ֔ל לִפְנֵ֖י אֱלֹהֵ֥י הַשָּׁמָֽיִם׃<text:s/></text:span><text:span text:style-name="T14">‬</text:span>‬<text:span text:style-name="T15">5</text:span><text:span text:style-name="T16"> וָאֹמַ֗ר אָֽנָּ֤א יְהוָה֙ אֱלֹהֵ֣י הַשָּׁמַ֔יִם הָאֵ֥ל הַגָּד֖וֹל וְהַנּוֹרָ֑א שֹׁמֵ֤ר הַבְּרִית֙ וָחֶ֔סֶד לְאֹהֲבָ֖יו וּלְשֹׁמְרֵ֥י מִצְוֺתָֽיו׃<text:s/></text:span><text:span text:style-name="T17">‬</text:span>‬<text:span text:style-name="T18">6</text:span><text:span text:style-name="T19"> תְּהִ֣י נָ֣א אָזְנְךָֽ־קַשֶּׁ֣בֶת וְֽעֵינֶ֪יךָ פְתֻוּח֟וֹת לִשְׁמֹ֣עַ אֶל־תְּפִלַּ֣ת עַבְדְּךָ֡ אֲשֶׁ֣ר אָנֹכִי֩ מִתְפַּלֵּ֨ל לְפָנֶ֤יךָ הַיּוֹם֙ יוֹמָ֣ם וָלַ֔יְלָה עַל־בְּנֵ֥י יִשְׂרָאֵ֖ל עֲבָדֶ֑יךָ וּמִתְוַדֶּ֗ה עַל־חַטֹּ֤אות בְּנֵֽי־יִשְׂרָאֵל֙ אֲשֶׁ֣ר חָטָ֣אנוּ לָ֔ךְ וַאֲנִ֥י וּבֵית־אָבִ֖י חָטָֽאנוּ׃<text:s/></text:span><text:span text:style-name="T20">‬</text:span>‬<text:span text:style-name="T21">7</text:span><text:span text:style-name="T22"> חֲבֹ֖ל חָבַ֣לְנוּ לָ֑ךְ וְלֹא־שָׁמַ֣רְנוּ אֶת־הַמִּצְוֺ֗ת וְאֶת־הַֽחֻקִּים֙ וְאֶת־הַמִּשְׁפָּטִ֔ים אֲשֶׁ֥ר צִוִּ֖יתָ אֶת־מֹשֶׁ֥ה עַבְדֶּֽךָ׃<text:s/></text:span><text:span text:style-name="T23">‬</text:span>‬<text:span text:style-name="T24">8</text:span><text:span text:style-name="T25"> זְכָר־נָא֙ אֶת־הַדָּבָ֔ר אֲשֶׁ֥ר צִוִּ֛יתָ אֶת־מֹשֶׁ֥ה עַבְדְּךָ֖ לֵאמֹ֑ר אַתֶּ֣ם תִּמְעָ֔לוּ אֲנִ֕י אָפִ֥יץ אֶתְכֶ֖ם בָּעַמִּֽים׃<text:s/></text:span><text:span text:style-name="T26">‬</text:span>‬<text:span text:style-name="T27">9</text:span><text:span text:style-name="T28"> וְשַׁבְתֶּ֣ם אֵלַ֔י וּשְׁמַרְתֶּם֙ מִצְוֺתַ֔י וַעֲשִׂיתֶ֖ם אֹתָ֑ם אִם־יִהְיֶ֨ה נִֽדַּחֲכֶ֜ם בִּקְצֵ֤ה הַשָּׁמַ֙יִם֙ מִשָּׁ֣ם אֲקַבְּצֵ֔ם *והבואתים **וַהֲבִֽיאוֹתִים֙ אֶל־הַמָּק֔וֹם אֲשֶׁ֣ר בָּחַ֔רְתִּי לְשַׁכֵּ֥ן אֶת־שְׁמִ֖י שָֽׁם׃<text:s/></text:span><text:span text:style-name="T29">‬</text:span>‬<text:span text:style-name="T30">10</text:span><text:span text:style-name="T31"> וְהֵ֥ם עֲבָדֶ֖יךָ וְעַמֶּ֑ךָ אֲשֶׁ֤ר פָּדִ֙יתָ֙ בְּכֹחֲךָ֣ הַגָּד֔וֹל וּבְיָדְךָ֖ הַחֲזָקָֽה׃<text:s/></text:span><text:span text:style-name="T32">‬</text:span>‬<text:span text:style-name="T33">11</text:span><text:span text:style-name="T34"> אָנָּ֣א אֲדֹנָ֗י תְּהִ֣י נָ֣א אָזְנְךָֽ־קַ֠שֶּׁבֶת אֶל־תְּפִלַּ֨ת עַבְדְּךָ֜ וְאֶל־תְּפִלַּ֣ת עֲבָדֶ֗יךָ הַֽחֲפֵצִים֙ לְיִרְאָ֣ה אֶת־שְׁמֶ֔ךָ וְהַצְלִֽיחָה־נָּ֤א לְעַבְדְּךָ֙ הַיּ֔וֹם וּתְנֵ֣הוּ לְרַחֲמִ֔ים לִפְנֵ֖י הָאִ֣ישׁ הַזֶּ֑ה וַאֲנִ֛י הָיִ֥יתִי מַשְׁקֶ֖ה לַמֶּֽלֶךְ׃<text:s/></text:span><text:span text:style-name="T35">פ<text:s/></text:span><text:span text:style-name="T36">‬</text:span>‬‬‬‬‬‬‬‬‬‬‬</text:p>
      <text:section text:name="Sect1" text:style-name="S1">
        <text:p text:style-name="P37">Nehemiah 2</text:p>
        <text:p text:style-name="P38"><text:span text:style-name="T39">1</text:span><text:span text:style-name="T40"> וַיְהִ֣י ׀ בְּחֹ֣דֶשׁ נִיסָ֗ן שְׁנַ֥ת עֶשְׂרִ֛ים לְאַרְתַּחְשַׁ֥סְתְּא הַמֶּ֖לֶךְ יַ֣יִן לְפָנָ֑יו וָאֶשָּׂ֤א אֶת־הַיַּ֙יִן֙ וָאֶתְּנָ֣ה לַמֶּ֔לֶךְ וְלֹא־הָיִ֥יתִי רַ֖ע לְפָנָֽיו׃<text:s/></text:span><text:span text:style-name="T41">2</text:span><text:span text:style-name="T42"> וַיֹּאמֶר֩ לִ֨י הַמֶּ֜לֶךְ מַדּ֣וּעַ ׀ פָּנֶ֣יךָ רָעִ֗ים וְאַתָּה֙ אֵֽינְךָ֣ חוֹלֶ֔ה אֵ֣ין זֶ֔ה כִּי־אִ֖ם רֹ֣עַֽ לֵ֑ב וָאִירָ֖א הַרְבֵּ֥ה מְאֹֽד׃<text:s/></text:span><text:span text:style-name="T43">‬</text:span>‬<text:span text:style-name="T44">3</text:span><text:span text:style-name="T45"> וָאֹמַ֣ר לַמֶּ֔לֶךְ הַמֶּ֖לֶךְ לְעוֹלָ֣ם יִחְיֶ֑ה מַדּ֜וּעַ לֹא־יֵרְע֣וּ פָנַ֗י אֲשֶׁ֨ר הָעִ֜יר בֵּית־קִבְר֤וֹת אֲבֹתַי֙ חֲרֵבָ֔ה וּשְׁעָרֶ֖יהָ אֻכְּל֥וּ בָאֵֽשׁ׃</text:span><text:span text:style-name="T46"><text:s/>ס<text:s/></text:span><text:span text:style-name="T47">‬</text:span>‬<text:span text:style-name="T48">4</text:span><text:span text:style-name="T49"> וַיֹּ֤אמֶר לִי֙ הַמֶּ֔לֶךְ עַל־מַה־זֶּ֖ה אַתָּ֣ה מְבַקֵּ֑שׁ וָֽאֶתְפַּלֵּ֔ל אֶל־אֱלֹהֵ֖י הַשָּׁמָֽיִם׃<text:s/></text:span><text:span text:style-name="T50">‬</text:span>‬<text:span text:style-name="T51">5</text:span><text:span text:style-name="T52"> וָאֹמַ֣ר לַמֶּ֔לֶךְ אִם־עַל־הַמֶּ֣לֶךְ ט֔וֹב וְאִם יִיטַ֥ב עַבְדְּךָ֖ לְפָנֶ֑יךָ אֲשֶׁ֧ר תִּשְׁלָחֵ֣נִי אֶל־יְהוּדָ֗ה אֶל־עִ֛יר קִבְר֥וֹת אֲבֹתַ֖י וְאֶבְנֶֽנָּה׃<text:s/></text:span><text:span text:style-name="T53">‬</text:span>‬<text:span text:style-name="T54">6</text:span><text:span text:style-name="T55"> וַיֹּאמֶר֩ לִ֨י הַמֶּ֜לֶךְ וְהַשֵּׁגַ֣ל ׀ יוֹשֶׁ֣בֶת אֶצְל֗וֹ עַד־מָתַ֛י יִהְיֶ֥ה מַהֲלָכֲךָ֖ וּמָתַ֣י תָּשׁ֑וּב וַיִּיטַ֤ב לִפְנֵֽי־הַמֶּ֙לֶךְ֙ וַיִּשְׁלָחֵ֔נִי וָֽאֶתְּנָ֥ה ל֖וֹ זְמָֽן׃<text:s/></text:span><text:span text:style-name="T56">‬</text:span>‬<text:span text:style-name="T57">7</text:span><text:span text:style-name="T58"> וָאוֹמַר֮ לַמֶּלֶךְ֒ אִם־עַל־הַמֶּ֣לֶךְ ט֔וֹב אִגְּרוֹת֙ יִתְּנוּ־לִ֔י עַֽל־פַּחֲו֖וֹת עֵ֣בֶר הַנָּהָ֑ר<text:s/></text:span><text:soft-page-break/><text:span text:style-name="T59">אֲשֶׁר֙ יַעֲבִיר֔וּנִי עַ֥ד אֲשֶׁר־אָב֖וֹא אֶל־יְהוּדָֽה׃<text:s/></text:span><text:span text:style-name="T60">‬</text:span>‬<text:span text:style-name="T61">8</text:span><text:span text:style-name="T62"> וְאִגֶּ֡רֶת אֶל־אָסָף֩ שֹׁמֵ֨ר הַפַּרְדֵּ֜ס אֲשֶׁ֣ר לַמֶּ֗לֶךְ אֲשֶׁ֣ר יִתֶּן־לִ֣י עֵצִ֡ים לְ֠קָרוֹת אֶת־שַׁעֲרֵ֨י הַבִּירָ֤ה אֲשֶׁר־לַבַּ֙יִת֙ וּלְחוֹמַ֣ת הָעִ֔יר וְלַבַּ֖יִת אֲשֶׁר־אָב֣וֹא אֵלָ֑יו וַיִּתֶּן־לִ֣י הַמֶּ֔לֶךְ כְּיַד־אֱלֹהַ֖י הַטּוֹבָ֥ה עָלָֽי׃<text:s/></text:span><text:span text:style-name="T63">‬</text:span>‬<text:span text:style-name="T64">9</text:span><text:span text:style-name="T65"> וָֽאָב֗וֹא אֶֽל־פַּֽחֲווֹת֙ עֵ֣בֶר הַנָּהָ֔ר וָאֶתְּנָ֣ה לָהֶ֔ם אֵ֖ת אִגְּר֣וֹת הַמֶּ֑לֶךְ וַיִּשְׁלַ֤ח עִמִּי֙ הַמֶּ֔לֶךְ שָׂ֥רֵי חַ֖יִל וּפָרָשִֽׁים׃<text:s/></text:span><text:span text:style-name="T66">פ<text:s/></text:span><text:span text:style-name="T67">‬</text:span>‬‬‬‬‬‬‬‬‬</text:p>
        <text:p text:style-name="P68"><text:span text:style-name="T69">10</text:span><text:span text:style-name="T70"> וַיִּשְׁמַ֞ע סַנְבַלַּ֣ט הַחֹרֹנִ֗י וְטֽוֹבִיָּה֙ הָעֶ֣בֶד הָֽעַמֹּנִ֔י וַיֵּ֥רַע לָהֶ֖ם רָעָ֣ה גְדֹלָ֑ה אֲשֶׁר־בָּ֣א אָדָ֔ם לְבַקֵּ֥שׁ טוֹבָ֖ה לִבְנֵ֥י יִשְׂרָאֵֽל׃<text:s/></text:span><text:span text:style-name="T71">‬</text:span>‬<text:span text:style-name="T72">11</text:span><text:span text:style-name="T73"> וָאָב֖וֹא אֶל־יְרוּשָׁלָ֑͏ִם וָאֱהִי־שָׁ֖ם יָמִ֥ים שְׁלֹשָֽׁה׃<text:s/></text:span><text:span text:style-name="T74">‬</text:span>‬<text:span text:style-name="T75">12</text:span><text:span text:style-name="T76"> וָאָק֣וּם ׀ לַ֗יְלָה אֲנִי֮ וַאֲנָשִׁ֣ים ׀ מְעַט֮ עִמִּי֒ וְלֹא־הִגַּ֣דְתִּי לְאָדָ֔ם מָ֗ה אֱלֹהַי֙ נֹתֵ֣ן אֶל־לִבִּ֔י לַעֲשׂ֖וֹת לִירוּשָׁלָ֑͏ִם וּבְהֵמָה֙ אֵ֣ין עִמִּ֔י כִּ֚י אִם־הַבְּהֵמָ֔ה אֲשֶׁ֥ר אֲנִ֖י רֹכֵ֥ב בָּֽהּ׃<text:s/></text:span><text:span text:style-name="T77">‬</text:span>‬<text:span text:style-name="T78">13</text:span><text:span text:style-name="T79"> וָאֵצְאָ֨ה בְשַֽׁעַר־הַגַּ֜יא לַ֗יְלָה וְאֶל־פְּנֵי֙ עֵ֣ין הַתַּנִּ֔ין וְאֶל־שַׁ֖עַר הָאַשְׁפֹּ֑ת וָאֱהִ֨י שֹׂבֵ֜ר בְּחוֹמֹ֤ת יְרוּשָׁלִַ֙ם֙ אֲשֶׁר־*המפרוצים **הֵ֣ם ׀ **פְּרוּצִ֔ים וּשְׁעָרֶ֖יהָ אֻכְּל֥וּ בָאֵֽשׁ׃<text:s/></text:span><text:span text:style-name="T80">‬</text:span>‬<text:span text:style-name="T81">14</text:span><text:span text:style-name="T82"> וָאֶֽעֱבֹר֙ אֶל־שַׁ֣עַר הָעַ֔יִן וְאֶל־בְּרֵכַ֖ת הַמֶּ֑לֶךְ וְאֵין־מָק֥וֹם לַבְּהֵמָ֖ה לַעֲבֹ֥ר תַּחְתָּֽי׃<text:s/></text:span><text:span text:style-name="T83">‬</text:span>‬<text:span text:style-name="T84">15</text:span><text:span text:style-name="T85"> וָאֱהִ֨י עֹלֶ֤ה בַנַּ֙חַל֙ לַ֔יְלָה וָאֱהִ֥י שֹׂבֵ֖ר בַּחוֹמָ֑ה וָאָשׁ֗וּב וָאָב֛וֹא בְּשַׁ֥עַר הַגַּ֖יְא וָאָשֽׁוּב׃<text:s/></text:span><text:span text:style-name="T86">‬</text:span>‬<text:span text:style-name="T87">16</text:span><text:span text:style-name="T88"> וְהַסְּגָנִ֗ים לֹ֤א יָדְעוּ֙ אָ֣נָה הָלַ֔כְתִּי וּמָ֖ה אֲנִ֣י עֹשֶׂ֑ה וְלַיְּהוּדִ֨ים וְלַכֹּהֲנִ֜ים וְלַחֹרִ֣ים וְלַסְּגָנִ֗ים וּלְיֶ֙תֶר֙ עֹשֵׂ֣ה הַמְּלָאכָ֔ה עַד־כֵּ֖ן לֹ֥א הִגַּֽדְתִּי׃<text:s/></text:span><text:span text:style-name="T89">‬</text:span>‬<text:span text:style-name="T90">17</text:span><text:span text:style-name="T91"> וָאוֹמַ֣ר אֲלֵהֶ֗ם אַתֶּ֤ם רֹאִים֙ הָרָעָה֙ אֲשֶׁ֣ר אֲנַ֣חְנוּ בָ֔הּ אֲשֶׁ֤ר יְרוּשָׁלִַ֙ם֙ חֲרֵבָ֔ה וּשְׁעָרֶ֖יהָ נִצְּת֣וּ בָאֵ֑שׁ לְכ֗וּ וְנִבְנֶה֙ אֶת־חוֹמַ֣ת יְרוּשָׁלִַ֔ם וְלֹא־נִהְיֶ֥ה ע֖וֹד חֶרְפָּֽה׃<text:s/></text:span><text:span text:style-name="T92">‬</text:span>‬<text:span text:style-name="T93">18</text:span><text:span text:style-name="T94"> וָאַגִּ֨יד לָהֶ֜ם אֶת־יַ֣ד אֱלֹהַ֗י אֲשֶׁר־הִיא֙ טוֹבָ֣ה עָלַ֔י וְאַף־דִּבְרֵ֥י הַמֶּ֖לֶךְ אֲשֶׁ֣ר אָֽמַר־לִ֑י וַיֹּֽאמְרוּ֙ נָק֣וּם וּבָנִ֔ינוּ וַיְחַזְּק֥וּ יְדֵיהֶ֖ם לַטּוֹבָֽה׃<text:s/></text:span><text:span text:style-name="T95">פ<text:s/></text:span><text:span text:style-name="T96">‬</text:span>‬‬‬‬‬‬‬‬‬‬</text:p>
        <text:p text:style-name="P97"><text:span text:style-name="T98">19</text:span><text:span text:style-name="T99"> וַיִּשְׁמַע֩ סַנְבַלַּ֨ט הַחֹרֹנִ֜י וְטֹבִיָּ֣ה ׀ הָעֶ֣בֶד הָֽעַמּוֹנִ֗י וְגֶ֙שֶׁם֙ הָֽעַרְבִ֔י וַיַּלְעִ֣גוּ לָ֔נוּ וַיִּבְז֖וּ עָלֵ֑ינוּ וַיֹּאמְר֗וּ מָֽה־הַדָּבָ֤ר הַזֶּה֙ אֲשֶׁ֣ר אַתֶּ֣ם עֹשִׂ֔ים הַעַ֥ל הַמֶּ֖לֶךְ אַתֶּ֥ם מֹרְדִֽים׃<text:s/></text:span><text:span text:style-name="T100">‬</text:span>‬<text:span text:style-name="T101">20</text:span><text:span text:style-name="T102"> וָאָשִׁ֨יב אוֹתָ֜ם דָּבָ֗ר וָאוֹמַ֤ר לָהֶם֙ אֱלֹהֵ֣י הַשָּׁמַ֗יִם ה֚וּא יַצְלִ֣יחַֽ לָ֔נוּ וַאֲנַ֥חְנוּ עֲבָדָ֖יו נָק֣וּם וּבָנִ֑ינוּ וְלָכֶ֗ם אֵֽין־חֵ֧לֶק וּצְדָקָ֛ה וְזִכָּר֖וֹן בִּירוּשָׁלָֽ͏ִם׃<text:s/></text:span><text:span text:style-name="T103">‬</text:span>‬‬‬</text:p>
      </text:section>
      <text:section text:name="Sect2" text:style-name="S2">
        <text:p text:style-name="P104">Nehemiah 3</text:p>
        <text:p text:style-name="P105"><text:span text:style-name="T106">1</text:span><text:span text:style-name="T107"> וַיָּ֡קָם אֶלְיָשִׁיב֩ הַכֹּהֵ֨ן הַגָּד֜וֹל וְאֶחָ֣יו הַכֹּהֲנִ֗ים וַיִּבְנוּ֙ אֶת־שַׁ֣עַר הַצֹּ֔אן הֵ֣מָּה קִדְּשׁ֔וּהוּ וֽ͏ַיַּעֲמִ֖ידוּ דַּלְתֹתָ֑יו וְעַד־מִגְדַּ֤ל הַמֵּאָה֙ קִדְּשׁ֔וּהוּ עַ֖ד מִגְדַּ֥ל חֲנַנְאֵֽל׃</text:span><text:span text:style-name="T108"><text:s/>ס<text:s/></text:span><text:span text:style-name="T109">2</text:span><text:span text:style-name="T110"> וְעַל־יָד֥וֹ בָנ֖וּ אַנְשֵׁ֣י יְרֵח֑וֹ ס וְעַל־יָד֣וֹ בָנָ֔ה זַכּ֖וּר בֶּן־אִמְרִֽי׃</text:span><text:span text:style-name="T111"><text:s/>ס<text:s/></text:span><text:span text:style-name="T112">‬</text:span>‬<text:span text:style-name="T113">3</text:span><text:span text:style-name="T114"> וְאֵת֙ שַׁ֣עַר הַדָּגִ֔ים בָּנ֖וּ בְּנֵ֣י הַסְּנָאָ֑ה הֵ֣מָּה קֵר֔וּהוּ וֽ͏ַיַּעֲמִ֙ידוּ֙ דַּלְתֹתָ֔יו מַנְעוּלָ֖יו וּבְרִיחָֽיו׃</text:span><text:span text:style-name="T115"><text:s/>ס<text:s/></text:span><text:span text:style-name="T116">‬</text:span>‬<text:span text:style-name="T117">4</text:span><text:span text:style-name="T118"> וְעַל־יָדָ֣ם הֶחֱזִ֗יק מְרֵמ֤וֹת בֶּן־אוּרִיָּה֙ בֶּן־הַקּ֔וֹץ ס וְעַל־יָדָ֣ם הֶחֱזִ֔יק מְשֻׁלָּ֥ם בֶּן־בֶּרֶכְיָ֖ה בֶּן־מְשֵׁיזַבְאֵ֑ל ס וְעַל־יָדָ֣ם הֶֽחֱזִ֔יק צָד֖וֹק בֶּֽן־בַּעֲנָֽא׃</text:span><text:span text:style-name="T119"><text:s/>ס<text:s/></text:span><text:span text:style-name="T120">‬</text:span>‬<text:span text:style-name="T121">5</text:span><text:span text:style-name="T122"> וְעַל־יָדָ֖ם הֶחֱזִ֣יקוּ הַתְּקוֹעִ֑ים וְאַדִּֽירֵיהֶם֙<text:s/></text:span><text:soft-page-break/><text:span text:style-name="T123">לֹא־הֵבִ֣יאוּ צַוָּרָ֔ם בַּעֲבֹדַ֖ת אֲדֹנֵיהֶֽם׃</text:span><text:span text:style-name="T124"><text:s/>ס<text:s/></text:span><text:span text:style-name="T125">‬</text:span>‬<text:span text:style-name="T126">6</text:span><text:span text:style-name="T127"> וְאֵת֩ שַׁ֨עַר הַיְשָׁנָ֜ה הֶחֱזִ֗יקוּ יֽוֹיָדָע֙ בֶּן־פָּסֵ֔חַ וּמְשֻׁלָּ֖ם בֶּן־בְּסֽוֹדְיָ֑ה הֵ֣מָּה קֵר֔וּהוּ וֽ͏ַיַּעֲמִ֙ידוּ֙ דַּלְתֹתָ֔יו וּמַנְעֻלָ֖יו וּבְרִיחָֽיו׃</text:span><text:span text:style-name="T128"><text:s/>ס<text:s/></text:span><text:span text:style-name="T129">‬</text:span>‬<text:span text:style-name="T130">7</text:span><text:span text:style-name="T131"> וְעַל־יָדָ֨ם הֶחֱזִ֜יק מְלַטְיָ֣ה הַגִּבְעֹנִ֗י וְיָדוֹן֙ הַמֵּרֹ֣נֹתִ֔י אַנְשֵׁ֥י גִבְע֖וֹן וְהַמִּצְפָּ֑ה לְכִסֵּ֕א פַּחַ֖ת עֵ֥בֶר הַנָּהָֽר׃</text:span><text:span text:style-name="T132"><text:s/>ס<text:s/></text:span><text:span text:style-name="T133">‬</text:span>‬<text:span text:style-name="T134">8</text:span><text:span text:style-name="T135"> עַל־יָד֣וֹ הֶחֱזִ֗יק עֻזִּיאֵ֤ל בֶּֽן־חַרְהֲיָה֙ צֽוֹרְפִ֔ים ס וְעַל־יָד֣וֹ הֶחֱזִ֔יק חֲנַנְיָ֖ה בֶּן־הָרַקָּחִ֑ים וַיַּֽעַזְבוּ֙ יְר֣וּשָׁלִַ֔ם עַ֖ד הַחוֹמָ֥ה הָרְחָבָֽה׃</text:span><text:span text:style-name="T136"><text:s/>ס<text:s/></text:span><text:span text:style-name="T137">‬</text:span>‬<text:span text:style-name="T138">9</text:span><text:span text:style-name="T139"> וְעַל־יָדָ֤ם הֶחֱזִיק֙ רְפָיָ֣ה בֶן־ח֔וּר שַׂ֕ר חֲצִ֖י פֶּ֥לֶךְ יְרוּשָׁלָֽ͏ִם׃</text:span><text:span text:style-name="T140"><text:s/>ס<text:s/></text:span><text:span text:style-name="T141">‬</text:span>‬<text:span text:style-name="T142">10</text:span><text:span text:style-name="T143"> וְעַל־יָדָ֧ם הֶחֱזִ֛יק יְדָיָ֥ה בֶן־חֲרוּמַ֖ף וְנֶ֣גֶד בֵּית֑וֹ ס וְעַל־יָד֣וֹ הֶחֱזִ֔יק חַטּ֖וּשׁ בֶּן־חֲשַׁבְנְיָֽה׃<text:s/></text:span><text:span text:style-name="T144">‬</text:span>‬<text:span text:style-name="T145">11</text:span><text:span text:style-name="T146"> מִדָּ֣ה שֵׁנִ֗ית הֶחֱזִיק֙ מַלְכִּיָּ֣ה בֶן־חָרִ֔ם וְחַשּׁ֖וּב בֶּן־פַּחַ֣ת מוֹאָ֑ב וְאֵ֖ת מִגְדַּ֥ל הַתַּנּוּרִֽים׃</text:span><text:span text:style-name="T147"><text:s/>ס<text:s/></text:span><text:span text:style-name="T148">‬</text:span>‬<text:span text:style-name="T149">12</text:span><text:span text:style-name="T150"> וְעַל־יָד֣וֹ הֶחֱזִ֗יק שַׁלּוּם֙ בֶּן־הַלּוֹחֵ֔שׁ שַׂ֕ר חֲצִ֖י פֶּ֣לֶךְ יְרוּשָׁלָ֑͏ִם ה֖וּא וּבְנוֹתָֽיו׃</text:span><text:span text:style-name="T151"><text:s/>ס<text:s/></text:span><text:span text:style-name="T152">‬</text:span>‬<text:span text:style-name="T153">13</text:span><text:span text:style-name="T154"> אֵת֩ שַׁ֨עַר הַגַּ֜יְא הֶחֱזִ֣יק חָנוּן֮ וְיֹשְׁבֵ֣י זָנוֹחַ֒ הֵ֣מָּה בָנ֔וּהוּ וֽ͏ַיַּעֲמִ֙ידוּ֙ דַּלְתֹתָ֔יו מַנְעֻלָ֖יו וּבְרִיחָ֑יו וְאֶ֤לֶף אַמָּה֙ בַּחוֹמָ֔ה עַ֖ד שַׁ֥עַר הָשֲׁפֽוֹת׃<text:s/></text:span><text:span text:style-name="T155">‬</text:span>‬<text:span text:style-name="T156">14</text:span><text:span text:style-name="T157"> וְאֵ֣ת ׀ שַׁ֣עַר הָאַשְׁפּ֗וֹת הֶחֱזִיק֙ מַלְכִּיָּ֣ה בֶן־רֵכָ֔ב שַׂ֖ר פֶּ֣לֶךְ בֵּית־הַכָּ֑רֶם ה֣וּא יִבְנֶ֔נּוּ וְיַעֲמִיד֙ דַּלְתֹתָ֔יו מַנְעֻלָ֖יו וּבְרִיחָֽיו׃</text:span><text:span text:style-name="T158"><text:s/>ס<text:s/></text:span><text:span text:style-name="T159">‬</text:span>‬<text:span text:style-name="T160">15</text:span><text:span text:style-name="T161"> וְאֵת֩ שַׁ֨עַר הָעַ֜יִן הֶ֠חֱזִיק שַׁלּ֣וּן בֶּן־כָּל־חֹזֶה֮ שַׂ֣ר פֶּ֣לֶךְ הַמִּצְפָּה֒ ה֤וּא יִבְנֶ֙נּוּ֙ וִיטַֽלְלֶ֔נּוּ *ויעמידו **וְיַעֲמִיד֙ דַּלְתֹתָ֔יו מַנְעֻלָ֖יו וּבְרִיחָ֑יו וְ֠אֵת חוֹמַ֞ת בְּרֵכַ֤ת הַשֶּׁ֙לַח֙ לְגַן־הַמֶּ֔לֶךְ וְעַד־הַֽמַּעֲל֔וֹת הַיּוֹרְד֖וֹת מֵעִ֥יר דָּוִֽיד׃</text:span><text:span text:style-name="T162"><text:s/>ס<text:s/></text:span><text:span text:style-name="T163">‬</text:span>‬<text:span text:style-name="T164">16</text:span><text:span text:style-name="T165"> אַחֲרָ֤יו הֶחֱזִיק֙ נְחֶמְיָ֣ה בֶן־עַזְבּ֔וּק שַׂ֕ר חֲצִ֖י פֶּ֣לֶךְ בֵּֽית־צ֑וּר עַד־נֶ֙גֶד֙ קִבְרֵ֣י דָוִ֔יד וְעַד־הַבְּרֵכָה֙ הָעֲשׂוּיָ֔ה וְעַ֖ד בֵּ֥ית הַגִּבֹּרִֽים׃</text:span><text:span text:style-name="T166"><text:s/>ס<text:s/></text:span><text:span text:style-name="T167">‬</text:span>‬<text:span text:style-name="T168">17</text:span><text:span text:style-name="T169"> אַחֲרָ֛יו הֶחֱזִ֥יקוּ הַלְוִיִּ֖ם רְח֣וּם בֶּן־בָּנִ֑י עַל־יָד֣וֹ הֶחֱזִ֗יק חֲשַׁבְיָ֛ה שַׂר־חֲצִי־פֶ֥לֶךְ קְעִילָ֖ה לְפִלְכּֽוֹ׃</text:span><text:span text:style-name="T170"><text:s/>ס<text:s/></text:span><text:span text:style-name="T171">‬</text:span>‬<text:span text:style-name="T172">18</text:span><text:span text:style-name="T173"> אַחֲרָיו֙ הֶחֱזִ֣יקוּ אֲחֵיהֶ֔ם בַּוַּ֖י בֶּן־חֵנָדָ֑ד שַׂ֕ר חֲצִ֖י פֶּ֥לֶךְ קְעִילָֽה׃</text:span><text:span text:style-name="T174"><text:s/>ס<text:s/></text:span><text:span text:style-name="T175">‬</text:span>‬<text:span text:style-name="T176">19</text:span><text:span text:style-name="T177"> וַיְחַזֵּ֨ק עַל־יָד֜וֹ עֵ֧זֶר בֶּן־יֵשׁ֛וּעַ שַׂ֥ר הַמִּצְפָּ֖ה מִדָּ֣ה שֵׁנִ֑ית מִנֶּ֕גֶד עֲלֹ֥ת הַנֶּ֖שֶׁק הַמִּקְצֹֽעַ׃</text:span><text:span text:style-name="T178"><text:s/>ס<text:s/></text:span><text:span text:style-name="T179">‬</text:span>‬<text:span text:style-name="T180">20</text:span><text:span text:style-name="T181"> אַחֲרָ֨יו הֶחֱרָ֧ה הֶחֱזִ֛יק בָּר֥וּךְ בֶּן־*זבי **זַכַּ֖י מִדָּ֣ה שֵׁנִ֑ית מִן־הַ֨מִּקְצ֔וֹעַ עַד־פֶּ֙תַח֙ בֵּ֣ית אֶלְיָשִׁ֔יב הַכֹּהֵ֖ן הַגָּדֽוֹל׃</text:span><text:span text:style-name="T182"><text:s/>ס<text:s/></text:span><text:span text:style-name="T183">‬</text:span>‬<text:span text:style-name="T184">21</text:span><text:span text:style-name="T185"> אַחֲרָ֣יו הֶחֱזִ֗יק מְרֵמ֧וֹת בֶּן־אוּרִיָּ֛ה בֶּן־הַקּ֖וֹץ מִדָּ֣ה שֵׁנִ֑ית מִפֶּ֙תַח֙ בֵּ֣ית אֶלְיָשִׁ֔יב וְעַד־תַּכְלִ֖ית בֵּ֥ית אֶלְיָשִֽׁיב׃</text:span><text:span text:style-name="T186"><text:s/>ס<text:s/></text:span><text:span text:style-name="T187">‬</text:span>‬<text:span text:style-name="T188">22</text:span><text:span text:style-name="T189"> וְאַחֲרָ֛יו הֶחֱזִ֥יקוּ הַכֹּהֲנִ֖ים אַנְשֵׁ֥י הַכִּכָּֽר׃<text:s/></text:span><text:span text:style-name="T190">‬</text:span>‬<text:span text:style-name="T191">23</text:span><text:span text:style-name="T192"> אַחֲרָ֨יו הֶחֱזִ֧יק בִּנְיָמִ֛ן וְחַשּׁ֖וּב נֶ֣גֶד בֵּיתָ֑ם ס אַחֲרָ֣יו הֶחֱזִ֗יק עֲזַרְיָ֧ה בֶן־מַעֲשֵׂיָ֛ה בֶּן־עֲנָֽנְיָ֖ה אֵ֥צֶל בֵּיתֽוֹ׃</text:span><text:span text:style-name="T193"><text:s/>ס<text:s/></text:span><text:span text:style-name="T194">‬</text:span>‬<text:span text:style-name="T195">24</text:span><text:span text:style-name="T196"> אַחֲרָ֣יו הֶחֱזִ֗יק בִּנּ֛וּי בֶּן־חֵנָדָ֖ד מִדָּ֣ה שֵׁנִ֑ית מִבֵּ֣ית עֲזַרְיָ֔ה עַד־הַמִּקְצ֖וֹעַ וְעַד־הַפִּנָּֽה׃<text:s/></text:span><text:span text:style-name="T197">‬</text:span>‬<text:span text:style-name="T198">25</text:span><text:span text:style-name="T199"> פָּלָ֣ל בֶּן־אוּזַי֮ מִנֶּ֣גֶד הַמִּקְצוֹעַ֒ וְהַמִּגְדָּ֗ל הַיּוֹצֵא֙ מִבֵּ֤ית הַמֶּ֙לֶךְ֙ הָֽעֶלְי֔וֹן אֲשֶׁ֖ר לַחֲצַ֣ר הַמַּטָּרָ֑ה אַחֲרָ֖יו פְּדָיָ֥ה בֶן־פַּרְעֹֽשׁ׃</text:span><text:span text:style-name="T200"><text:s/>ס<text:s/></text:span><text:span text:style-name="T201">‬</text:span>‬<text:span text:style-name="T202">26</text:span><text:span text:style-name="T203"> וְהַ֨נְּתִינִ֔ים הָי֥וּ יֹשְׁבִ֖ים בָּעֹ֑פֶל עַ֠ד נֶ֜גֶד שַׁ֤עַר הַמַּ֙יִם֙ לַמִּזְרָ֔ח וְהַמִּגְדָּ֖ל הַיּוֹצֵֽא׃</text:span><text:span text:style-name="T204"><text:s/>ס<text:s/></text:span><text:span text:style-name="T205">‬</text:span>‬<text:span text:style-name="T206">27</text:span><text:span text:style-name="T207"> אַחֲרָ֛יו הֶחֱזִ֥יקוּ הַתְּקֹעִ֖ים מִדָּ֣ה שֵׁנִ֑ית מִנֶּ֜גֶד הַמִּגְדָּ֤ל הַגָּדוֹל֙ הַיּוֹצֵ֔א וְעַ֖ד חוֹמַ֥ת הָעֹֽפֶל׃<text:s/></text:span><text:span text:style-name="T208">‬</text:span>‬<text:span text:style-name="T209">28</text:span><text:span text:style-name="T210"> מֵעַ֣ל ׀ שַׁ֣עַר הַסּוּסִ֗ים הֶחֱזִ֙יקוּ֙ הַכֹּ֣הֲנִ֔ים אִ֖ישׁ לְנֶ֥גֶד בֵּיתֽוֹ׃</text:span><text:span text:style-name="T211"><text:s/>ס<text:s/></text:span><text:span text:style-name="T212">‬</text:span>‬<text:span text:style-name="T213">29</text:span><text:span text:style-name="T214"> אַחֲרָ֧יו הֶחֱזִ֛יק צָד֥וֹק בֶּן־אִמֵּ֖ר נֶ֣גֶד בֵּית֑וֹ ס וְאַחֲרָ֤יו הֶחֱזִיק֙ שְׁמַֽעְיָ֣ה בֶן־שְׁכַנְיָ֔ה שֹׁמֵ֖ר שַׁ֥עַר הַמִּזְרָֽח׃</text:span><text:span text:style-name="T215"><text:s/>ס<text:s/></text:span><text:span text:style-name="T216">‬</text:span>‬<text:span text:style-name="T217">30</text:span><text:span text:style-name="T218"> *אחרי **אַחֲרָ֨יו הֶחֱזִ֜יק חֲנַנְיָ֣ה בֶן־שֶׁלֶמְיָ֗ה וְחָנ֧וּן בֶּן־צָלָ֛ף הַשִּׁשִּׁ֖י מִדָּ֣ה שֵׁנִ֑י ס אַחֲרָ֣יו הֶחֱזִ֗יק מְשֻׁלָּם֙ בֶּן־בֶּ֣רֶכְיָ֔ה נֶ֖גֶד נִשְׁכָּתֽוֹ׃</text:span><text:span text:style-name="T219"><text:s/>ס<text:s/></text:span><text:span text:style-name="T220">‬</text:span>‬<text:span text:style-name="T221">31</text:span><text:span text:style-name="T222"> *אחרי **אַחֲרָ֣יו<text:s/></text:span><text:soft-page-break/><text:span text:style-name="T223">הֶחֱזִ֗יק מַלְכִּיָּה֙ בֶּן־הַצֹּ֣רְפִ֔י עַד־בֵּ֥ית הַנְּתִינִ֖ים וְהָרֹכְלִ֑ים נֶ֚גֶד שַׁ֣עַר הַמִּפְקָ֔ד וְעַ֖ד עֲלִיַּ֥ת הַפִּנָּֽה׃<text:s/></text:span><text:span text:style-name="T224">‬</text:span>‬<text:span text:style-name="T225">32</text:span><text:span text:style-name="T226"> וּבֵ֨ין עֲלִיַּ֤ת הַפִּנָּה֙ לְשַׁ֣עַר הַצֹּ֔אן הֶחֱזִ֥יקוּ הַצֹּרְפִ֖ים וְהָרֹכְלִֽים׃<text:s/></text:span><text:span text:style-name="T227">פ<text:s/></text:span><text:span text:style-name="T228">‬</text:span>‬‬‬‬‬‬‬‬‬‬‬‬‬‬‬‬‬‬‬‬‬‬‬‬‬‬‬‬‬‬‬‬</text:p>
        <text:p text:style-name="P229"><text:span text:style-name="T230">33</text:span><text:span text:style-name="T231"> וַיְהִ֞י כַּאֲשֶׁ֧ר שָׁמַ֣ע סַנְבַלַּ֗ט כִּֽי־אֲנַ֤חְנוּ בוֹנִים֙ אֶת־הַ֣חוֹמָ֔ה וַיִּ֣חַר ל֔וֹ וַיִּכְעַ֖ס הַרְבֵּ֑ה וַיַּלְעֵ֖ג עַל־הַיְּהוּדִֽים׃<text:s/></text:span><text:span text:style-name="T232">‬</text:span>‬<text:span text:style-name="T233">34</text:span><text:span text:style-name="T234"> וַיֹּ֣אמֶר ׀ לִפְנֵ֣י אֶחָ֗יו וְחֵיל֙ שֹֽׁמְר֔וֹן וַיֹּ֕אמֶר מָ֛ה הַיְּהוּדִ֥ים הָאֲמֵלָלִ֖ים עֹשִׂ֑ים הֲיַעַזְב֨וּ לָהֶ֤ם הֲיִזְבָּ֙חוּ֙ הַיְכַלּ֣וּ בַיּ֔וֹם הַיְחַיּ֧וּ אֶת־הָאֲבָנִ֛ים מֵעֲרֵמ֥וֹת הֶעָפָ֖ר וְהֵ֥מָּה שְׂרוּפֽוֹת׃<text:s/></text:span><text:span text:style-name="T235">‬</text:span>‬<text:span text:style-name="T236">35</text:span><text:span text:style-name="T237"> וְטוֹבִיָּ֥ה הָעַמֹּנִ֖י אֶצְל֑וֹ וַיֹּ֗אמֶר גַּ֚ם אֲשֶׁר־הֵ֣ם בּוֹנִ֔ים אִם־יַעֲלֶ֣ה שׁוּעָ֔ל וּפָרַ֖ץ חוֹמַ֥ת אַבְנֵיהֶֽם׃<text:s/></text:span><text:span text:style-name="T238">פ<text:s/></text:span><text:span text:style-name="T239">‬</text:span>‬‬‬‬</text:p>
        <text:p text:style-name="P240"><text:span text:style-name="T241">36</text:span><text:span text:style-name="T242"> שְׁמַ֤ע אֱלֹהֵ֙ינוּ֙ כִּֽי־הָיִ֣ינוּ בוּזָ֔ה וְהָשֵׁ֥ב חֶרְפָּתָ֖ם אֶל־רֹאשָׁ֑ם וּתְנֵ֥ם לְבִזָּ֖ה בְּאֶ֥רֶץ שִׁבְיָֽה׃<text:s/></text:span><text:span text:style-name="T243">‬</text:span>‬<text:span text:style-name="T244">37</text:span><text:span text:style-name="T245"> וְאַל־תְּכַס֙ עַל־עֲוֺנָ֔ם וְחַטָּאתָ֖ם מִלְּפָנֶ֣יךָ אַל־תִּמָּחֶ֑ה כִּ֥י הִכְעִ֖יסוּ לְנֶ֥גֶד הַבּוֹנִֽים׃<text:s/></text:span><text:span text:style-name="T246">‬</text:span>‬<text:span text:style-name="T247">38</text:span><text:span text:style-name="T248"> וַנִּבְנֶה֙ אֶת־הַ֣חוֹמָ֔ה וַתִּקָּשֵׁ֥ר כָּל־הַחוֹמָ֖ה עַד־חֶצְיָ֑הּ וַיְהִ֧י לֵ֦ב לָעָ֖ם לַעֲשֽׂוֹת׃<text:s/></text:span><text:span text:style-name="T249">פ<text:s/></text:span><text:span text:style-name="T250">‬</text:span>‬‬‬‬</text:p>
      </text:section>
      <text:section text:name="Sect3" text:style-name="S3">
        <text:p text:style-name="P251">Nehemiah 4</text:p>
        <text:p text:style-name="P252"><text:span text:style-name="T253">1</text:span><text:span text:style-name="T254"> וַיְהִ֣י כַאֲשֶׁ֣ר שָׁמַ֣ע סַנְבַלַּ֡ט וְ֠טוֹבִיָּה וְהָעַרְבִ֨ים וְהָעַמֹּנִ֜ים וְהָאַשְׁדּוֹדִ֗ים כִּֽי־עָלְתָ֤ה אֲרוּכָה֙ לְחֹמ֣וֹת יְרוּשָׁלִַ֔ם כִּי־הֵחֵ֥לּוּ הַפְּרֻצִ֖ים לְהִסָּתֵ֑ם וַיִּ֥חַר לָהֶ֖ם מְאֹֽד׃<text:s/></text:span><text:span text:style-name="T255">2</text:span><text:span text:style-name="T256"> וַיִּקְשְׁר֤וּ כֻלָּם֙ יַחְדָּ֔ו לָב֖וֹא לְהִלָּחֵ֣ם בִּירוּשָׁלָ֑͏ִם וְלַעֲשׂ֥וֹת ל֖וֹ תּוֹעָֽה׃<text:s/></text:span><text:span text:style-name="T257">‬</text:span>‬<text:span text:style-name="T258">3</text:span><text:span text:style-name="T259"> וַנִּתְפַּלֵּ֖ל אֶל־אֱלֹהֵ֑ינוּ וַנַּעֲמִ֨יד מִשְׁמָ֧ר עֲלֵיהֶ֛ם יוֹמָ֥ם וָלַ֖יְלָה מִפְּנֵיהֶֽם׃<text:s/></text:span><text:span text:style-name="T260">‬</text:span>‬<text:span text:style-name="T261">4</text:span><text:span text:style-name="T262"> וַיֹּ֣אמֶר יְהוּדָ֗ה כָּשַׁל֙ כֹּ֣חַ הַסַּבָּ֔ל וְהֶעָפָ֖ר הַרְבֵּ֑ה וַאֲנַ֙חְנוּ֙ לֹ֣א נוּכַ֔ל לִבְנ֖וֹת בַּחוֹמָֽה׃<text:s/></text:span><text:span text:style-name="T263">‬</text:span>‬<text:span text:style-name="T264">5</text:span><text:span text:style-name="T265"> וַיֹּאמְר֣וּ צָרֵ֗ינוּ לֹ֤א יֵדְעוּ֙ וְלֹ֣א יִרְא֔וּ עַ֛ד אֲשֶׁר־נָב֥וֹא אֶל־תּוֹכָ֖ם וַהֲרַגְנ֑וּם וְהִשְׁבַּ֖תְנוּ אֶת־הַמְּלָאכָֽה׃<text:s/></text:span><text:span text:style-name="T266">‬</text:span>‬<text:span text:style-name="T267">6</text:span><text:span text:style-name="T268"> וַֽיְהִי֙ כַּאֲשֶׁר־בָּ֣אוּ הַיְּהוּדִ֔ים הַיֹּשְׁבִ֖ים אֶצְלָ֑ם וַיֹּ֤אמְרוּ לָ֙נוּ֙ עֶ֣שֶׂר פְּעָמִ֔ים מִכָּל־הַמְּקֹמ֖וֹת אֲשֶׁר־תָּשׁ֥וּבוּ עָלֵֽינוּ׃<text:s/></text:span><text:span text:style-name="T269">‬</text:span>‬<text:span text:style-name="T270">7</text:span><text:span text:style-name="T271"> וָֽאַעֲמִ֞יד מִֽתַּחְתִּיּ֧וֹת לַמָּק֛וֹם מֵאַחֲרֵ֥י לַחוֹמָ֖ה *בצחחיים **בַּצְּחִיחִ֑ים וָֽאַעֲמִ֤יד אֶת־הָעָם֙ לְמִשְׁפָּח֔וֹת עִם־חַרְבֹתֵיהֶ֛ם רָמְחֵיהֶ֖ם וְקַשְּׁתֹתֵיהֶֽם׃<text:s/></text:span><text:span text:style-name="T272">‬</text:span>‬<text:span text:style-name="T273">8</text:span><text:span text:style-name="T274"> וָאֵ֣רֶא וָאָק֗וּם וָאֹמַ֞ר אֶל־הַחֹרִ֤ים וְאֶל־הַסְּגָנִים֙ וְאֶל־יֶ֣תֶר הָעָ֔ם אַל־תִּֽירְא֖וּ מִפְּנֵיהֶ֑ם אֶת־אֲדֹנָ֞י הַגָּד֤וֹל וְהַנּוֹרָא֙ זְכֹ֔רוּ וְהִֽלָּחֲמ֗וּ עַל־אֲחֵיכֶם֙ בְּנֵיכֶ֣ם וּבְנֹתֵיכֶ֔ם נְשֵׁיכֶ֖ם וּבָתֵּיכֶֽם׃<text:s/></text:span><text:span text:style-name="T275">פ<text:s/></text:span><text:span text:style-name="T276">‬</text:span>‬‬‬‬‬‬‬‬</text:p>
        <text:p text:style-name="P277"><text:span text:style-name="T278">9</text:span><text:span text:style-name="T279"> וַיְהִ֞י כַּֽאֲשֶׁר־שָׁמְע֤וּ אוֹיְבֵ֙ינוּ֙ כִּי־נ֣וֹדַֽע לָ֔נוּ וַיָּ֥פֶר הָאֱלֹהִ֖ים אֶת־עֲצָתָ֑ם *ונשוב **וַנָּ֤שָׁב כֻּלָּ֙נוּ֙ אֶל־הַ֣חוֹמָ֔ה אִ֖ישׁ אֶל־מְלַאכְתּֽוֹ׃<text:s/></text:span><text:span text:style-name="T280">‬</text:span>‬<text:span text:style-name="T281">10</text:span><text:span text:style-name="T282"> וַיְהִ֣י ׀ מִן־הַיּ֣וֹם הַה֗וּא חֲצִ֣י נְעָרַי֮ עֹשִׂ֣ים בַּמְּלָאכָה֒ וְחֶצְיָ֗ם מַחֲזִיקִים֙ וְהָרְמָחִ֣ים הַמָּגִנִּ֔ים וְהַקְּשָׁת֖וֹת וְהַשִּׁרְיֹנִ֑ים וְהַ֨שָּׂרִ֔ים אַחֲרֵ֖י כָּל־בֵּ֥ית יְהוּדָֽה׃<text:s/></text:span><text:span text:style-name="T283">‬</text:span>‬<text:span text:style-name="T284">11</text:span><text:span text:style-name="T285"> הַבּוֹנִ֧ים בַּחוֹמָ֛ה וְהַנֹּשְׂאִ֥ים בַּסֶּ֖בֶל עֹמְשִׂ֑ים בְּאַחַ֤ת יָדוֹ֙ עֹשֶׂ֣ה בַמְּלָאכָ֔ה וְאַחַ֖ת מַחֲזֶ֥קֶת הַשָּֽׁלַח׃<text:s/></text:span><text:span text:style-name="T286">‬</text:span>‬<text:span text:style-name="T287">12</text:span><text:span text:style-name="T288"> וְהַ֨בּוֹנִ֔ים<text:s/></text:span><text:soft-page-break/><text:span text:style-name="T289">אִ֥ישׁ חַרְבּ֛וֹ אֲסוּרִ֥ים עַל־מָתְנָ֖יו וּבוֹנִ֑ים וְהַתּוֹקֵ֥עַ בַּשּׁוֹפָ֖ר אֶצְלִֽי׃<text:s/></text:span><text:span text:style-name="T290">‬</text:span>‬<text:span text:style-name="T291">13</text:span><text:span text:style-name="T292"> וָאֹמַ֞ר אֶל־הַחֹרִ֤ים וְאֶל־הַסְּגָנִים֙ וְאֶל־יֶ֣תֶר הָעָ֔ם הַמְּלָאכָ֥ה הַרְבֵּ֖ה וּרְחָבָ֑ה וַאֲנַ֗חְנוּ נִפְרָדִים֙ עַל־הַ֣חוֹמָ֔ה רְחוֹקִ֖ים אִ֥ישׁ מֵאָחִֽיו׃<text:s/></text:span><text:span text:style-name="T293">‬</text:span>‬<text:span text:style-name="T294">14</text:span><text:span text:style-name="T295"> בִּמְק֗וֹם אֲשֶׁ֤ר תִּשְׁמְעוּ֙ אֶת־ק֣וֹל הַשּׁוֹפָ֔ר שָׁ֖מָּה תִּקָּבְצ֣וּ אֵלֵ֑ינוּ אֱלֹהֵ֖ינוּ יִלָּ֥חֶם לָֽנוּ׃<text:s/></text:span><text:span text:style-name="T296">‬</text:span>‬<text:span text:style-name="T297">15</text:span><text:span text:style-name="T298"> וַאֲנַ֖חְנוּ עֹשִׂ֣ים בַּמְּלָאכָ֑ה וְחֶצְיָ֗ם מַחֲזִיקִים֙ בָּֽרְמָחִ֔ים מֵעֲל֣וֹת הַשַּׁ֔חַר עַ֖ד צֵ֥את הַכּוֹכָבִֽים׃<text:s/></text:span><text:span text:style-name="T299">‬</text:span>‬<text:span text:style-name="T300">16</text:span><text:span text:style-name="T301"> גַּ֣ם בָּעֵ֤ת הַהִיא֙ אָמַ֣רְתִּי לָעָ֔ם אִ֣ישׁ וְנַעֲר֔וֹ יָלִ֖ינוּ בְּת֣וֹךְ יְרוּשָׁלָ֑͏ִם וְהָֽיוּ־לָ֧נוּ הַלַּ֛יְלָה מִשְׁמָ֖ר וְהַיּ֥וֹם מְלָאכָֽה׃<text:s/></text:span><text:span text:style-name="T302">‬</text:span>‬<text:span text:style-name="T303">17</text:span><text:span text:style-name="T304"> וְאֵ֨ין אֲנִ֜י וְאַחַ֣י וּנְעָרַ֗י וְאַנְשֵׁ֤י הַמִּשְׁמָר֙ אֲשֶׁ֣ר אַחֲרַ֔י אֵין־אֲנַ֥חְנוּ פֹשְׁטִ֖ים בְּגָדֵ֑ינוּ אִ֖ישׁ שִׁלְח֥וֹ הַמָּֽיִם׃</text:span><text:span text:style-name="T305"><text:s/>ס<text:s/></text:span><text:span text:style-name="T306">‬</text:span>‬‬‬‬‬‬‬‬‬‬</text:p>
      </text:section>
      <text:section text:name="Sect4" text:style-name="S4">
        <text:p text:style-name="P307">Nehemiah 5</text:p>
        <text:p text:style-name="P308"><text:span text:style-name="T309">1</text:span><text:span text:style-name="T310"> וַתְּהִ֨י צַעֲקַ֥ת הָעָ֛ם וּנְשֵׁיהֶ֖ם גְּדוֹלָ֑ה אֶל־אֲחֵיהֶ֖ם הַיְּהוּדִֽים׃<text:s/></text:span><text:span text:style-name="T311">2</text:span><text:span text:style-name="T312"> וְיֵשׁ֙ אֲשֶׁ֣ר אֹמְרִ֔ים בָּנֵ֥ינוּ וּבְנֹתֵ֖ינוּ אֲנַ֣חְנוּ רַבִּ֑ים וְנִקְחָ֥ה דָגָ֖ן וְנֹאכְלָ֥ה וְנִחְיֶֽה׃<text:s/></text:span><text:span text:style-name="T313">‬</text:span>‬<text:span text:style-name="T314">3</text:span><text:span text:style-name="T315"> וְיֵשׁ֙ אֲשֶׁ֣ר אֹמְרִ֔ים שְׂדֹתֵ֛ינוּ וּכְרָמֵ֥ינוּ וּבָתֵּ֖ינוּ אֲנַ֣חְנוּ עֹרְבִ֑ים וְנִקְחָ֥ה דָגָ֖ן בָּרָעָֽב׃<text:s/></text:span><text:span text:style-name="T316">‬</text:span>‬<text:span text:style-name="T317">4</text:span><text:span text:style-name="T318"> וְיֵשׁ֙ אֲשֶׁ֣ר אֹמְרִ֔ים לָוִ֥ינוּ כֶ֖סֶף לְמִדַּ֣ת הַמֶּ֑לֶךְ שְׂדֹתֵ֖ינוּ וּכְרָמֵֽינוּ׃<text:s/></text:span><text:span text:style-name="T319">‬</text:span>‬<text:span text:style-name="T320">5</text:span><text:span text:style-name="T321"> וְעַתָּ֗ה כִּבְשַׂ֤ר אַחֵ֙ינוּ֙ בְּשָׂרֵ֔נוּ כִּבְנֵיהֶ֖ם בָּנֵ֑ינוּ וְהִנֵּ֣ה אֲנַ֣חְנוּ כֹ֠בְשִׁים אֶת־בָּנֵ֨ינוּ וְאֶת־בְּנֹתֵ֜ינוּ לַעֲבָדִ֗ים וְיֵ֨שׁ מִבְּנֹתֵ֤ינוּ נִכְבָּשׁוֹת֙ וְאֵ֣ין לְאֵ֣ל יָדֵ֔נוּ וּשְׂדֹתֵ֥ינוּ וּכְרָמֵ֖ינוּ לַאֲחֵרִֽים׃<text:s/></text:span><text:span text:style-name="T322">‬</text:span>‬<text:span text:style-name="T323">6</text:span><text:span text:style-name="T324"> וַיִּ֥חַר לִ֖י מְאֹ֑ד כַּאֲשֶׁ֤ר שָׁמַ֙עְתִּי֙ אֶת־זַֽעֲקָתָ֔ם וְאֵ֖ת הַדְּבָרִ֥ים הָאֵֽלֶּה׃<text:s/></text:span><text:span text:style-name="T325">‬</text:span>‬<text:span text:style-name="T326">7</text:span><text:span text:style-name="T327"> וַיִּמָּלֵ֨ךְ לִבִּ֜י עָלַ֗י וָאָרִ֙יבָה֙ אֶת־הַחֹרִ֣ים וְאֶת־הַסְּגָנִ֔ים וָאֹמְרָ֣ה לָהֶ֔ם מַשָּׁ֥א אִישׁ־בְּאָחִ֖יו אַתֶּ֣ם *נשאים **נֹשִׁ֑ים וָאֶתֵּ֥ן עֲלֵיהֶ֖ם קְהִלָּ֥ה גְדוֹלָֽה׃<text:s/></text:span><text:span text:style-name="T328">‬</text:span>‬<text:span text:style-name="T329">8</text:span><text:span text:style-name="T330"> וָאֹמְרָ֣ה לָהֶ֗ם אֲנַ֣חְנוּ קָ֠נִינוּ אֶת־אַחֵ֨ינוּ הַיְּהוּדִ֜ים הַנִּמְכָּרִ֤ים לַגּוֹיִם֙ כְּדֵ֣י בָ֔נוּ וְגַם־אַתֶּ֛ם תִּמְכְּר֥וּ אֶת־אֲחֵיכֶ֖ם וְנִמְכְּרוּ־לָ֑נוּ וֽ͏ַיַּחֲרִ֔ישׁוּ וְלֹ֥א מָצְא֖וּ דָּבָֽר׃</text:span><text:span text:style-name="T331"><text:s/>ס<text:s/></text:span><text:span text:style-name="T332">‬</text:span>‬<text:span text:style-name="T333">9</text:span><text:span text:style-name="T334"> *ויאמר **וָאוֹמַ֕ר לֹא־ט֥וֹב הַדָּבָ֖ר אֲשֶׁר־אַתֶּ֣ם עֹשִׂ֑ים הֲל֞וֹא בְּיִרְאַ֤ת אֱלֹהֵ֙ינוּ֙ תֵּלֵ֔כוּ מֵחֶרְפַּ֖ת הַגּוֹיִ֥ם אוֹיְבֵֽינוּ׃<text:s/></text:span><text:span text:style-name="T335">‬</text:span>‬<text:span text:style-name="T336">10</text:span><text:span text:style-name="T337"> וְגַם־אֲנִי֙ אַחַ֣י וּנְעָרַ֔י נֹשִׁ֥ים בָּהֶ֖ם כֶּ֣סֶף וְדָגָ֑ן נַֽעַזְבָה־נָּ֖א אֶת־הַמַּשָּׁ֥א הַזֶּֽה׃<text:s/></text:span><text:span text:style-name="T338">‬</text:span>‬<text:span text:style-name="T339">11</text:span><text:span text:style-name="T340"> הָשִׁיבוּ֩ נָ֨א לָהֶ֜ם כְּהַיּ֗וֹם שְׂדֹתֵיהֶ֛ם כַּרְמֵיהֶ֥ם זֵיתֵיהֶ֖ם וּבָתֵּיהֶ֑ם וּמְאַ֨ת הַכֶּ֤סֶף וְהַדָּגָן֙ הַתִּיר֣וֹשׁ וְהַיִּצְהָ֔ר אֲשֶׁ֥ר אַתֶּ֖ם נֹשִׁ֥ים בָּהֶֽם׃<text:s/></text:span><text:span text:style-name="T341">‬</text:span>‬<text:span text:style-name="T342">12</text:span><text:span text:style-name="T343"> וַיֹּאמְר֣וּ נָשִׁ֗יב וּמֵהֶם֙ לֹ֣א נְבַקֵּ֔שׁ כֵּ֣ן נַעֲשֶׂ֔ה כַּאֲשֶׁ֖ר אַתָּ֣ה אוֹמֵ֑ר וָאֶקְרָא֙ אֶת־הַכֹּ֣הֲנִ֔ים וָֽאַשְׁבִּיעֵ֔ם לַעֲשׂ֖וֹת כַּדָּבָ֥ר הַזֶּֽה׃<text:s/></text:span><text:span text:style-name="T344">‬</text:span>‬<text:span text:style-name="T345">13</text:span><text:span text:style-name="T346"> גַּם־חָצְנִ֣י נָעַ֗רְתִּי וָֽאֹמְרָ֡ה כָּ֣כָה יְנַעֵ֪ר הָֽאֱלֹהִ֟ים אֶת־כָּל־הָאִישׁ֩ אֲשֶׁ֨ר לֹֽא־יָקִ֜ים אֶת־הַדָּבָ֣ר הַזֶּ֗ה מִבֵּיתוֹ֙ וּמִ֣יגִיע֔וֹ וְכָ֛כָה יִהְיֶ֥ה נָע֖וּר וָרֵ֑ק וַיֹּאמְר֨וּ כָֽל־הַקָּהָ֜ל אָמֵ֗ן וַֽיְהַלְלוּ֙ אֶת־יְהוָ֔ה וַיַּ֥עַשׂ הָעָ֖ם כַּדָּבָ֥ר הַזֶּֽה׃<text:s/></text:span><text:span text:style-name="T347">‬</text:span>‬<text:span text:style-name="T348">14</text:span><text:span text:style-name="T349"> גַּ֞ם מִיּ֣וֹם ׀ אֲשֶׁר־צִוָּ֣ה אֹתִ֗י לִהְי֣וֹת פֶּחָם֮ בְּאֶ֣רֶץ יְהוּדָה֒ מִשְּׁנַ֣ת עֶשְׂרִ֗ים וְ֠עַד שְׁנַ֨ת שְׁלֹשִׁ֤ים וּשְׁתַּ֙יִם֙ לְאַרְתַּחְשַׁ֣סְתְּא הַמֶּ֔לֶךְ שָׁנִ֖ים שְׁתֵּ֣ים עֶשְׂרֵ֑ה אֲנִ֣י וְאַחַ֔י לֶ֥חֶם הַפֶּחָ֖ה לֹ֥א אָכַֽלְתִּי׃<text:s/></text:span><text:span text:style-name="T350">‬</text:span>‬<text:span text:style-name="T351">15</text:span><text:span text:style-name="T352"> וְהַפַּחוֹת֩ הָרִאשֹׁנִ֨ים אֲשֶׁר־לְפָנַ֜י הִכְבִּ֣ידוּ עַל־הָעָ֗ם וַיִּקְח֨וּ מֵהֶ֜ם בְּלֶ֤חֶם וָיַ֙יִן֙ אַחַר֙ כֶּֽסֶף־שְׁקָלִ֣ים אַרְבָּעִ֔ים גַּ֥ם נַעֲרֵיהֶ֖ם שָׁלְט֣וּ עַל־הָעָ֑ם וַאֲנִי֙ לֹא־עָשִׂ֣יתִי כֵ֔ן מִפְּנֵ֖י יִרְאַ֥ת אֱלֹהִֽים׃<text:s/></text:span><text:span text:style-name="T353">‬</text:span>‬<text:span text:style-name="T354">16</text:span><text:span text:style-name="T355"> וְ֠גַם בִּמְלֶ֜אכֶת הַחוֹמָ֤ה הַזֹּאת֙ הֶחֱזַ֔קְתִּי וְשָׂדֶ֖ה לֹ֣א קָנִ֑ינוּ וְכָל־נְעָרַ֔י קְבוּצִ֥ים שָׁ֖ם<text:s/></text:span><text:soft-page-break/><text:span text:style-name="T356">עַל־הַמְּלָאכָֽה׃<text:s/></text:span><text:span text:style-name="T357">‬</text:span>‬<text:span text:style-name="T358">17</text:span><text:span text:style-name="T359"> וְהַיְּהוּדִ֨ים וְהַסְּגָנִ֜ים מֵאָ֧ה וַחֲמִשִּׁ֣ים אִ֗ישׁ וְהַבָּאִ֥ים אֵלֵ֛ינוּ מִן־הַגּוֹיִ֥ם אֲשֶׁר־סְבִיבֹתֵ֖ינוּ עַל־שֻׁלְחָנִֽי׃<text:s/></text:span><text:span text:style-name="T360">‬</text:span>‬<text:span text:style-name="T361">18</text:span><text:span text:style-name="T362"> וַאֲשֶׁר֩ הָיָ֨ה נַעֲשֶׂ֜ה לְי֣וֹם אֶחָ֗ד שׁ֣וֹר אֶחָ֞ד צֹ֠אן שֵׁשׁ־בְּרֻר֤וֹת וְצִפֳּרִים֙ נַֽעֲשׂוּ־לִ֔י וּבֵ֨ין עֲשֶׂ֧רֶת יָמִ֛ים בְּכָל־יַ֖יִן לְהַרְבֵּ֑ה וְעִם־זֶ֗ה לֶ֤חֶם הַפֶּחָה֙ לֹ֣א בִקַּ֔שְׁתִּי כִּֽי־כָֽבְדָ֥ה הָעֲבֹדָ֖ה עַל־הָעָ֥ם הַזֶּֽה׃<text:s/></text:span><text:span text:style-name="T363">‬</text:span>‬<text:span text:style-name="T364">19</text:span><text:span text:style-name="T365"> זָכְרָה־לִּ֥י אֱלֹהַ֖י לְטוֹבָ֑ה כֹּ֥ל אֲשֶׁר־עָשִׂ֖יתִי עַל־הָעָ֥ם הַזֶּֽה׃<text:s/></text:span><text:span text:style-name="T366">פ<text:s/></text:span><text:span text:style-name="T367">‬</text:span>‬‬‬‬‬‬‬‬‬‬‬‬‬‬‬‬‬‬‬</text:p>
      </text:section>
      <text:section text:name="Sect5" text:style-name="S5">
        <text:p text:style-name="P368">Nehemiah 6</text:p>
        <text:p text:style-name="P369"><text:span text:style-name="T370">1</text:span><text:span text:style-name="T371"> וַיְהִ֣י כַאֲשֶׁ֣ר נִשְׁמַ֣ע לְסַנְבַלַּ֣ט וְ֠טוֹבִיָּה וּלְגֶ֨שֶׁם הָֽעַרְבִ֜י וּלְיֶ֣תֶר אֹֽיְבֵ֗ינוּ כִּ֤י בָנִ֙יתִי֙ אֶת־הַ֣חוֹמָ֔ה וְלֹא־נ֥וֹתַר בָּ֖הּ פָּ֑רֶץ גַּ֚ם עַד־הָעֵ֣ת הַהִ֔יא דְּלָת֖וֹת לֹא־הֶעֱמַ֥דְתִּי בַשְּׁעָרִֽים׃<text:s/></text:span><text:span text:style-name="T372">2</text:span><text:span text:style-name="T373"> וַיִּשְׁלַ֨ח סַנְבַלַּ֤ט וְגֶ֙שֶׁם֙ אֵלַ֣י לֵאמֹ֔ר לְכָ֞ה וְנִֽוָּעֲדָ֥ה יַחְדָּ֛ו בַּכְּפִירִ֖ים בְּבִקְעַ֣ת אוֹנ֑וֹ וְהֵ֙מָּה֙ חֹֽשְׁבִ֔ים לַעֲשׂ֥וֹת לִ֖י רָעָֽה׃<text:s/></text:span><text:span text:style-name="T374">‬</text:span>‬<text:span text:style-name="T375">3</text:span><text:span text:style-name="T376"> וָאֶשְׁלְחָ֨ה עֲלֵיהֶ֤ם מַלְאָכִים֙ לֵאמֹ֔ר מְלָאכָ֤ה גְדוֹלָה֙ אֲנִ֣י עֹשֶׂ֔ה וְלֹ֥א אוּכַ֖ל לָרֶ֑דֶת לָ֣מָּה תִשְׁבַּ֤ת הַמְּלָאכָה֙ כַּאֲשֶׁ֣ר אַרְפֶּ֔הָ וְיָרַדְתִּ֖י אֲלֵיכֶֽם׃<text:s/></text:span><text:span text:style-name="T377">‬</text:span>‬<text:span text:style-name="T378">4</text:span><text:span text:style-name="T379"> וַיִּשְׁלְח֥וּ אֵלַ֛י כַּדָּבָ֥ר הַזֶּ֖ה אַרְבַּ֣ע פְּעָמִ֑ים וָאָשִׁ֥יב אוֹתָ֖ם כַּדָּבָ֥ר הַזֶּֽה׃</text:span><text:span text:style-name="T380"><text:s/>ס<text:s/></text:span><text:span text:style-name="T381">‬</text:span>‬<text:span text:style-name="T382">5</text:span><text:span text:style-name="T383"> וַיִּשְׁלַח֩ אֵלַ֨י סַנְבַלַּ֜ט כַּדָּבָ֥ר הַזֶּ֛ה פַּ֥עַם חֲמִישִׁ֖ית אֶֽת־נַעֲר֑וֹ וְאִגֶּ֥רֶת פְּתוּחָ֖ה בְּיָדֽוֹ׃<text:s/></text:span><text:span text:style-name="T384">‬</text:span>‬<text:span text:style-name="T385">6</text:span><text:span text:style-name="T386"> כָּת֣וּב בָּ֗הּ בַּגּוֹיִ֤ם נִשְׁמָע֙ וְגַשְׁמ֣וּ אֹמֵ֔ר אַתָּ֤ה וְהַיְּהוּדִים֙ חֹשְׁבִ֣ים לִמְר֔וֹד עַל־כֵּ֛ן אַתָּ֥ה בוֹנֶ֖ה הַחוֹמָ֑ה וְאַתָּ֗ה הֹוֶ֤ה לָהֶם֙ לְמֶ֔לֶךְ כַּדְּבָרִ֖ים הָאֵֽלֶּה׃<text:s/></text:span><text:span text:style-name="T387">‬</text:span>‬<text:span text:style-name="T388">7</text:span><text:span text:style-name="T389"> וְגַם־נְבִיאִ֡ים הֶעֱמַ֣דְתָּ לִקְרֹא֩ עָלֶ֨יךָ בִֽירוּשָׁלִַ֜ם לֵאמֹ֗ר מֶ֚לֶךְ בִּֽיהוּדָ֔ה וְעַתָּה֙ יִשָּׁמַ֣ע לַמֶּ֔לֶךְ כַּדְּבָרִ֖ים הָאֵ֑לֶּה וְעַתָּ֣ה לְכָ֔ה וְנִֽוָּעֲצָ֖ה יַחְדָּֽו׃</text:span><text:span text:style-name="T390"><text:s/>ס<text:s/></text:span><text:span text:style-name="T391">‬</text:span>‬<text:span text:style-name="T392">8</text:span><text:span text:style-name="T393"> וָאֶשְׁלְחָ֤ה אֵלָיו֙ לֵאמֹ֔ר לֹ֤א נִֽהְיָה֙ כַּדְּבָרִ֣ים הָאֵ֔לֶּה אֲשֶׁ֖ר אַתָּ֣ה אוֹמֵ֑ר כִּ֥י מִֽלִּבְּךָ֖ אַתָּ֥ה בוֹדָֽאם׃<text:s/></text:span><text:span text:style-name="T394">‬</text:span>‬<text:span text:style-name="T395">9</text:span><text:span text:style-name="T396"> כִּ֣י כֻלָּ֗ם מְיָֽרְאִ֤ים אוֹתָ֙נוּ֙ לֵאמֹ֔ר יִרְפּ֧וּ יְדֵיהֶ֛ם מִן־הַמְּלָאכָ֖ה וְלֹ֣א תֵעָשֶׂ֑ה וְעַתָּ֖ה חַזֵּ֥ק אֶת־יָדָֽי׃<text:s/></text:span><text:span text:style-name="T397">‬</text:span>‬<text:span text:style-name="T398">10</text:span><text:span text:style-name="T399"> וַאֲנִי־בָ֗אתִי בֵּ֣ית שְֽׁמַֽעְיָ֧ה בֶן־דְּלָיָ֛ה בֶּן־מְהֵֽיטַבְאֵ֖ל וְה֣וּא עָצ֑וּר וַיֹּ֡אמֶר נִוָּעֵד֩ אֶל־בֵּ֨ית הָאֱלֹהִ֜ים אֶל־תּ֣וֹךְ הַֽהֵיכָ֗ל וְנִסְגְּרָה֙ דַּלְת֣וֹת הַהֵיכָ֔ל כִּ֚י בָּאִ֣ים לְהָרְגֶ֔ךָ וְלַ֖יְלָה בָּאִ֥ים לְהָרְגֶֽךָ׃<text:s/></text:span><text:span text:style-name="T400">‬</text:span>‬<text:span text:style-name="T401">11</text:span><text:span text:style-name="T402"> וָאֹמְרָ֗ה הַאִ֤ישׁ כָּמ֙וֹנִי֙ יִבְרָ֔ח וּמִ֥י כָמ֛וֹנִי אֲשֶׁר־יָב֥וֹא אֶל־הַהֵיכָ֖ל וָחָ֑י לֹ֖א אָבֽוֹא׃<text:s/></text:span><text:span text:style-name="T403">‬</text:span>‬<text:span text:style-name="T404">12</text:span><text:span text:style-name="T405"> וָאַכִּ֕ירָה וְהִנֵּ֥ה לֹֽא־אֱלֹהִ֖ים שְׁלָח֑וֹ כִּ֤י הַנְּבוּאָה֙ דִּבֶּ֣ר עָלַ֔י וְטוֹבִיָּ֥ה וְסַנְבַלַּ֖ט שְׂכָרֽוֹ׃<text:s/></text:span><text:span text:style-name="T406">‬</text:span>‬<text:span text:style-name="T407">13</text:span><text:span text:style-name="T408"> לְמַ֤עַן שָׂכוּר֙ ה֔וּא לְמַֽעַן־אִירָ֥א וְאֶֽעֱשֶׂה־כֵּ֖ן וְחָטָ֑אתִי וְהָיָ֤ה לָהֶם֙ לְשֵׁ֣ם רָ֔ע לְמַ֖עַן יְחָֽרְפֽוּנִי׃<text:s/></text:span><text:span text:style-name="T409">פ<text:s/></text:span><text:span text:style-name="T410">‬</text:span>‬‬‬‬‬‬‬‬‬‬‬‬‬</text:p>
        <text:p text:style-name="P411"><text:span text:style-name="T412">14</text:span><text:span text:style-name="T413"> זָכְרָ֧ה אֱלֹהַ֛י לְטוֹבִיָּ֥ה וּלְסַנְבַלַּ֖ט כְּמַעֲשָׂ֣יו אֵ֑לֶּה וְגַ֨ם לְנוֹעַדְיָ֤ה הַנְּבִיאָה֙ וּלְיֶ֣תֶר הַנְּבִיאִ֔ים אֲשֶׁ֥ר הָי֖וּ מְיָֽרְאִ֥ים אוֹתִֽי׃<text:s/></text:span><text:span text:style-name="T414">‬</text:span>‬<text:span text:style-name="T415">15</text:span><text:span text:style-name="T416"> וַתִּשְׁלַם֙ הַֽחוֹמָ֔ה בְּעֶשְׂרִ֥ים וַחֲמִשָּׁ֖ה לֶאֱל֑וּל לַחֲמִשִּׁ֥ים וּשְׁנַ֖יִם יֽוֹם׃<text:s/></text:span><text:span text:style-name="T417">פ<text:s/></text:span><text:span text:style-name="T418">‬</text:span>‬‬‬</text:p>
        <text:p text:style-name="P419"><text:span text:style-name="T420">16</text:span><text:span text:style-name="T421"> וַיְהִ֗י כַּאֲשֶׁ֤ר שָֽׁמְעוּ֙ כָּל־א֣וֹיְבֵ֔ינוּ וַיִּֽרְא֗וּ כָּל־הַגּוֹיִם֙ אֲשֶׁ֣ר סְבִֽיבֹתֵ֔ינוּ וַיִּפְּל֥וּ מְאֹ֖ד בְּעֵינֵיהֶ֑ם וַיֵּ֣דְע֔וּ כִּ֚י מֵאֵ֣ת אֱלֹהֵ֔ינוּ נֶעֶשְׂתָ֖ה הַמְּלָאכָ֥ה הַזֹּֽאת׃<text:s/></text:span><text:span text:style-name="T422">‬</text:span>‬<text:span text:style-name="T423">17</text:span><text:span text:style-name="T424"> גַּ֣ם ׀ בַּיָּמִ֣ים הָהֵ֗ם מַרְבִּ֞ים חֹרֵ֤י יְהוּדָה֙ אִגְּרֹ֣תֵיהֶ֔ם הוֹלְכ֖וֹת עַל־טוֹבִיָּ֑ה וַאֲשֶׁ֥ר לְטוֹבִיָּ֖ה בָּא֥וֹת אֲלֵיהֶֽם׃<text:s/></text:span><text:soft-page-break/><text:span text:style-name="T425">‬</text:span>‬<text:span text:style-name="T426">18</text:span><text:span text:style-name="T427"> כִּי־רַבִּ֣ים בִּֽיהוּדָ֗ה בַּעֲלֵ֤י שְׁבוּעָה֙ ל֔וֹ כִּי־חָתָ֥ן ה֖וּא לִשְׁכַנְיָ֣ה בֶן־אָרַ֑ח וִֽיהוֹחָנָ֣ן בְּנ֔וֹ לָקַ֕ח אֶת־בַּת־מְשֻׁלָּ֖ם בֶּ֥ן בֶּֽרֶכְיָֽה׃<text:s/></text:span><text:span text:style-name="T428">‬</text:span>‬<text:span text:style-name="T429">19</text:span><text:span text:style-name="T430"> גַּ֣ם טוֹבֹתָ֗יו הָי֤וּ אֹמְרִים֙ לְפָנַ֔י וּדְבָרַ֕י הָי֥וּ מוֹצִיאִ֖ים ל֑וֹ אִגְּר֛וֹת שָׁלַ֥ח טוֹבִיָּ֖ה לְיָֽרְאֵֽנִי׃<text:s/></text:span><text:span text:style-name="T431">‬</text:span>‬‬‬‬‬</text:p>
      </text:section>
      <text:section text:name="Sect6" text:style-name="S6">
        <text:p text:style-name="P432">Nehemiah 7</text:p>
        <text:p text:style-name="P433"><text:span text:style-name="T434">1</text:span><text:span text:style-name="T435"> וַיְהִ֗י כַּאֲשֶׁ֤ר נִבְנְתָה֙ הַחוֹמָ֔ה וָאַעֲמִ֖יד הַדְּלָת֑וֹת וַיִּפָּֽקְד֛וּ הַשּׁוֹעֲרִ֥ים וְהַמְשֹׁרְרִ֖ים וְהַלְוִיִּֽם׃<text:s/></text:span><text:span text:style-name="T436">2</text:span><text:span text:style-name="T437"> וָאֲצַוֶּ֞ה אֶת־חֲנָ֣נִי אָחִ֗י וְאֶת־חֲנַנְיָ֛ה שַׂ֥ר הַבִּירָ֖ה עַל־יְרוּשָׁלָ֑͏ִם כִּי־הוּא֙ כְּאִ֣ישׁ אֱמֶ֔ת וְיָרֵ֥א אֶת־הָאֱלֹהִ֖ים מֵרַבִּֽים׃<text:s/></text:span><text:span text:style-name="T438">‬</text:span>‬<text:span text:style-name="T439">3</text:span><text:span text:style-name="T440"> *ויאמר **וָאֹמַ֣ר לָהֶ֗ם לֹ֣א יִפָּֽתְח֞וּ שַׁעֲרֵ֤י יְרוּשָׁלִַ֙ם֙ עַד־חֹ֣ם הַשֶּׁ֔מֶשׁ וְעַ֨ד הֵ֥ם עֹמְדִ֛ים יָגִ֥יפוּ הַדְּלָת֖וֹת וֶאֱחֹ֑זוּ וְהַעֲמֵ֗יד מִשְׁמְרוֹת֙ יֹשְׁבֵ֣י יְרוּשָׁלִַ֔ם אִ֚ישׁ בְּמִשְׁמָר֔וֹ וְאִ֖ישׁ נֶ֥גֶד בֵּיתֽוֹ׃<text:s/></text:span><text:span text:style-name="T441">‬</text:span>‬<text:span text:style-name="T442">4</text:span><text:span text:style-name="T443"> וְהָעִ֞יר רַחֲבַ֤ת יָדַ֙יִם֙ וּגְדוֹלָ֔ה וְהָעָ֥ם מְעַ֖ט בְּתוֹכָ֑הּ וְאֵ֥ין בָּתִּ֖ים בְּנוּיִֽם׃<text:s/></text:span><text:span text:style-name="T444">‬</text:span>‬<text:span text:style-name="T445">5</text:span><text:span text:style-name="T446"> וַיִּתֵּ֤ן אֱלֹהַי֙ אֶל־לִבִּ֔י וָאֶקְבְּצָ֞ה אֶת־הַחֹרִ֧ים וְאֶת־הַסְּגָנִ֛ים וְאֶת־הָעָ֖ם לְהִתְיַחֵ֑שׂ וָֽאֶמְצָ֗א סֵ֤פֶר הַיַּ֙חַשׂ֙ הָעוֹלִ֣ים בָּרִאשׁוֹנָ֔ה וָאֶמְצָ֖א כָּת֥וּב בּֽוֹ׃<text:s/></text:span><text:span text:style-name="T447">פ<text:s/></text:span><text:span text:style-name="T448">‬</text:span>‬‬‬‬‬</text:p>
        <text:p text:style-name="P449"><text:span text:style-name="T450">6</text:span><text:span text:style-name="T451"> אֵ֣לֶּה ׀ בְּנֵ֣י הַמְּדִינָ֗ה הָעֹלִים֙ מִשְּׁבִ֣י הַגּוֹלָ֔ה אֲשֶׁ֣ר הֶגְלָ֔ה נְבוּכַדְנֶצַּ֖ר מֶ֣לֶךְ בָּבֶ֑ל וַיָּשׁ֧וּבוּ לִֽירוּשָׁלַ֛͏ִם וְלִיהוּדָ֖ה אִ֥ישׁ לְעִירֽוֹ׃<text:s/></text:span><text:span text:style-name="T452">‬</text:span>‬<text:span text:style-name="T453">7</text:span><text:span text:style-name="T454"> הַבָּאִ֣ים עִם־זְרֻבָּבֶ֗ל יֵשׁ֡וּעַ נְחֶמְיָ֡ה עֲ֠זַרְיָה רַֽעַמְיָ֨ה נַחֲמָ֜נִי מָרְדֳּכַ֥י בִּלְשָׁ֛ן מִסְפֶּ֥רֶת בִּגְוַ֖י נְח֣וּם בַּעֲנָ֑ה מִסְפַּ֕ר אַנְשֵׁ֖י עַ֥ם יִשְׂרָאֵֽל׃</text:span><text:span text:style-name="T455"><text:s/>ס<text:s/></text:span><text:span text:style-name="T456">‬</text:span>‬<text:span text:style-name="T457">8</text:span><text:span text:style-name="T458"> בְּנֵ֣י פַרְעֹ֔שׁ אַלְפַּ֕יִם מֵאָ֖ה וְשִׁבְעִ֥ים וּשְׁנָֽיִם׃</text:span><text:span text:style-name="T459"><text:s/>ס<text:s/></text:span><text:span text:style-name="T460">‬</text:span>‬<text:span text:style-name="T461">9</text:span><text:span text:style-name="T462"> בְּנֵ֣י שְׁפַטְיָ֔ה שְׁלֹ֥שׁ מֵא֖וֹת שִׁבְעִ֥ים וּשְׁנָֽיִם׃</text:span><text:span text:style-name="T463"><text:s/>ס<text:s/></text:span><text:span text:style-name="T464">‬</text:span>‬<text:span text:style-name="T465">10</text:span><text:span text:style-name="T466"> בְּנֵ֣י אָרַ֔ח שֵׁ֥שׁ מֵא֖וֹת חֲמִשִּׁ֥ים וּשְׁנָֽיִם׃</text:span><text:span text:style-name="T467"><text:s/>ס<text:s/></text:span><text:span text:style-name="T468">‬</text:span>‬<text:span text:style-name="T469">11</text:span><text:span text:style-name="T470"> בְּנֵֽי־פַחַ֥ת מוֹאָ֛ב לִבְנֵ֥י יֵשׁ֖וּעַ וְיוֹאָ֑ב אַלְפַּ֕יִם וּשְׁמֹנֶ֥ה מֵא֖וֹת שְׁמֹנָ֥ה עָשָֽׂר׃</text:span><text:span text:style-name="T471"><text:s/>ס<text:s/></text:span><text:span text:style-name="T472">‬</text:span>‬<text:span text:style-name="T473">12</text:span><text:span text:style-name="T474"> בְּנֵ֣י עֵילָ֔ם אֶ֕לֶף מָאתַ֖יִם חֲמִשִּׁ֥ים וְאַרְבָּעָֽה׃</text:span><text:span text:style-name="T475"><text:s/>ס<text:s/></text:span><text:span text:style-name="T476">‬</text:span>‬<text:span text:style-name="T477">13</text:span><text:span text:style-name="T478"> בְּנֵ֣י זַתּ֔וּא שְׁמֹנֶ֥ה מֵא֖וֹת אַרְבָּעִ֥ים וַחֲמִשָּֽׁה׃</text:span><text:span text:style-name="T479"><text:s/>ס<text:s/></text:span><text:span text:style-name="T480">‬</text:span>‬<text:span text:style-name="T481">14</text:span><text:span text:style-name="T482"> בְּנֵ֣י זַכָּ֔י שְׁבַ֥ע מֵא֖וֹת וְשִׁשִּֽׁים׃</text:span><text:span text:style-name="T483"><text:s/>ס<text:s/></text:span><text:span text:style-name="T484">‬</text:span>‬<text:span text:style-name="T485">15</text:span><text:span text:style-name="T486"> בְּנֵ֣י בִנּ֔וּי שֵׁ֥שׁ מֵא֖וֹת אַרְבָּעִ֥ים וּשְׁמֹנָֽה׃</text:span><text:span text:style-name="T487"><text:s/>ס<text:s/></text:span><text:span text:style-name="T488">‬</text:span>‬<text:span text:style-name="T489">16</text:span><text:span text:style-name="T490"> בְּנֵ֣י בֵבָ֔י שֵׁ֥שׁ מֵא֖וֹת עֶשְׂרִ֥ים וּשְׁמֹנָֽה׃</text:span><text:span text:style-name="T491"><text:s/>ס<text:s/></text:span><text:span text:style-name="T492">‬</text:span>‬<text:span text:style-name="T493">17</text:span><text:span text:style-name="T494"> בְּנֵ֣י עַזְגָּ֔ד אַלְפַּ֕יִם שְׁלֹ֥שׁ מֵא֖וֹת עֶשְׂרִ֥ים וּשְׁנָֽיִם׃</text:span><text:span text:style-name="T495"><text:s/>ס<text:s/></text:span><text:span text:style-name="T496">‬</text:span>‬<text:span text:style-name="T497">18</text:span><text:span text:style-name="T498"> בְּנֵי֙ אֲדֹ֣נִיקָ֔ם שֵׁ֥שׁ מֵא֖וֹת שִׁשִּׁ֥ים וְשִׁבְעָֽה׃</text:span><text:span text:style-name="T499"><text:s/>ס<text:s/></text:span><text:span text:style-name="T500">‬</text:span>‬<text:span text:style-name="T501">19</text:span><text:span text:style-name="T502"> בְּנֵ֣י בִגְוָ֔י אַלְפַּ֖יִם שִׁשִּׁ֥ים וְשִׁבְעָֽה׃</text:span><text:span text:style-name="T503"><text:s/>ס<text:s/></text:span><text:span text:style-name="T504">‬</text:span>‬<text:span text:style-name="T505">20</text:span><text:span text:style-name="T506"> בְּנֵ֣י עָדִ֔ין שֵׁ֥שׁ מֵא֖וֹת חֲמִשִּׁ֥ים וַחֲמִשָּֽׁה׃</text:span><text:span text:style-name="T507"><text:s/>ס<text:s/></text:span><text:span text:style-name="T508">‬</text:span>‬<text:span text:style-name="T509">21</text:span><text:span text:style-name="T510"> בְּנֵֽי־אָטֵ֥ר לְחִזְקִיָּ֖ה תִּשְׁעִ֥ים וּשְׁמֹנָֽה׃</text:span><text:span text:style-name="T511"><text:s/>ס<text:s/></text:span><text:span text:style-name="T512">‬</text:span>‬<text:span text:style-name="T513">22</text:span><text:span text:style-name="T514"> בְּנֵ֣י חָשֻׁ֔ם שְׁלֹ֥שׁ מֵא֖וֹת עֶשְׂרִ֥ים וּשְׁמֹנָֽה׃</text:span><text:span text:style-name="T515"><text:s/>ס<text:s/></text:span><text:span text:style-name="T516">‬</text:span>‬<text:span text:style-name="T517">23</text:span><text:span text:style-name="T518"> בְּנֵ֣י בֵצָ֔י שְׁלֹ֥שׁ מֵא֖וֹת עֶשְׂרִ֥ים וְאַרְבָּעָֽה׃</text:span><text:span text:style-name="T519"><text:s/>ס<text:s/></text:span><text:span text:style-name="T520">‬</text:span>‬<text:span text:style-name="T521">24</text:span><text:span text:style-name="T522"> בְּנֵ֣י חָרִ֔יף מֵאָ֖ה שְׁנֵ֥ים עָשָֽׂר׃</text:span><text:span text:style-name="T523"><text:s/>ס<text:s/></text:span><text:span text:style-name="T524">‬</text:span>‬<text:span text:style-name="T525">25</text:span><text:span text:style-name="T526"> בְּנֵ֥י גִבְע֖וֹן תִּשְׁעִ֥ים וַחֲמִשָּֽׁה׃</text:span><text:span text:style-name="T527"><text:s/>ס<text:s/></text:span><text:span text:style-name="T528">‬</text:span>‬<text:span text:style-name="T529">26</text:span><text:span text:style-name="T530"> אַנְשֵׁ֤י בֵֽית־לֶ֙חֶם֙ וּנְטֹפָ֔ה מֵאָ֖ה שְׁמֹנִ֥ים וּשְׁמֹנָֽה׃</text:span><text:span text:style-name="T531"><text:s/>ס<text:s/></text:span><text:span text:style-name="T532">‬</text:span>‬<text:span text:style-name="T533">27</text:span><text:span text:style-name="T534"> אַנְשֵׁ֣י עֲנָת֔וֹת מֵאָ֖ה עֶשְׂרִ֥ים וּשְׁמֹנָֽה׃</text:span><text:span text:style-name="T535"><text:s/>ס<text:s/></text:span><text:span text:style-name="T536">‬</text:span>‬<text:span text:style-name="T537">28</text:span><text:span text:style-name="T538"> אַנְשֵׁ֥י בֵית־עַזְמָ֖וֶת אַרְבָּעִ֥ים וּשְׁנָֽיִם׃</text:span><text:span text:style-name="T539"><text:s/>ס<text:s/></text:span><text:span text:style-name="T540">‬</text:span>‬<text:span text:style-name="T541">29</text:span><text:span text:style-name="T542"> אַנְשֵׁ֨י קִרְיַ֤ת יְעָרִים֙ כְּפִירָ֣ה וּבְאֵר֔וֹת שְׁבַ֥ע מֵא֖וֹת אַרְבָּעִ֥ים וּשְׁלֹשָֽׁה׃</text:span><text:span text:style-name="T543"><text:s/>ס<text:s/></text:span><text:span text:style-name="T544">‬</text:span>‬<text:span text:style-name="T545">30</text:span><text:span text:style-name="T546"> אַנְשֵׁ֤י הָֽרָמָה֙ וָגָ֔בַע שֵׁ֥שׁ מֵא֖וֹת עֶשְׂרִ֥ים וְאֶחָֽד׃</text:span><text:span text:style-name="T547"><text:s/>ס<text:s/></text:span><text:span text:style-name="T548">‬</text:span>‬<text:span text:style-name="T549">31</text:span><text:span text:style-name="T550"> אַנְשֵׁ֣י מִכְמָ֔ס מֵאָ֖ה וְעֶשְׂרִ֥ים וּשְׁנָֽיִם׃</text:span><text:span text:style-name="T551"><text:s/>ס<text:s/></text:span><text:span text:style-name="T552">‬</text:span>‬<text:span text:style-name="T553">32</text:span><text:span text:style-name="T554"> אַנְשֵׁ֤י בֵֽית־אֵל֙ וְהָעָ֔י מֵאָ֖ה עֶשְׂרִ֥ים וּשְׁלֹשָֽׁה׃</text:span><text:span text:style-name="T555"><text:s/>ס<text:s/></text:span><text:span text:style-name="T556">‬</text:span>‬<text:span text:style-name="T557">33</text:span><text:span text:style-name="T558"> אַנְשֵׁ֥י נְב֛וֹ אַחֵ֖ר חֲמִשִּׁ֥ים וּשְׁנָֽיִם׃</text:span><text:span text:style-name="T559"><text:s/>ס<text:s/></text:span><text:span text:style-name="T560">‬</text:span>‬<text:span text:style-name="T561">34</text:span><text:span text:style-name="T562"> בְּנֵי֙ עֵילָ֣ם אַחֵ֔ר אֶ֕לֶף מָאתַ֖יִם חֲמִשִּׁ֥ים וְאַרְבָּעָֽה׃</text:span><text:span text:style-name="T563"><text:s/>ס<text:s/></text:span><text:span text:style-name="T564">‬</text:span>‬<text:span text:style-name="T565">35</text:span><text:span text:style-name="T566"> בְּנֵ֣י<text:s/></text:span><text:soft-page-break/><text:span text:style-name="T567">חָרִ֔ם שְׁלֹ֥שׁ מֵא֖וֹת וְעֶשְׂרִֽים׃</text:span><text:span text:style-name="T568"><text:s/>ס<text:s/></text:span><text:span text:style-name="T569">‬</text:span>‬<text:span text:style-name="T570">36</text:span><text:span text:style-name="T571"> בְּנֵ֣י יְרֵח֔וֹ שְׁלֹ֥שׁ מֵא֖וֹת אַרְבָּעִ֥ים וַחֲמִשָּֽׁה׃</text:span><text:span text:style-name="T572"><text:s/>ס<text:s/></text:span><text:span text:style-name="T573">‬</text:span>‬<text:span text:style-name="T574">37</text:span><text:span text:style-name="T575"> בְּנֵי־לֹד֙ חָדִ֣יד וְאוֹנ֔וֹ שְׁבַ֥ע מֵא֖וֹת וְעֶשְׂרִ֥ים וְאֶחָֽד׃</text:span><text:span text:style-name="T576"><text:s/>ס<text:s/></text:span><text:span text:style-name="T577">‬</text:span>‬<text:span text:style-name="T578">38</text:span><text:span text:style-name="T579"> בְּנֵ֣י סְנָאָ֔ה שְׁלֹ֣שֶׁת אֲלָפִ֔ים תְּשַׁ֥ע מֵא֖וֹת וּשְׁלֹשִֽׁים׃<text:s/></text:span><text:span text:style-name="T580">פ<text:s/></text:span><text:span text:style-name="T581">‬</text:span>‬‬‬‬‬‬‬‬‬‬‬‬‬‬‬‬‬‬‬‬‬‬‬‬‬‬‬‬‬‬‬‬‬‬</text:p>
        <text:p text:style-name="P582"><text:span text:style-name="T583">39</text:span><text:span text:style-name="T584"> הַֽכֹּהֲנִ֑ים בְּנֵ֤י יְדַֽעְיָה֙ לְבֵ֣ית יֵשׁ֔וּעַ תְּשַׁ֥ע מֵא֖וֹת שִׁבְעִ֥ים וּשְׁלֹשָֽׁה׃</text:span><text:span text:style-name="T585"><text:s/>ס<text:s/></text:span><text:span text:style-name="T586">‬</text:span>‬<text:span text:style-name="T587">40</text:span><text:span text:style-name="T588"> בְּנֵ֣י אִמֵּ֔ר אֶ֖לֶף חֲמִשִּׁ֥ים וּשְׁנָֽיִם׃</text:span><text:span text:style-name="T589"><text:s/>ס<text:s/></text:span><text:span text:style-name="T590">‬</text:span>‬<text:span text:style-name="T591">41</text:span><text:span text:style-name="T592"> בְּנֵ֣י פַשְׁח֔וּר אֶ֕לֶף מָאתַ֖יִם אַרְבָּעִ֥ים וְשִׁבְעָֽה׃</text:span><text:span text:style-name="T593"><text:s/>ס<text:s/></text:span><text:span text:style-name="T594">‬</text:span>‬<text:span text:style-name="T595">42</text:span><text:span text:style-name="T596"> בְּנֵ֣י חָרִ֔ם אֶ֖לֶף שִׁבְעָ֥ה עָשָֽׂר׃<text:s/></text:span><text:span text:style-name="T597">פ<text:s/></text:span><text:span text:style-name="T598">‬</text:span>‬‬‬‬‬</text:p>
        <text:p text:style-name="P599"><text:span text:style-name="T600">43</text:span><text:span text:style-name="T601"> הַלְוִיִּ֑ם בְּנֵֽי־יֵשׁ֧וּע לְקַדְמִיאֵ֛ל לִבְנֵ֥י לְהוֹדְוָ֖ה שִׁבְעִ֥ים וְאַרְבָּעָֽה׃</text:span><text:span text:style-name="T602"><text:s/>ס<text:s/></text:span><text:span text:style-name="T603">‬</text:span>‬<text:span text:style-name="T604">44</text:span><text:span text:style-name="T605"> הַֽמְשֹׁרְרִ֑ים בְּנֵ֣י אָסָ֔ף מֵאָ֖ה אַרְבָּעִ֥ים וּשְׁמֹנָֽה׃</text:span><text:span text:style-name="T606"><text:s/>ס<text:s/></text:span><text:span text:style-name="T607">‬</text:span>‬<text:span text:style-name="T608">45</text:span><text:span text:style-name="T609"> הַשֹּֽׁעֲרִ֗ים בְּנֵֽי־שַׁלּ֤וּם בְּנֵֽי־אָטֵר֙ בְּנֵֽי־טַלְמֹ֣ן בְּנֵֽי־עַקּ֔וּב בְּנֵ֥י חֲטִיטָ֖א בְּנֵ֣י שֹׁבָ֑י מֵאָ֖ה שְׁלֹשִׁ֥ים וּשְׁמֹנָֽה׃</text:span><text:span text:style-name="T610"><text:s/>ס<text:s/></text:span><text:span text:style-name="T611">‬</text:span>‬<text:span text:style-name="T612">46</text:span><text:span text:style-name="T613"> הַנְּתִינִ֑ים בְּנֵי־צִחָ֥א בְנֵי־חֲשֻׂפָ֖א בְּנֵ֥י טַבָּעֽוֹת׃<text:s/></text:span><text:span text:style-name="T614">‬</text:span>‬<text:span text:style-name="T615">47</text:span><text:span text:style-name="T616"> בְּנֵי־קֵירֹ֥ס בְּנֵי־סִיעָ֖א בְּנֵ֥י פָדֽוֹן׃<text:s/></text:span><text:span text:style-name="T617">‬</text:span>‬<text:span text:style-name="T618">48</text:span><text:span text:style-name="T619"> בְּנֵי־לְבָנָ֥ה בְנֵי־חֲגָבָ֖ה בְּנֵ֥י שַׁלְמָֽי׃<text:s/></text:span><text:span text:style-name="T620">‬</text:span>‬<text:span text:style-name="T621">49</text:span><text:span text:style-name="T622"> בְּנֵי־חָנָ֥ן בְּנֵי־גִדֵּ֖ל בְּנֵי־גָֽחַר׃<text:s/></text:span><text:span text:style-name="T623">‬</text:span>‬<text:span text:style-name="T624">50</text:span><text:span text:style-name="T625"> בְּנֵי־רְאָיָ֥ה בְנֵי־רְצִ֖ין בְּנֵ֥י נְקוֹדָֽא׃<text:s/></text:span><text:span text:style-name="T626">‬</text:span>‬<text:span text:style-name="T627">51</text:span><text:span text:style-name="T628"> בְּנֵי־גַזָּ֥ם בְּנֵי־עֻזָּ֖א בְּנֵ֥י פָסֵֽחַ׃<text:s/></text:span><text:span text:style-name="T629">‬</text:span>‬<text:span text:style-name="T630">52</text:span><text:span text:style-name="T631"> בְּנֵי־בֵסַ֥י בְּנֵי־מְעוּנִ֖ים בְּנֵ֥י *נפושסים **נְפִֽישְׁסִֽים׃<text:s/></text:span><text:span text:style-name="T632">‬</text:span>‬<text:span text:style-name="T633">53</text:span><text:span text:style-name="T634"> בְּנֵי־בַקְבּ֥וּק בְּנֵֽי־חֲקוּפָ֖א בְּנֵ֥י חַרְחֽוּר׃<text:s/></text:span><text:span text:style-name="T635">‬</text:span>‬<text:span text:style-name="T636">54</text:span><text:span text:style-name="T637"> בְּנֵי־בַצְלִ֥ית בְּנֵֽי־מְחִידָ֖א בְּנֵ֥י חַרְשָֽׁא׃<text:s/></text:span><text:span text:style-name="T638">‬</text:span>‬<text:span text:style-name="T639">55</text:span><text:span text:style-name="T640"> בְּנֵי־בַרְק֥וֹס בְּֽנֵי־סִֽיסְרָ֖א בְּנֵי־תָֽמַח׃<text:s/></text:span><text:span text:style-name="T641">‬</text:span>‬<text:span text:style-name="T642">56</text:span><text:span text:style-name="T643"> בְּנֵ֥י נְצִ֖יחַ בְּנֵ֥י חֲטִיפָֽא׃<text:s/></text:span><text:span text:style-name="T644">‬</text:span>‬<text:span text:style-name="T645">57</text:span><text:span text:style-name="T646"> בְּנֵ֖י עַבְדֵ֣י שְׁלֹמֹ֑ה בְּנֵי־סוֹטַ֥י בְּנֵי־סוֹפֶ֖רֶת בְּנֵ֥י פְרִידָֽא׃<text:s/></text:span><text:span text:style-name="T647">‬</text:span>‬<text:span text:style-name="T648">58</text:span><text:span text:style-name="T649"> בְּנֵי־יַעְלָ֥א בְנֵי־דַרְק֖וֹן בְּנֵ֥י גִדֵּֽל׃<text:s/></text:span><text:span text:style-name="T650">‬</text:span>‬<text:span text:style-name="T651">59</text:span><text:span text:style-name="T652"> בְּנֵ֧י שְׁפַטְיָ֣ה בְנֵֽי־חַטִּ֗יל בְּנֵ֛י פֹּכֶ֥רֶת הַצְּבָיִ֖ים בְּנֵ֥י אָמֽוֹן׃<text:s/></text:span><text:span text:style-name="T653">‬</text:span>‬<text:span text:style-name="T654">60</text:span><text:span text:style-name="T655"> כָּל־הַ֨נְּתִינִ֔ים וּבְנֵ֖י עַבְדֵ֣י שְׁלֹמֹ֑ה שְׁלֹ֥שׁ מֵא֖וֹת תִּשְׁעִ֥ים וּשְׁנָֽיִם׃<text:s/></text:span><text:span text:style-name="T656">פ<text:s/></text:span><text:span text:style-name="T657">‬</text:span>‬‬‬‬‬‬‬‬‬‬‬‬‬‬‬‬‬‬‬</text:p>
        <text:p text:style-name="P658"><text:span text:style-name="T659">61</text:span><text:span text:style-name="T660"> וְאֵ֗לֶּה הָֽעוֹלִים֙ מִתֵּ֥ל מֶ֙לַח֙ תֵּ֣ל חַרְשָׁ֔א כְּר֥וּב אַדּ֖וֹן וְאִמֵּ֑ר וְלֹ֣א יָכְל֗וּ לְהַגִּ֤יד בֵּית־אֲבוֹתָם֙ וְזַרְעָ֔ם אִ֥ם מִיִּשְׂרָאֵ֖ל הֵֽם׃<text:s/></text:span><text:span text:style-name="T661">‬</text:span>‬<text:span text:style-name="T662">62</text:span><text:span text:style-name="T663"> בְּנֵי־דְלָיָ֥ה בְנֵֽי־טוֹבִיָּ֖ה בְּנֵ֣י נְקוֹדָ֑א שֵׁ֥שׁ מֵא֖וֹת וְאַרְבָּעִ֥ים וּשְׁנָֽיִם׃</text:span><text:span text:style-name="T664"><text:s/>ס<text:s/></text:span><text:span text:style-name="T665">‬</text:span>‬<text:span text:style-name="T666">63</text:span><text:span text:style-name="T667"> וּמִן־הַכֹּ֣הֲנִ֔ים בְּנֵ֥י חֳבַיָּ֖ה בְּנֵ֣י הַקּ֑וֹץ בְּנֵ֣י בַרְזִלַּ֗י אֲשֶׁ֣ר לָ֠קַח מִבְּנ֞וֹת בַּרְזִלַּ֤י הַגִּלְעָדִי֙ אִשָּׁ֔ה וַיִּקָּרֵ֖א עַל־שְׁמָֽם׃<text:s/></text:span><text:span text:style-name="T668">‬</text:span>‬<text:span text:style-name="T669">64</text:span><text:span text:style-name="T670"> אֵ֗לֶּה בִּקְשׁ֧וּ כְתָבָ֛ם הַמִּתְיַחְשִׂ֖ים וְלֹ֣א נִמְצָ֑א וַיְגֹֽאֲל֖וּ מִן־הַכְּהֻנָּֽה׃<text:s/></text:span><text:span text:style-name="T671">‬</text:span>‬<text:span text:style-name="T672">65</text:span><text:span text:style-name="T673"> וַיֹּ֤אמֶר הַתִּרְשָׁ֙תָא֙ לָהֶ֔ם אֲשֶׁ֥ר לֹא־יֹאכְל֖וּ מִקֹּ֣דֶשׁ הַקֳּדָשִׁ֑ים עַ֛ד עֲמֹ֥ד הַכֹּהֵ֖ן לְאוּרִ֥ים וְתוּמִּֽים׃<text:s/></text:span><text:span text:style-name="T674">‬</text:span>‬<text:span text:style-name="T675">66</text:span><text:span text:style-name="T676"> כָּל־הַקָּהָ֖ל כְּאֶחָ֑ד אַרְבַּ֣ע רִבּ֔וֹא אַלְפַּ֖יִם שְׁלֹשׁ־מֵא֥וֹת וְשִׁשִּֽׁים׃<text:s/></text:span><text:span text:style-name="T677">‬</text:span>‬<text:span text:style-name="T678">67</text:span><text:span text:style-name="T679"> מִ֠לְּבַד עַבְדֵיהֶ֤ם וְאַמְהֹֽתֵיהֶם֙ אֵ֔לֶּה שִׁבְעַ֣ת אֲלָפִ֔ים שְׁלֹ֥שׁ מֵא֖וֹת שְׁלֹשִׁ֣ים וְשִׁבְעָ֑ה וְלָהֶ֗ם מְשֹֽׁרֲרִים֙ וּמְשֹׁ֣רֲר֔וֹת מָאתַ֖יִם וְאַרְבָּעִ֥ים וַחֲמִשָּֽׁה׃</text:span><text:span text:style-name="T680"><text:s/>ס<text:s/></text:span><text:span text:style-name="T681">‬</text:span>‬<text:span text:style-name="T682">68</text:span><text:span text:style-name="T683"> גְּמַלִּ֕ים אַרְבַּ֥ע מֵא֖וֹת שְׁלֹשִׁ֣ים וַחֲמִשָּׁ֑ה ס חֲמֹרִ֕ים שֵׁ֣שֶׁת אֲלָפִ֔ים שְׁבַ֥ע מֵא֖וֹת וְעֶשְׂרִֽים׃<text:s/></text:span><text:span text:style-name="T684">‬</text:span>‬<text:span text:style-name="T685">69</text:span><text:span text:style-name="T686"> וּמִקְצָת֙ רָאשֵׁ֣י הֽ͏ָאָב֔וֹת נָתְנ֖וּ לַמְּלָאכָ֑ה הַתִּרְשָׁ֜תָא נָתַ֣ן לָאוֹצָ֗ר זָהָ֞ב דַּרְכְּמֹנִ֥ים אֶ֙לֶף֙ מִזְרָק֣וֹת חֲמִשִּׁ֔ים כָּתְנוֹת֙ כֹּֽהֲנִ֔ים שְׁלֹשִׁ֖ים וַחֲמֵ֥שׁ מֵאֽוֹת׃<text:s/></text:span><text:span text:style-name="T687">‬</text:span>‬<text:span text:style-name="T688">70</text:span><text:span text:style-name="T689"> וּמֵֽרָאשֵׁ֣י הָֽאָב֗וֹת נָֽתְנוּ֙ לְאוֹצַ֣ר הַמְּלָאכָ֔ה זָהָ֕ב דַּרְכְּמוֹנִ֖ים שְׁתֵּ֣י רִבּ֑וֹת וְכֶ֕סֶף מָנִ֖ים אַלְפַּ֥יִם וּמָאתָֽיִם׃<text:s/></text:span><text:span text:style-name="T690">‬</text:span>‬<text:span text:style-name="T691">71</text:span><text:span text:style-name="T692"> וַאֲשֶׁ֣ר נָתְנוּ֮ שְׁאֵרִ֣ית הָעָם֒ זָהָ֗ב דַּרְכְּמוֹנִים֙ שְׁתֵּ֣י רִבּ֔וֹא וְכֶ֖סֶף מָנִ֣ים אַלְפָּ֑יִם וְכָתְנֹ֥ת כֹּֽהֲנִ֖ים שִׁשִּׁ֥ים וְשִׁבְעָֽה׃<text:s/></text:span><text:span text:style-name="T693">פ<text:s/></text:span><text:soft-page-break/><text:span text:style-name="T694">‬</text:span>‬<text:span text:style-name="T695">72</text:span><text:span text:style-name="T696"> וַיֵּשְׁב֣וּ הַכֹּהֲנִ֣ים וְהַלְוִיִּ֡ם וְהַשּׁוֹעֲרִים֩ וְהַמְשֹׁרְרִ֨ים וּמִן־הָעָ֧ם וְהַנְּתִינִ֛ים וְכָל־יִשְׂרָאֵ֖ל בְּעָרֵיהֶ֑ם וַיִּגַּע֙ הַחֹ֣דֶשׁ הַשְּׁבִיעִ֔י וּבְנֵ֥י יִשְׂרָאֵ֖ל בְּעָרֵיהֶֽם׃<text:s/></text:span><text:span text:style-name="T697">‬</text:span>‬‬‬‬‬‬‬‬‬‬‬‬‬</text:p>
      </text:section>
      <text:section text:name="Sect7" text:style-name="S7">
        <text:p text:style-name="P698">Nehemiah 8</text:p>
        <text:p text:style-name="P699"><text:span text:style-name="T700">1</text:span><text:span text:style-name="T701"> וַיֵּאָסְפ֤וּ כָל־הָעָם֙ כְּאִ֣ישׁ אֶחָ֔ד אֶל־הָ֣רְח֔וֹב אֲשֶׁ֖ר לִפְנֵ֣י שַֽׁעַר־הַמָּ֑יִם וַיֹּֽאמְרוּ֙ לְעֶזְרָ֣א הַסֹּפֵ֔ר לְהָבִ֗יא אֶת־סֵ֙פֶר֙ תּוֹרַ֣ת מֹשֶׁ֔ה אֲשֶׁר־צִוָּ֥ה יְהוָ֖ה אֶת־יִשְׂרָאֵֽל׃<text:s/></text:span><text:span text:style-name="T702">2</text:span><text:span text:style-name="T703"> וַיָּבִ֣יא עֶזְרָ֣א הַ֠כֹּהֵן אֶֽת־הַתּוֹרָ֞ה לִפְנֵ֤י הַקָּהָל֙ מֵאִ֣ישׁ וְעַד־אִשָּׁ֔ה וְכֹ֖ל מֵבִ֣ין לִשְׁמֹ֑עַ בְּי֥וֹם אֶחָ֖ד לַחֹ֥דֶשׁ הַשְּׁבִיעִֽי׃<text:s/></text:span><text:span text:style-name="T704">‬</text:span>‬<text:span text:style-name="T705">3</text:span><text:span text:style-name="T706"> וַיִּקְרָא־בוֹ֩ לִפְנֵ֨י הָרְח֜וֹב אֲשֶׁ֣ר ׀ לִפְנֵ֣י שַֽׁעַר־הַמַּ֗יִם מִן־הָאוֹר֙ עַד־מַחֲצִ֣ית הַיּ֔וֹם נֶ֛גֶד הָאֲנָשִׁ֥ים וְהַנָּשִׁ֖ים וְהַמְּבִינִ֑ים וְאָזְנֵ֥י כָל־הָעָ֖ם אֶל־סֵ֥פֶר הַתּוֹרָֽה׃<text:s/></text:span><text:span text:style-name="T707">‬</text:span>‬<text:span text:style-name="T708">4</text:span><text:span text:style-name="T709"> וֽ͏ַיַּעֲמֹ֞ד עֶזְרָ֣א הַסֹּפֵ֗ר עַֽל־מִגְדַּל־עֵץ֮ אֲשֶׁ֣ר עָשׂ֣וּ לַדָּבָר֒ וַיַּֽעֲמֹ֣ד אֶצְל֡וֹ מַתִּתְיָ֡ה וְשֶׁ֡מַע וַ֠עֲנָיָה וְאוּרִיָּ֧ה וְחִלְקִיָּ֛ה וּמַעֲשֵׂיָ֖ה עַל־יְמִינ֑וֹ וּמִשְּׂמֹאל֗וֹ פְּ֠דָיָה וּמִֽישָׁאֵ֧ל וּמַלְכִּיָּ֛ה וְחָשֻׁ֥ם וְחַשְׁבַּדָּ֖נָה זְכַרְיָ֥ה מְשֻׁלָּֽם׃<text:s/></text:span><text:span text:style-name="T710">פ<text:s/></text:span><text:span text:style-name="T711">‬</text:span>‬‬‬‬</text:p>
        <text:p text:style-name="P712"><text:span text:style-name="T713">5</text:span><text:span text:style-name="T714"> וַיִּפְתַּ֨ח עֶזְרָ֤א הַסֵּ֙פֶר֙ לְעֵינֵ֣י כָל־הָעָ֔ם כִּֽי־מֵעַ֥ל כָּל־הָעָ֖ם הָיָ֑ה וּכְפִתְח֖וֹ עָֽמְד֥וּ כָל־הָעָֽם׃<text:s/></text:span><text:span text:style-name="T715">‬</text:span>‬<text:span text:style-name="T716">6</text:span><text:span text:style-name="T717"> וַיְבָ֣רֶךְ עֶזְרָ֔א אֶת־יְהוָ֥ה הָאֱלֹהִ֖ים הַגָּד֑וֹל וַיַּֽעֲנ֨וּ כָל־הָעָ֜ם אָמֵ֤ן ׀ אָמֵן֙ בְּמֹ֣עַל יְדֵיהֶ֔ם וַיִּקְּד֧וּ וַיִּֽשְׁתַּחֲוֻּ֛ לַיהוָ֖ה אַפַּ֥יִם אָֽרְצָה׃<text:s/></text:span><text:span text:style-name="T718">‬</text:span>‬<text:span text:style-name="T719">7</text:span><text:span text:style-name="T720"> וְיֵשׁ֡וּעַ וּבָנִ֡י וְשֵׁרֵ֥בְיָ֣ה ׀ יָמִ֡ין עַקּ֡וּב שַׁבְּתַ֣י ׀ הֽוֹדִיָּ֡ה מַעֲשֵׂיָ֡ה קְלִיטָ֣א עֲזַרְיָה֩ יוֹזָבָ֨ד חָנָ֤ן פְּלָאיָה֙ וְהַלְוִיִּ֔ם מְבִינִ֥ים אֶת־הָעָ֖ם לַתּוֹרָ֑ה וְהָעָ֖ם עַל־עָמְדָֽם׃<text:s/></text:span><text:span text:style-name="T721">‬</text:span>‬<text:span text:style-name="T722">8</text:span><text:span text:style-name="T723"> וַֽיִּקְרְא֥וּ בַסֵּ֛פֶר בְּתוֹרַ֥ת הָאֱלֹהִ֖ים מְפֹרָ֑שׁ וְשׂ֣וֹם שֶׂ֔כֶל וַיָּבִ֖ינוּ בַּמִּקְרָֽא׃</text:span><text:span text:style-name="T724"><text:s/>ס<text:s/></text:span><text:span text:style-name="T725">‬</text:span>‬<text:span text:style-name="T726">9</text:span><text:span text:style-name="T727"> וַיֹּ֣אמֶר נְחֶמְיָ֣ה ה֣וּא הַתִּרְשָׁ֡תָא וְעֶזְרָ֣א הַכֹּהֵ֣ן ׀ הַסֹּפֵ֡ר וְהַלְוִיִּם֩ הַמְּבִינִ֨ים אֶת־הָעָ֜ם לְכָל־הָעָ֗ם הַיּ֤וֹם קָדֹֽשׁ־הוּא֙ לַיהוָ֣ה אֱלֹהֵיכֶ֔ם אַל־תִּֽתְאַבְּל֖וּ וְאַל־תִּבְכּ֑וּ כִּ֤י בוֹכִים֙ כָּל־הָעָ֔ם כְּשָׁמְעָ֖ם אֶת־דִּבְרֵ֥י הַתּוֹרָֽה׃<text:s/></text:span><text:span text:style-name="T728">‬</text:span>‬<text:span text:style-name="T729">10</text:span><text:span text:style-name="T730"> וַיֹּ֣אמֶר לָהֶ֡ם לְכוּ֩ אִכְל֨וּ מַשְׁמַנִּ֜ים וּשְׁת֣וּ מַֽמְתַקִּ֗ים וְשִׁלְח֤וּ מָנוֹת֙ לְאֵ֣ין נָכ֣וֹן ל֔וֹ כִּֽי־קָד֥וֹשׁ הַיּ֖וֹם לַאֲדֹנֵ֑ינוּ וְאַל־תֵּ֣עָצֵ֔בוּ כִּֽי־חֶדְוַ֥ת יְהוָ֖ה הִ֥יא מָֽעֻזְּכֶֽם׃<text:s/></text:span><text:span text:style-name="T731">‬</text:span>‬<text:span text:style-name="T732">11</text:span><text:span text:style-name="T733"> וְהַלְוִיִּ֞ם מַחְשִׁ֤ים לְכָל־הָעָם֙ לֵאמֹ֣ר הַ֔סּוּ כִּ֥י הַיּ֖וֹם קָדֹ֑שׁ וְאַל־תֵּעָצֵֽבוּ׃<text:s/></text:span><text:span text:style-name="T734">‬</text:span>‬<text:span text:style-name="T735">12</text:span><text:span text:style-name="T736"> וַיֵּלְכ֨וּ כָל־הָעָ֜ם לֶאֱכֹ֤ל וְלִשְׁתּוֹת֙ וּלְשַׁלַּ֣ח מָנ֔וֹת וְלַעֲשׂ֖וֹת שִׂמְחָ֣ה גְדוֹלָ֑ה כִּ֤י הֵבִ֙ינוּ֙ בַּדְּבָרִ֔ים אֲשֶׁ֥ר הוֹדִ֖יעוּ לָהֶֽם׃</text:span><text:span text:style-name="T737"><text:s/>ס<text:s/></text:span><text:span text:style-name="T738">‬</text:span>‬<text:span text:style-name="T739">13</text:span><text:span text:style-name="T740"> וּבַיּ֣וֹם הַשֵּׁנִ֡י נֶאֶסְפוּ֩ רָאשֵׁ֨י הָאָב֜וֹת לְכָל־הָעָ֗ם הַכֹּֽהֲנִים֙ וְהַלְוִיִּ֔ם אֶל־עֶזְרָ֖א הַסֹּפֵ֑ר וּלְהַשְׂכִּ֖יל אֶל־דִּבְרֵ֥י הַתּוֹרָֽה׃<text:s/></text:span><text:span text:style-name="T741">‬</text:span>‬<text:span text:style-name="T742">14</text:span><text:span text:style-name="T743"> וַֽיִּמְצְא֖וּ כָּת֣וּב בַּתּוֹרָ֑ה אֲשֶׁ֨ר צִוָּ֤ה יְהוָה֙ בְּיַד־מֹשֶׁ֔ה אֲשֶׁר֩ יֵשְׁב֨וּ בְנֵֽי־יִשְׂרָאֵ֧ל בַּסֻּכּ֛וֹת בֶּחָ֖ג בַּחֹ֥דֶשׁ הַשְּׁבִיעִֽי׃<text:s/></text:span><text:span text:style-name="T744">‬</text:span>‬<text:span text:style-name="T745">15</text:span><text:span text:style-name="T746"> וַאֲשֶׁ֣ר יַשְׁמִ֗יעוּ וְיַעֲבִ֨ירוּ ק֥וֹל בְּכָל־עָרֵיהֶם֮ וּבִירוּשָׁלַ֣͏ִם לֵאמֹר֒ צְא֣וּ הָהָ֗ר וְהָבִ֙יאוּ֙ עֲלֵי־זַ֙יִת֙ וַעֲלֵי־עֵ֣ץ שֶׁ֔מֶן וַעֲלֵ֤י הֲדַס֙ וַעֲלֵ֣י תְמָרִ֔ים וַעֲלֵ֖י עֵ֣ץ עָבֹ֑ת לַעֲשֹׂ֥ת סֻכֹּ֖ת כַּכָּתֽוּב׃<text:s/></text:span><text:span text:style-name="T747">פ<text:s/></text:span><text:span text:style-name="T748">‬</text:span>‬‬‬‬‬‬‬‬‬‬‬‬</text:p>
        <text:soft-page-break/>
        <text:p text:style-name="P749"><text:span text:style-name="T750">16</text:span><text:span text:style-name="T751"> וַיֵּצְא֣וּ הָעָם֮ וַיָּבִיאוּ֒ וַיַּעֲשׂוּ֩ לָהֶ֨ם סֻכּ֜וֹת אִ֤ישׁ עַל־גַּגּוֹ֙ וּבְחַצְרֹ֣תֵיהֶ֔ם וּבְחַצְר֖וֹת בֵּ֣ית הָאֱלֹהִ֑ים וּבִרְחוֹב֙ שַׁ֣עַר הַמַּ֔יִם וּבִרְח֖וֹב שַׁ֥עַר אֶפְרָֽיִם׃<text:s/></text:span><text:span text:style-name="T752">‬</text:span>‬<text:span text:style-name="T753">17</text:span><text:span text:style-name="T754"> וַיַּֽעֲשׂ֣וּ כָֽל־הַ֠קָּהָל הַשָּׁבִ֨ים מִן־הַשְּׁבִ֥י ׀ סֻכּוֹת֮ וַיֵּשְׁב֣וּ בַסֻּכּוֹת֒ כִּ֣י לֹֽא־עָשׂ֡וּ מִימֵי֩ יֵשׁ֨וּעַ בִּן־נ֥וּן כֵּן֙ בְּנֵ֣י יִשְׂרָאֵ֔ל עַ֖ד הַיּ֣וֹם הַה֑וּא וַתְּהִ֥י שִׂמְחָ֖ה גְּדוֹלָ֥ה מְאֹֽד׃<text:s/></text:span><text:span text:style-name="T755">‬</text:span>‬<text:span text:style-name="T756">18</text:span><text:span text:style-name="T757"> וַ֠יִּקְרָא בְּסֵ֨פֶר תּוֹרַ֤ת הָאֱלֹהִים֙ י֣וֹם ׀ בְּי֔וֹם מִן־הַיּוֹם֙ הָֽרִאשׁ֔וֹן עַ֖ד הַיּ֣וֹם הָאַחֲר֑וֹן וַיַּֽעֲשׂוּ־חָג֙ שִׁבְעַ֣ת יָמִ֔ים וּבַיּ֧וֹם הַשְּׁמִינִ֛י עֲצֶ֖רֶת כַּמִּשְׁפָּֽט׃<text:s/></text:span><text:span text:style-name="T758">פ<text:s/></text:span><text:span text:style-name="T759">‬</text:span>‬‬‬‬</text:p>
      </text:section>
      <text:section text:name="Sect8" text:style-name="S8">
        <text:p text:style-name="P760">Nehemiah 9</text:p>
        <text:p text:style-name="P761"><text:span text:style-name="T762">1</text:span><text:span text:style-name="T763"> וּבְיוֹם֩ עֶשְׂרִ֨ים וְאַרְבָּעָ֜ה לַחֹ֣דֶשׁ הַזֶּ֗ה נֶאֶסְפ֤וּ בְנֵֽי־יִשְׂרָאֵל֙ בְּצ֣וֹם וּבְשַׂקִּ֔ים וַאֲדָמָ֖ה עֲלֵיהֶֽם׃<text:s/></text:span><text:span text:style-name="T764">2</text:span><text:span text:style-name="T765"> וַיִּבָּֽדְלוּ֙ זֶ֣רַע יִשְׂרָאֵ֔ל מִכֹּ֖ל בְּנֵ֣י נֵכָ֑ר וַיַּעַמְד֗וּ וַיִּתְוַדּוּ֙ עַל־חַטֹּ֣אתֵיהֶ֔ם וַעֲוֺנ֖וֹת אֲבֹתֵיהֶֽם׃<text:s/></text:span><text:span text:style-name="T766">‬</text:span>‬<text:span text:style-name="T767">3</text:span><text:span text:style-name="T768"> וַיָּק֙וּמוּ֙ עַל־עָמְדָ֔ם וַֽיִּקְרְא֗וּ בְּסֵ֨פֶר תּוֹרַ֧ת יְהוָ֛ה אֱלֹהֵיהֶ֖ם רְבִעִ֣ית הַיּ֑וֹם וּרְבִעִית֙ מִתְוַדִּ֣ים וּמִֽשְׁתַּחֲוִ֔ים לַיהוָ֖ה אֱלֹהֵיהֶֽם׃<text:s/></text:span><text:span text:style-name="T769">פ<text:s/></text:span><text:span text:style-name="T770">‬</text:span>‬‬‬</text:p>
        <text:p text:style-name="P771"><text:span text:style-name="T772">4</text:span><text:span text:style-name="T773"> וַיָּ֜קָם עַֽל־מַֽעֲלֵ֣ה הַלְוִיִּ֗ם יֵשׁ֨וּעַ וּבָנִ֜י קַדְמִיאֵ֧ל שְׁבַנְיָ֛ה בֻּנִּ֥י שֵׁרֵבְיָ֖ה בָּנִ֣י כְנָ֑נִי וַֽיִּזְעֲקוּ֙ בְּק֣וֹל גָּד֔וֹל אֶל־יְהוָ֖ה אֱלֹהֵיהֶֽם׃<text:s/></text:span><text:span text:style-name="T774">‬</text:span>‬<text:span text:style-name="T775">5</text:span><text:span text:style-name="T776"> וַיֹּאמְר֣וּ הַלְוִיִּ֡ם יֵשׁ֣וּעַ וְ֠קַדְמִיאֵל בָּנִ֨י חֲשַׁבְנְיָ֜ה שֵׁרֵֽבְיָ֤ה הֽוֹדִיָּה֙ שְׁבַנְיָ֣ה פְתַֽחְיָ֔ה ק֗וּמוּ בָּרֲכוּ֙ אֶת־יְהוָ֣ה אֱלֹֽהֵיכֶ֔ם מִן־הָעוֹלָ֖ם עַד־הָעוֹלָ֑ם וִיבָֽרְכוּ֙ שֵׁ֣ם כְּבוֹדֶ֔ךָ וּמְרוֹמַ֥ם עַל־כָּל־בְּרָכָ֖ה וּתְהִלָּֽה׃<text:s/></text:span><text:span text:style-name="T777">‬</text:span>‬<text:span text:style-name="T778">6</text:span><text:span text:style-name="T779"> אַתָּה־ה֣וּא יְהוָה֮ לְבַדֶּךָ֒ *את **אַתָּ֣ה עָשִׂ֡יתָ אֶֽת־הַשָּׁמַיִם֩ שְׁמֵ֨י הַשָּׁמַ֜יִם וְכָל־צְבָאָ֗ם הָאָ֜רֶץ וְכָל־אֲשֶׁ֤ר עָלֶ֙יהָ֙ הַיַּמִּים֙ וְכָל־אֲשֶׁ֣ר בָּהֶ֔ם וְאַתָּ֖ה מְחַיֶּ֣ה אֶת־כֻּלָּ֑ם וּצְבָ֥א הַשָּׁמַ֖יִם לְךָ֥ מִשְׁתַּחֲוִֽים׃<text:s/></text:span><text:span text:style-name="T780">‬</text:span>‬<text:span text:style-name="T781">7</text:span><text:span text:style-name="T782"> אַתָּה־הוּא֙ יְהוָ֣ה הָאֱלֹהִ֔ים אֲשֶׁ֤ר בָּחַ֙רְתָּ֙ בְּאַבְרָ֔ם וְהוֹצֵאת֖וֹ מֵא֣וּר כַּשְׂדִּ֑ים וְשַׂ֥מְתָּ שְּׁמ֖וֹ אַבְרָהָֽם׃<text:s/></text:span><text:span text:style-name="T783">‬</text:span>‬<text:span text:style-name="T784">8</text:span><text:span text:style-name="T785"> וּמָצָ֣אתָ אֶת־לְבָבוֹ֮ נֶאֱמָ֣ן לְפָנֶיךָ֒ וְכָר֨וֹת עִמּ֜וֹ הַבְּרִ֗ית לָתֵ֡ת אֶת־אֶרֶץ֩ הַכְּנַעֲנִ֨י הַחִתִּ֜י הָאֱמֹרִ֧י וְהַפְּרִזִּ֛י וְהַיְבוּסִ֥י וְהַגִּרְגָּשִׁ֖י לָתֵ֣ת לְזַרְע֑וֹ וַתָּ֙קֶם֙ אֶת־דְּבָרֶ֔יךָ כִּ֥י צַדִּ֖יק אָֽתָּה׃<text:s/></text:span><text:span text:style-name="T786">‬</text:span>‬<text:span text:style-name="T787">9</text:span><text:span text:style-name="T788"> וַתֵּ֛רֶא אֶת־עֳנִ֥י אֲבֹתֵ֖ינוּ בְּמִצְרָ֑יִם וְאֶת־זַעֲקָתָ֥ם שָׁמַ֖עְתָּ עַל־יַם־סֽוּף׃<text:s/></text:span><text:span text:style-name="T789">‬</text:span>‬<text:span text:style-name="T790">10</text:span><text:span text:style-name="T791"> וַ֠תִּתֵּן אֹתֹ֨ת וּמֹֽפְתִ֜ים בְּפַרְעֹ֤ה וּבְכָל־עֲבָדָיו֙ וּבְכָל־עַ֣ם אַרְצ֔וֹ כִּ֣י יָדַ֔עְתָּ כִּ֥י הֵזִ֖ידוּ עֲלֵיהֶ֑ם וַתַּֽעַשׂ־לְךָ֥ שֵׁ֖ם כְּהַיּ֥וֹם הַזֶּֽה׃<text:s/></text:span><text:span text:style-name="T792">‬</text:span>‬<text:span text:style-name="T793">11</text:span><text:span text:style-name="T794"> וְהַיָּם֙ בָּקַ֣עְתָּ לִפְנֵיהֶ֔ם וַיַּֽעַבְר֥וּ בְתוֹךְ־הַיָּ֖ם בַּיַּבָּשָׁ֑ה וְֽאֶת־רֹ֨דְפֵיהֶ֜ם הִשְׁלַ֧כְתָּ בִמְצוֹלֹ֛ת כְּמוֹ־אֶ֖בֶן בְּמַ֥יִם עַזִּֽים׃<text:s/></text:span><text:span text:style-name="T795">‬</text:span>‬<text:span text:style-name="T796">12</text:span><text:span text:style-name="T797"> וּבְעַמּ֣וּד עָנָ֔ן הִנְחִיתָ֖ם יוֹמָ֑ם וּבְעַמּ֥וּד אֵשׁ֙ לַ֔יְלָה לְהָאִ֣יר לָהֶ֔ם אֶת־הַדֶּ֖רֶךְ אֲשֶׁ֥ר יֵֽלְכוּ־בָֽהּ׃<text:s/></text:span><text:span text:style-name="T798">‬</text:span>‬<text:span text:style-name="T799">13</text:span><text:span text:style-name="T800"> וְעַ֤ל הַר־סִינַי֙ יָרַ֔דְתָּ וְדַבֵּ֥ר עִמָּהֶ֖ם מִשָּׁמָ֑יִם וַתִּתֵּ֨ן לָהֶ֜ם מִשְׁפָּטִ֤ים יְשָׁרִים֙ וְתוֹר֣וֹת אֱמֶ֔ת חֻקִּ֥ים וּמִצְוֺ֖ת טוֹבִֽים׃<text:s/></text:span><text:span text:style-name="T801">‬</text:span>‬<text:span text:style-name="T802">14</text:span><text:span text:style-name="T803"> וְאֶת־שַׁבַּ֥ת קָדְשְׁךָ֖ הוֹדַ֣עַתָ לָהֶ֑ם וּמִצְו֤וֹת וְחֻקִּים֙ וְתוֹרָ֔ה צִוִּ֣יתָ לָהֶ֔ם בְּיַ֖ד מֹשֶׁ֥ה עַבְדֶּֽךָ׃<text:s/></text:span><text:span text:style-name="T804">‬</text:span>‬<text:span text:style-name="T805">15</text:span><text:span text:style-name="T806"> וְ֠לֶחֶם מִשָּׁמַ֜יִם נָתַ֤תָּה לָהֶם֙ לִרְעָבָ֔ם וּמַ֗יִם מִסֶּ֛לַע הוֹצֵ֥אתָ לָהֶ֖ם לִצְמָאָ֑ם וַתֹּ֣אמֶר לָהֶ֗ם לָבוֹא֙ לָרֶ֣שֶׁת אֶת־הָאָ֔רֶץ אֲשֶׁר־נָשָׂ֥אתָ אֶת־יָדְךָ֖ לָתֵ֥ת לָהֶֽם׃<text:s/></text:span><text:span text:style-name="T807">‬</text:span>‬<text:span text:style-name="T808">16</text:span><text:span text:style-name="T809"> וְהֵ֥ם וַאֲבֹתֵ֖ינוּ הֵזִ֑ידוּ וַיַּקְשׁוּ֙ אֶת־עָרְפָּ֔ם וְלֹ֥א שָׁמְע֖וּ אֶל־מִצְוֺתֶֽיךָ׃<text:s/></text:span><text:span text:style-name="T810">‬</text:span>‬<text:span text:style-name="T811">17</text:span><text:span text:style-name="T812"> וַיְמָאֲנ֣וּ לִשְׁמֹ֗עַ וְלֹא־זָכְר֤וּ נִפְלְאֹתֶ֙יךָ֙<text:s/></text:span><text:soft-page-break/><text:span text:style-name="T813">אֲשֶׁ֣ר עָשִׂ֣יתָ עִמָּהֶ֔ם וַיַּקְשׁוּ֙ אֶת־עָרְפָּ֔ם וַיִּתְּנוּ־רֹ֛אשׁ לָשׁ֥וּב לְעַבְדֻתָ֖ם בְּמִרְיָ֑ם וְאַתָּה֩ אֱל֨וֹהַּ סְלִיח֜וֹת חַנּ֧וּן וְרַח֛וּם אֶֽרֶךְ־אַפַּ֥יִם וְרַב־*וחסד **חֶ֖סֶד וְלֹ֥א עֲזַבְתָּֽם׃<text:s/></text:span><text:span text:style-name="T814">‬</text:span>‬<text:span text:style-name="T815">18</text:span><text:span text:style-name="T816"> אַ֗ף כִּֽי־עָשׂ֤וּ לָהֶם֙ עֵ֣גֶל מַסֵּכָ֔ה וַיֹּ֣אמְר֔וּ זֶ֣ה אֱלֹהֶ֔יךָ אֲשֶׁ֥ר הֶעֶלְךָ֖ מִמִּצְרָ֑יִם וֽ͏ַיַּעֲשׂ֔וּ נֶאָצ֖וֹת גְּדֹלֽוֹת׃<text:s/></text:span><text:span text:style-name="T817">‬</text:span>‬<text:span text:style-name="T818">19</text:span><text:span text:style-name="T819"> וְאַתָּה֙ בְּרַחֲמֶ֣יךָ הָֽרַבִּ֔ים לֹ֥א עֲזַבְתָּ֖ם בַּמִּדְבָּ֑ר אֶת־עַמּ֣וּד הֶ֠עָנָן לֹא־סָ֨ר מֵעֲלֵיהֶ֤ם בְּיוֹמָם֙ לְהַנְחֹתָ֣ם בְּהַדֶּ֔רֶךְ וְאֶת־עַמּ֨וּד הָאֵ֤שׁ בְּלַ֙יְלָה֙ לְהָאִ֣יר לָהֶ֔ם וְאֶת־הַדֶּ֖רֶךְ אֲשֶׁ֥ר יֵֽלְכוּ־בָֽהּ׃<text:s/></text:span><text:span text:style-name="T820">‬</text:span>‬<text:span text:style-name="T821">20</text:span><text:span text:style-name="T822"> וְרוּחֲךָ֙ הַטּוֹבָ֔ה נָתַ֖תָּ לְהַשְׂכִּילָ֑ם וּמַנְךָ֙ לֹא־מָנַ֣עְתָּ מִפִּיהֶ֔ם וּמַ֛יִם נָתַ֥תָּה לָהֶ֖ם לִצְמָאָֽם׃<text:s/></text:span><text:span text:style-name="T823">‬</text:span>‬<text:span text:style-name="T824">21</text:span><text:span text:style-name="T825"> וְאַרְבָּעִ֥ים שָׁנָ֛ה כִּלְכַּלְתָּ֥ם בַּמִּדְבָּ֖ר לֹ֣א חָסֵ֑רוּ שַׂלְמֹֽתֵיהֶם֙ לֹ֣א בָל֔וּ וְרַגְלֵיהֶ֖ם לֹ֥א בָצֵֽקוּ׃<text:s/></text:span><text:span text:style-name="T826">‬</text:span>‬<text:span text:style-name="T827">22</text:span><text:span text:style-name="T828"> וַתִּתֵּ֨ן לָהֶ֤ם מַמְלָכוֹת֙ וַעֲמָמִ֔ים וַֽתַּחְלְקֵ֖ם לְפֵאָ֑ה וַיִּֽירְשׁ֞וּ אֶת־אֶ֣רֶץ סִיח֗וֹן וְאֶת־אֶ֙רֶץ֙ מֶ֣לֶךְ חֶשְׁבּ֔וֹן וְאֶת־אֶ֖רֶץ ע֥וֹג מֶֽלֶךְ־הַבָּשָֽׁן׃<text:s/></text:span><text:span text:style-name="T829">‬</text:span>‬<text:span text:style-name="T830">23</text:span><text:span text:style-name="T831"> וּבְנֵיהֶ֣ם הִרְבִּ֔יתָ כְּכֹכְבֵ֖י הַשָּׁמָ֑יִם וַתְּבִיאֵם֙ אֶל־הָאָ֔רֶץ אֲשֶׁר־אָמַ֥רְתָּ לַאֲבֹתֵיהֶ֖ם לָב֥וֹא לָרָֽשֶׁת׃<text:s/></text:span><text:span text:style-name="T832">‬</text:span>‬<text:span text:style-name="T833">24</text:span><text:span text:style-name="T834"> וַיָּבֹ֤אוּ הַבָּנִים֙ וַיִּֽירְשׁ֣וּ אֶת־הָאָ֔רֶץ וַתַּכְנַ֨ע לִפְנֵיהֶ֜ם אֶת־יֹשְׁבֵ֤י הָאָ֙רֶץ֙ הַכְּנַ֣עֲנִ֔ים וַֽתִּתְּנֵ֖ם בְּיָדָ֑ם וְאֶת־מַלְכֵיהֶם֙ וְאֶת־עַֽמְמֵ֣י הָאָ֔רֶץ לַעֲשׂ֥וֹת בָּהֶ֖ם כִּרְצוֹנָֽם׃<text:s/></text:span><text:span text:style-name="T835">‬</text:span>‬<text:span text:style-name="T836">25</text:span><text:span text:style-name="T837"> וַֽיִּלְכְּד֞וּ עָרִ֣ים בְּצֻרוֹת֮ וַאֲדָמָ֣ה שְׁמֵנָה֒ וַיִּֽירְשׁ֡וּ בָּתִּ֣ים מְלֵֽאִים־כָּל־ט֠וּב בֹּר֨וֹת חֲצוּבִ֜ים כְּרָמִ֧ים וְזֵיתִ֛ים וְעֵ֥ץ מַאֲכָ֖ל לָרֹ֑ב וַיֹּאכְל֤וּ וַֽיִּשְׂבְּעוּ֙ וַיַּשְׁמִ֔ינוּ וַיִּֽתְעַדְּנ֖וּ בְּטוּבְךָ֥ הַגָּדֽוֹל׃<text:s/></text:span><text:span text:style-name="T838">‬</text:span>‬<text:span text:style-name="T839">26</text:span><text:span text:style-name="T840"> וַיַּמְר֨וּ וַֽיִּמְרְד֜וּ בָּ֗ךְ וַיַּשְׁלִ֤כוּ אֶת־תּוֹרָֽתְךָ֙ אַחֲרֵ֣י גַוָּ֔ם וְאֶת־נְבִיאֶ֣יךָ הָרָ֔גוּ אֲשֶׁר־הֵעִ֥ידוּ בָ֖ם לַהֲשִׁיבָ֣ם אֵלֶ֑יךָ וֽ͏ַיַּעֲשׂ֔וּ נֶאָצ֖וֹת גְּדוֹלֹֽת׃<text:s/></text:span><text:span text:style-name="T841">‬</text:span>‬<text:span text:style-name="T842">27</text:span><text:span text:style-name="T843"> וַֽתִּתְּנֵם֙ בְּיַ֣ד צָֽרֵיהֶ֔ם וַיָּצֵ֖רוּ לָהֶ֑ם וּבְעֵ֤ת צָֽרָתָם֙ יִצְעֲק֣וּ אֵלֶ֔יךָ וְאַתָּה֙ מִשָּׁמַ֣יִם תִּשְׁמָ֔ע וּֽכְרַחֲמֶ֣יךָ הָֽרַבִּ֗ים תִּתֵּ֤ן לָהֶם֙ מֽוֹשִׁיעִ֔ים וְיוֹשִׁיע֖וּם מִיַּ֥ד צָרֵיהֶֽם׃<text:s/></text:span><text:span text:style-name="T844">‬</text:span>‬<text:span text:style-name="T845">28</text:span><text:span text:style-name="T846"> וּכְנ֣וֹחַ לָהֶ֔ם יָשׁ֕וּבוּ לַעֲשׂ֥וֹת רַ֖ע לְפָנֶ֑יךָ וַתַּֽעַזְבֵ֞ם בְּיַ֤ד אֹֽיְבֵיהֶם֙ וַיִּרְדּ֣וּ בָהֶ֔ם וַיָּשׁ֙וּבוּ֙ וַיִּזְעָק֔וּךָ וְאַתָּ֞ה מִשָּׁמַ֧יִם תִּשְׁמַ֛ע וְתַצִּילֵ֥ם כְּֽרַחֲמֶ֖יךָ רַבּ֥וֹת עִתִּֽים׃<text:s/></text:span><text:span text:style-name="T847">‬</text:span>‬<text:span text:style-name="T848">29</text:span><text:span text:style-name="T849"> וַתָּ֨עַד בָּהֶ֜ם לַהֲשִׁיבָ֣ם אֶל־תּוֹרָתֶ֗ךָ וְהֵ֨מָּה הֵזִ֜ידוּ וְלֹא־שָׁמְע֤וּ לְמִצְוֺתֶ֙יךָ֙ וּבְמִשְׁפָּטֶ֣יךָ חָֽטְאוּ־בָ֔ם אֲשֶׁר־יַעֲשֶׂ֥ה אָדָ֖ם וְחָיָ֣ה בָהֶ֑ם וַיִּתְּנ֤וּ כָתֵף֙ סוֹרֶ֔רֶת וְעָרְפָּ֥ם הִקְשׁ֖וּ וְלֹ֥א שָׁמֵֽעוּ׃<text:s/></text:span><text:span text:style-name="T850">‬</text:span>‬<text:span text:style-name="T851">30</text:span><text:span text:style-name="T852"> וַתִּמְשֹׁ֤ךְ עֲלֵיהֶם֙ שָׁנִ֣ים רַבּ֔וֹת וַתָּ֨עַד בָּ֧ם בְּרוּחֲךָ֛ בְּיַד־נְבִיאֶ֖יךָ וְלֹ֣א הֶאֱזִ֑ינוּ וַֽתִּתְּנֵ֔ם בְּיַ֖ד עַמֵּ֥י הָאֲרָצֹֽת׃<text:s/></text:span><text:span text:style-name="T853">‬</text:span>‬<text:span text:style-name="T854">31</text:span><text:span text:style-name="T855"> וּֽבְרַחֲמֶ֧יךָ הָרַבִּ֛ים לֹֽא־עֲשִׂיתָ֥ם כָּלָ֖ה וְלֹ֣א עֲזַבְתָּ֑ם כִּ֛י אֵֽל־חַנּ֥וּן וְרַח֖וּם אָֽתָּה׃<text:s/></text:span><text:span text:style-name="T856">‬</text:span>‬<text:span text:style-name="T857">32</text:span><text:span text:style-name="T858"> וְעַתָּ֣ה אֱ֠לֹהֵינוּ הָאֵ֨ל הַגָּד֜וֹל הַגִּבּ֣וֹר וְהַנּוֹרָא֮ שׁוֹמֵ֣ר הַבְּרִ֣ית וְהַחֶסֶד֒ אַל־יִמְעַ֣ט לְפָנֶ֡יךָ אֵ֣ת כָּל־הַתְּלָאָ֣ה אֽ͏ֲשֶׁר־מְ֠צָאַתְנוּ לִמְלָכֵ֨ינוּ לְשָׂרֵ֧ינוּ וּלְכֹהֲנֵ֛ינוּ וְלִנְבִיאֵ֥נוּ וְלַאֲבֹתֵ֖ינוּ וּלְכָל־עַמֶּ֑ךָ מִימֵי֙ מַלְכֵ֣י אַשּׁ֔וּר עַ֖ד הַיּ֥וֹם הַזֶּֽה׃<text:s/></text:span><text:span text:style-name="T859">‬</text:span>‬<text:span text:style-name="T860">33</text:span><text:span text:style-name="T861"> וְאַתָּ֣ה צַדִּ֔יק עַ֖ל כָּל־הַבָּ֣א עָלֵ֑ינוּ כִּֽי־אֱמֶ֥ת עָשִׂ֖יתָ וַאֲנַ֥חְנוּ הִרְשָֽׁעְנוּ׃<text:s/></text:span><text:span text:style-name="T862">‬</text:span>‬<text:span text:style-name="T863">34</text:span><text:span text:style-name="T864"> וְאֶת־מְלָכֵ֤ינוּ שָׂרֵ֙ינוּ֙ כֹּהֲנֵ֣ינוּ וַאֲבֹתֵ֔ינוּ לֹ֥א עָשׂ֖וּ תּוֹרָתֶ֑ךָ וְלֹ֤א הִקְשִׁ֙יבוּ֙ אֶל־מִצְוֺתֶ֔יךָ וּלְעֵ֣דְוֺתֶ֔יךָ אֲשֶׁ֥ר הַעִידֹ֖תָ בָּהֶֽם׃<text:s/></text:span><text:span text:style-name="T865">‬</text:span>‬<text:span text:style-name="T866">35</text:span><text:span text:style-name="T867"> וְהֵ֣ם בְּמַלְכוּתָם֩ וּבְטוּבְךָ֨ הָרָ֜ב אֲשֶׁר־נָתַ֣תָּ לָהֶ֗ם וּבְאֶ֨רֶץ הָרְחָבָ֧ה וְהַשְּׁמֵנָ֛ה אֲשֶׁר־נָתַ֥תָּ לִפְנֵיהֶ֖ם לֹ֣א עֲבָד֑וּךָ וְֽלֹא־שָׁ֔בוּ מִמַּֽעַלְלֵיהֶ֖ם הָרָעִֽים׃<text:s/></text:span><text:span text:style-name="T868">‬</text:span>‬<text:span text:style-name="T869">36</text:span><text:span text:style-name="T870"> הִנֵּ֛ה אֲנַ֥חְנוּ הַיּ֖וֹם עֲבָדִ֑ים וְהָאָ֜רֶץ אֲשֶׁר־נָתַ֣תָּה לַאֲבֹתֵ֗ינוּ לֶאֱכֹ֤ל אֶת־פִּרְיָהּ֙ וְאֶת־טוּבָ֔הּ הִנֵּ֛ה אֲנַ֥חְנוּ עֲבָדִ֖ים עָלֶֽיהָ׃<text:s/></text:span><text:soft-page-break/><text:span text:style-name="T871">‬</text:span>‬<text:span text:style-name="T872">37</text:span><text:span text:style-name="T873"> וּתְבוּאָתָ֣הּ מַרְבָּ֗ה לַמְּלָכִ֛ים אֲשֶׁר־נָתַ֥תָּה עָלֵ֖ינוּ בְּחַטֹּאותֵ֑ינוּ וְעַ֣ל גְּ֠וִיֹּתֵינוּ מֹשְׁלִ֤ים וּבִבְהֶמְתֵּ֙נוּ֙ כִּרְצוֹנָ֔ם וּבְצָרָ֥ה גְדוֹלָ֖ה אֲנָֽחְנוּ׃<text:s/></text:span><text:span text:style-name="T874">פ<text:s/></text:span><text:span text:style-name="T875">‬</text:span>‬‬‬‬‬‬‬‬‬‬‬‬‬‬‬‬‬‬‬‬‬‬‬‬‬‬‬‬‬‬‬‬‬‬‬</text:p>
      </text:section>
      <text:section text:name="Sect9" text:style-name="S9">
        <text:p text:style-name="P876">Nehemiah 10</text:p>
        <text:p text:style-name="P877"><text:span text:style-name="T878">1</text:span><text:span text:style-name="T879"> וּבְכָל־זֹ֕את אֲנַ֛חְנוּ כֹּרְתִ֥ים אֲמָנָ֖ה וְכֹתְבִ֑ים וְעַל֙ הֶֽחָת֔וּם שָׂרֵ֥ינוּ לְוִיֵּ֖נוּ כֹּהֲנֵֽינוּ׃<text:s/></text:span><text:span text:style-name="T880">2</text:span><text:span text:style-name="T881"> וְעַ֖ל הַחֲתוּמִ֑ים נְחֶמְיָ֧ה הַתִּרְשָׁ֛תָא בֶּן־חֲכַלְיָ֖ה וְצִדְקִיָּֽה׃<text:s/></text:span><text:span text:style-name="T882">‬</text:span>‬<text:span text:style-name="T883">3</text:span><text:span text:style-name="T884"> שְׂרָיָ֥ה עֲזַרְיָ֖ה יִרְמְיָֽה׃<text:s/></text:span><text:span text:style-name="T885">‬</text:span>‬<text:span text:style-name="T886">4</text:span><text:span text:style-name="T887"> פַּשְׁח֥וּר אֲמַרְיָ֖ה מַלְכִּיָּֽה׃<text:s/></text:span><text:span text:style-name="T888">‬</text:span>‬<text:span text:style-name="T889">5</text:span><text:span text:style-name="T890"> חַטּ֥וּשׁ שְׁבַנְיָ֖ה מַלּֽוּךְ׃<text:s/></text:span><text:span text:style-name="T891">‬</text:span>‬<text:span text:style-name="T892">6</text:span><text:span text:style-name="T893"> חָרִ֥ם מְרֵמ֖וֹת עֹֽבַדְיָֽה׃<text:s/></text:span><text:span text:style-name="T894">‬</text:span>‬<text:span text:style-name="T895">7</text:span><text:span text:style-name="T896"> דָּנִיֵּ֥אל גִּנְּת֖וֹן בָּרֽוּךְ׃<text:s/></text:span><text:span text:style-name="T897">‬</text:span>‬<text:span text:style-name="T898">8</text:span><text:span text:style-name="T899"> מְשֻׁלָּ֥ם אֲבִיָּ֖ה מִיָּמִֽן׃<text:s/></text:span><text:span text:style-name="T900">‬</text:span>‬<text:span text:style-name="T901">9</text:span><text:span text:style-name="T902"> מַֽעַזְיָ֥ה בִלְגַּ֖י שְׁמַֽעְיָ֑ה אֵ֖לֶּה הַכֹּהֲנִֽים׃</text:span><text:span text:style-name="T903"><text:s/>ס<text:s/></text:span><text:span text:style-name="T904">‬</text:span>‬<text:span text:style-name="T905">10</text:span><text:span text:style-name="T906"> וְֽהַלְוִיִּ֑ם וְיֵשׁ֙וּעַ֙ בֶּן־אֲזַנְיָ֔ה בִּנּ֕וּי מִבְּנֵ֥י חֵנָדָ֖ד קַדְמִיאֵֽל׃<text:s/></text:span><text:span text:style-name="T907">‬</text:span>‬<text:span text:style-name="T908">11</text:span><text:span text:style-name="T909"> וַאֲחֵיהֶ֑ם שְׁבַנְיָ֧ה הֽוֹדִיָּ֛ה קְלִיטָ֖א פְּלָאיָ֥ה חָנָֽן׃<text:s/></text:span><text:span text:style-name="T910">‬</text:span>‬<text:span text:style-name="T911">12</text:span><text:span text:style-name="T912"> מִיכָ֥א רְח֖וֹב חֲשַׁבְיָֽה׃<text:s/></text:span><text:span text:style-name="T913">‬</text:span>‬<text:span text:style-name="T914">13</text:span><text:span text:style-name="T915"> זַכּ֥וּר שֵׁרֵֽבְיָ֖ה שְׁבַנְיָֽה׃<text:s/></text:span><text:span text:style-name="T916">‬</text:span>‬<text:span text:style-name="T917">14</text:span><text:span text:style-name="T918"> הוֹדִיָּ֥ה בָנִ֖י בְּנִֽינוּ׃</text:span><text:span text:style-name="T919"><text:s/>ס<text:s/></text:span><text:span text:style-name="T920">‬</text:span>‬<text:span text:style-name="T921">15</text:span><text:span text:style-name="T922"> רָאשֵׁ֖י הָעָ֑ם פַּרְעֹשׁ֙ פַּחַ֣ת מוֹאָ֔ב עֵילָ֥ם זַתּ֖וּא בָּנִֽי׃<text:s/></text:span><text:span text:style-name="T923">‬</text:span>‬<text:span text:style-name="T924">16</text:span><text:span text:style-name="T925"> בֻּנִּ֥י עַזְגָּ֖ד בֵּבָֽי׃<text:s/></text:span><text:span text:style-name="T926">‬</text:span>‬<text:span text:style-name="T927">17</text:span><text:span text:style-name="T928"> אֲדֹנִיָּ֥ה בִגְוַ֖י עָדִֽין׃<text:s/></text:span><text:span text:style-name="T929">‬</text:span>‬<text:span text:style-name="T930">18</text:span><text:span text:style-name="T931"> אָטֵ֥ר חִזְקִיָּ֖ה עַזּֽוּר׃<text:s/></text:span><text:span text:style-name="T932">‬</text:span>‬<text:span text:style-name="T933">19</text:span><text:span text:style-name="T934"> הוֹדִיָּ֥ה חָשֻׁ֖ם בֵּצָֽי׃<text:s/></text:span><text:span text:style-name="T935">‬</text:span>‬<text:span text:style-name="T936">20</text:span><text:span text:style-name="T937"> חָרִ֥יף עֲנָת֖וֹת *נובי **נֵיבָֽי׃<text:s/></text:span><text:span text:style-name="T938">‬</text:span>‬<text:span text:style-name="T939">21</text:span><text:span text:style-name="T940"> מַגְפִּיעָ֥שׁ מְשֻׁלָּ֖ם חֵזִֽיר׃<text:s/></text:span><text:span text:style-name="T941">‬</text:span>‬<text:span text:style-name="T942">22</text:span><text:span text:style-name="T943"> מְשֵׁיזַבְאֵ֥ל צָד֖וֹק יַדּֽוּעַ׃<text:s/></text:span><text:span text:style-name="T944">‬</text:span>‬<text:span text:style-name="T945">23</text:span><text:span text:style-name="T946"> פְּלַטְיָ֥ה חָנָ֖ן עֲנָיָֽה׃<text:s/></text:span><text:span text:style-name="T947">‬</text:span>‬<text:span text:style-name="T948">24</text:span><text:span text:style-name="T949"> הוֹשֵׁ֥עַ חֲנַנְיָ֖ה חַשּֽׁוּב׃<text:s/></text:span><text:span text:style-name="T950">‬</text:span>‬<text:span text:style-name="T951">25</text:span><text:span text:style-name="T952"> הַלּוֹחֵ֥שׁ פִּלְחָ֖א שׁוֹבֵֽק׃<text:s/></text:span><text:span text:style-name="T953">‬</text:span>‬<text:span text:style-name="T954">26</text:span><text:span text:style-name="T955"> רְח֥וּם חֲשַׁבְנָ֖ה מַעֲשֵׂיָֽה׃<text:s/></text:span><text:span text:style-name="T956">‬</text:span>‬<text:span text:style-name="T957">27</text:span><text:span text:style-name="T958"> וַאֲחִיָּ֥ה חָנָ֖ן עָנָֽן׃<text:s/></text:span><text:span text:style-name="T959">‬</text:span>‬<text:span text:style-name="T960">28</text:span><text:span text:style-name="T961"> מַלּ֥וּךְ חָרִ֖ם בַּעֲנָֽה׃<text:s/></text:span><text:span text:style-name="T962">‬</text:span>‬<text:span text:style-name="T963">29</text:span><text:span text:style-name="T964"> וּשְׁאָ֣ר הָעָ֡ם הַכֹּהֲנִ֣ים הַ֠לְוִיִּם הַשּׁוֹעֲרִ֨ים הַמְשֹׁרְרִ֜ים הַנְּתִינִ֗ים וְֽכָל־הַנִּבְדָּ֞ל מֵעַמֵּ֤י הָאֲרָצוֹת֙ אֶל־תּוֹרַ֣ת הָאֱלֹהִ֔ים נְשֵׁיהֶ֖ם בְּנֵיהֶ֣ם וּבְנֹתֵיהֶ֑ם כֹּ֖ל יוֹדֵ֥עַ מֵבִֽין׃<text:s/></text:span><text:span text:style-name="T965">‬</text:span>‬<text:span text:style-name="T966">30</text:span><text:span text:style-name="T967"> מַחֲזִיקִ֣ים עַל־אֲחֵיהֶם֮ אַדִּירֵיהֶם֒ וּבָאִ֞ים בְּאָלָ֣ה וּבִשְׁבוּעָ֗ה לָלֶ֙כֶת֙ בְּתוֹרַ֣ת הָאֱלֹהִ֔ים אֲשֶׁ֣ר נִתְּנָ֔ה בְּיַ֖ד מֹשֶׁ֣ה עֶֽבֶד־הֽ͏ָאֱלֹהִ֑ים וְלִשְׁמ֣וֹר וְלַעֲשׂ֗וֹת אֶת־כָּל־מִצְוֺת֙ יְהוָ֣ה אֲדֹנֵ֔ינוּ וּמִשְׁפָּטָ֖יו וְחֻקָּֽיו׃<text:s/></text:span><text:span text:style-name="T968">‬</text:span>‬<text:span text:style-name="T969">31</text:span><text:span text:style-name="T970"> וַאֲשֶׁ֛ר לֹא־נִתֵּ֥ן בְּנֹתֵ֖ינוּ לְעַמֵּ֣י הָאָ֑רֶץ וְאֶת־בְּנֹ֣תֵיהֶ֔ם לֹ֥א נִקַּ֖ח לְבָנֵֽינוּ׃<text:s/></text:span><text:span text:style-name="T971">‬</text:span>‬<text:span text:style-name="T972">32</text:span><text:span text:style-name="T973"> וְעַמֵּ֣י הָאָ֡רֶץ הַֽמְבִיאִים֩ אֶת־הַמַּקָּח֨וֹת וְכָל־שֶׁ֜בֶר בְּי֤וֹם הַשַּׁבָּת֙ לִמְכּ֔וֹר לֹא־נִקַּ֥ח מֵהֶ֛ם בַּשַּׁבָּ֖ת וּבְי֣וֹם קֹ֑דֶשׁ וְנִטֹּ֛שׁ אֶת־הַשָּׁנָ֥ה הַשְּׁבִיעִ֖ית וּמַשָּׁ֥א כָל־יָֽד׃<text:s/></text:span><text:span text:style-name="T974">‬</text:span>‬<text:span text:style-name="T975">33</text:span><text:span text:style-name="T976"> וְהֶעֱמַ֤דְנוּ עָלֵ֙ינוּ֙ מִצְוֺ֔ת לָתֵ֥ת עָלֵ֛ינוּ שְׁלִשִׁ֥ית הַשֶּׁ֖קֶל בַּשָּׁנָ֑ה לַעֲבֹדַ֖ת בֵּ֥ית אֱלֹהֵֽינוּ׃<text:s/></text:span><text:span text:style-name="T977">‬</text:span>‬<text:span text:style-name="T978">34</text:span><text:span text:style-name="T979"> לְלֶ֣חֶם הַֽמַּעֲרֶ֡כֶת וּמִנְחַ֣ת הַתָּמִ֣יד וּלְעוֹלַ֣ת הַ֠תָּמִיד הַשַּׁבָּת֨וֹת הֶחֳדָשִׁ֜ים לַמּוֹעֲדִ֗ים וְלַקֳּדָשִׁים֙ וְלַ֣חַטָּא֔וֹת לְכַפֵּ֖ר עַל־יִשְׂרָאֵ֑ל וְכֹ֖ל מְלֶ֥אכֶת בֵּית־אֱלֹהֵֽינוּ׃</text:span><text:span text:style-name="T980"><text:s/>ס<text:s/></text:span><text:span text:style-name="T981">‬</text:span>‬<text:span text:style-name="T982">35</text:span><text:span text:style-name="T983"> וְהַגּוֹרָל֨וֹת הִפַּ֜לְנוּ עַל־קֻרְבַּ֣ן הָעֵצִ֗ים הַכֹּהֲנִ֣ים הַלְוִיִּם֮ וְהָעָם֒ לְ֠הָבִיא לְבֵ֨ית אֱלֹהֵ֧ינוּ לְבֵית־אֲבֹתֵ֛ינוּ לְעִתִּ֥ים מְזֻמָּנִ֖ים שָׁנָ֣ה בְשָׁנָ֑ה לְבַעֵ֗ר עַל־מִזְבַּח֙ יְהוָ֣ה אֱלֹהֵ֔ינוּ כַּכָּת֖וּב בַּתּוֹרָֽה׃<text:s/></text:span><text:span text:style-name="T984">‬</text:span>‬<text:span text:style-name="T985">36</text:span><text:span text:style-name="T986"> וּלְהָבִ֞יא אֶת־בִּכּוּרֵ֣י אַדְמָתֵ֗נוּ וּבִכּוּרֵ֛י כָּל־פְּרִ֥י כָל־עֵ֖ץ שָׁנָ֣ה בְשָׁנָ֑ה לְבֵ֖ית יְהוָֽה׃<text:s/></text:span><text:span text:style-name="T987">‬</text:span>‬<text:span text:style-name="T988">37</text:span><text:span text:style-name="T989"> וְאֶת־בְּכֹר֤וֹת בָּנֵ֙ינוּ֙ וּבְהֶמְתֵּ֔ינוּ כַּכָּת֖וּב בַּתּוֹרָ֑ה וְאֶת־בְּכוֹרֵ֨י בְקָרֵ֜ינוּ וְצֹאנֵ֗ינוּ לְהָבִיא֙ לְבֵ֣ית אֱלֹהֵ֔ינוּ לַכֹּ֣הֲנִ֔ים הַמְשָׁרְתִ֖ים בְּבֵ֥ית אֱלֹהֵֽינוּ׃<text:s/></text:span><text:span text:style-name="T990">‬</text:span>‬<text:span text:style-name="T991">38</text:span><text:span text:style-name="T992"> וְאֶת־רֵאשִׁ֣ית עֲרִיסֹתֵ֣ינוּ וּ֠תְרוּמֹתֵינוּ וּפְרִ֨י כָל־עֵ֜ץ תִּיר֣וֹשׁ וְיִצְהָ֗ר נָבִ֤יא לַכֹּהֲנִים֙ אֶל־לִשְׁכ֣וֹת בֵּית־אֱלֹהֵ֔ינוּ וּמַעְשַׂ֥ר אַדְמָתֵ֖נוּ לַלְוִיִּ֑ם וְהֵם֙ הַלְוִיִּ֔ם הַֽמְעַשְּׂרִ֔ים בְּכֹ֖ל עָרֵ֥י<text:s/></text:span><text:soft-page-break/><text:span text:style-name="T993">עֲבֹדָתֵֽנוּ׃<text:s/></text:span><text:span text:style-name="T994">‬</text:span>‬<text:span text:style-name="T995">39</text:span><text:span text:style-name="T996"> וְהָיָ֨ה הַכֹּהֵ֧ן בֶּֽן־אַהֲרֹ֛ן עִם־הַלְוִיִּ֖ם בַּעְשֵׂ֣ר הַלְוִיִּ֑ם וְהַלְוִיִּ֞ם יַעֲל֨וּ אֶת־מַעֲשַׂ֤ר הַֽמַּעֲשֵׂר֙ לְבֵ֣ית אֱלֹהֵ֔ינוּ אֶל־הַלְּשָׁכ֖וֹת לְבֵ֥ית הָאוֹצָֽר׃<text:s/></text:span><text:span text:style-name="T997">‬</text:span>‬<text:span text:style-name="T998">40</text:span><text:span text:style-name="T999"> כִּ֣י אֶל־הַ֠לְּשָׁכוֹת יָבִ֨יאוּ בְנֵי־יִשְׂרָאֵ֜ל וּבְנֵ֣י הַלֵּוִ֗י אֶת־תְּרוּמַ֣ת הַדָּגָן֮ הַתִּיר֣וֹשׁ וְהַיִּצְהָר֒ וְשָׁם֙ כְּלֵ֣י הַמִּקְדָּ֔שׁ וְהַכֹּהֲנִים֙ הַמְשָׁ֣רְתִ֔ים וְהַשּׁוֹעֲרִ֖ים וְהַמְשֹׁרְרִ֑ים וְלֹ֥א נַעֲזֹ֖ב אֶת־בֵּ֥ית אֱלֹהֵֽינוּ׃<text:s/></text:span><text:span text:style-name="T1000">‬</text:span>‬‬‬‬‬‬‬‬‬‬‬‬‬‬‬‬‬‬‬‬‬‬‬‬‬‬‬‬‬‬‬‬‬‬‬‬‬‬‬‬</text:p>
      </text:section>
      <text:section text:name="Sect10" text:style-name="S10">
        <text:p text:style-name="P1001">Nehemiah 11</text:p>
        <text:p text:style-name="P1002"><text:span text:style-name="T1003">1</text:span><text:span text:style-name="T1004"> וַיֵּשְׁב֥וּ שָׂרֵֽי־הָעָ֖ם בִּירוּשָׁלָ֑͏ִם וּשְׁאָ֣ר הָ֠עָם הִפִּ֨ילוּ גוֹרָל֜וֹת לְהָבִ֣יא ׀ אֶחָ֣ד מִן־הָעֲשָׂרָ֗ה לָשֶׁ֙בֶת֙ בִּֽירוּשָׁלִַ֙ם֙ עִ֣יר הַקֹּ֔דֶשׁ וְתֵ֥שַׁע הַיָּד֖וֹת בֶּעָרִֽים׃<text:s/></text:span><text:span text:style-name="T1005">2</text:span><text:span text:style-name="T1006"> וַֽיְבָרֲכ֖וּ הָעָ֑ם לְכֹל֙ הֽ͏ָאֲנָשִׁ֔ים הַמִּֽתְנַדְּבִ֔ים לָשֶׁ֖בֶת בִּירוּשָׁלָֽ͏ִם׃<text:s/></text:span><text:span text:style-name="T1007">פ<text:s/></text:span><text:span text:style-name="T1008">‬</text:span>‬‬</text:p>
        <text:p text:style-name="P1009"><text:span text:style-name="T1010">3</text:span><text:span text:style-name="T1011"> וְאֵ֙לֶּה֙ רָאשֵׁ֣י הַמְּדִינָ֔ה אֲשֶׁ֥ר יָשְׁב֖וּ בִּירוּשָׁלָ֑͏ִם וּבְעָרֵ֣י יְהוּדָ֗ה יָֽשְׁב֞וּ אִ֤ישׁ בַּאֲחֻזָּתוֹ֙ בְּעָ֣רֵיהֶ֔ם יִשְׂרָאֵ֤ל הַכֹּהֲנִים֙ וְהַלְוִיִּ֣ם וְהַנְּתִינִ֔ים וּבְנֵ֖י עַבְדֵ֥י שְׁלֹמֹֽה׃<text:s/></text:span><text:span text:style-name="T1012">‬</text:span>‬<text:span text:style-name="T1013">4</text:span><text:span text:style-name="T1014"> וּבִֽירוּשָׁלִַ֙ם֙ יָֽשְׁב֔וּ מִבְּנֵ֥י יְהוּדָ֖ה וּמִבְּנֵ֣י בִנְיָמִ֑ן מִבְּנֵ֣י יְ֠הוּדָה עֲתָיָ֨ה בֶן־עֻזִּיָּ֜ה בֶּן־זְכַרְיָ֧ה בֶן־אֲמַרְיָ֛ה בֶּן־שְׁפַטְיָ֥ה בֶן־מַהֲלַלְאֵ֖ל מִבְּנֵי־פָֽרֶץ׃<text:s/></text:span><text:span text:style-name="T1015">‬</text:span>‬<text:span text:style-name="T1016">5</text:span><text:span text:style-name="T1017"> וּמַעֲשֵׂיָ֣ה בֶן־בָּר֣וּךְ בֶּן־כָּל־חֹ֠זֶה בֶּן־חֲזָיָ֨ה בֶן־עֲדָיָ֧ה בֶן־יוֹיָרִ֛יב בֶּן־זְכַרְיָ֖ה בֶּן־הַשִּׁלֹנִֽי׃<text:s/></text:span><text:span text:style-name="T1018">‬</text:span>‬<text:span text:style-name="T1019">6</text:span><text:span text:style-name="T1020"> כָּל־בְּנֵי־פֶ֕רֶץ הַיֹּשְׁבִ֖ים בִּירוּשָׁלָ֑͏ִם אַרְבַּ֥ע מֵא֛וֹת שִׁשִּׁ֥ים וּשְׁמֹנָ֖ה אַנְשֵׁי־חָֽיִל׃</text:span><text:span text:style-name="T1021"><text:s/>ס<text:s/></text:span><text:span text:style-name="T1022">‬</text:span>‬<text:span text:style-name="T1023">7</text:span><text:span text:style-name="T1024"> וְאֵ֖לֶּה בְּנֵ֣י בִנְיָמִ֑ן סַלֻּ֡א בֶּן־מְשֻׁלָּ֡ם בֶּן־יוֹעֵ֡ד בֶּן־פְּדָיָה֩ בֶן־ק֨וֹלָיָ֧ה בֶן־מַעֲשֵׂיָ֛ה בֶּן־אִֽיתִיאֵ֖ל בֶּן־יְשַֽׁעְיָֽה׃<text:s/></text:span><text:span text:style-name="T1025">‬</text:span>‬<text:span text:style-name="T1026">8</text:span><text:span text:style-name="T1027"> וְאַחֲרָ֖יו גַּבַּ֣י סַלָּ֑י תְּשַׁ֥ע מֵא֖וֹת עֶשְׂרִ֥ים וּשְׁמֹנָֽה׃<text:s/></text:span><text:span text:style-name="T1028">‬</text:span>‬<text:span text:style-name="T1029">9</text:span><text:span text:style-name="T1030"> וְיוֹאֵ֥ל בֶּן־זִכְרִ֖י פָּקִ֣יד עֲלֵיהֶ֑ם וִיהוּדָ֧ה בֶן־הַסְּנוּאָ֛ה עַל־הָעִ֖יר מִשְׁנֶֽה׃<text:s/></text:span><text:span text:style-name="T1031">פ<text:s/></text:span><text:span text:style-name="T1032">‬</text:span>‬‬‬‬‬‬‬‬</text:p>
        <text:p text:style-name="P1033"><text:span text:style-name="T1034">10</text:span><text:span text:style-name="T1035"> מִן־הַֽכֹּהֲנִ֑ים יְדַֽעְיָ֥ה בֶן־יוֹיָרִ֖יב יָכִֽין׃<text:s/></text:span><text:span text:style-name="T1036">‬</text:span>‬<text:span text:style-name="T1037">11</text:span><text:span text:style-name="T1038"> שְׂרָיָ֨ה בֶן־חִלְקִיָּ֜ה בֶּן־מְשֻׁלָּ֣ם בֶּן־צָד֗וֹק בֶּן־מְרָיוֹת֙ בֶּן־אֲחִיט֔וּב נְגִ֖ד בֵּ֥ית הָאֱלֹהִֽים׃<text:s/></text:span><text:span text:style-name="T1039">‬</text:span>‬<text:span text:style-name="T1040">12</text:span><text:span text:style-name="T1041"> וַאֲחֵיהֶ֗ם עֹשֵׂ֤י הַמְּלָאכָה֙ לַבַּ֔יִת שְׁמֹנֶ֥ה מֵא֖וֹת עֶשְׂרִ֣ים וּשְׁנָ֑יִם וַ֠עֲדָיָה בֶּן־יְרֹחָ֤ם בֶּן־פְּלַלְיָה֙ בֶּן־אַמְצִ֣י בֶן־זְכַרְיָ֔ה בֶּן־פַּשְׁח֖וּר בֶּן־מַלְכִּיָּֽה׃<text:s/></text:span><text:span text:style-name="T1042">‬</text:span>‬<text:span text:style-name="T1043">13</text:span><text:span text:style-name="T1044"> וְאֶחָיו֙ רָאשִׁ֣ים לְאָב֔וֹת מָאתַ֖יִם אַרְבָּעִ֣ים וּשְׁנָ֑יִם וַעֲמַשְׁסַ֧י בֶּן־עֲזַרְאֵ֛ל בֶּן־אַחְזַ֥י בֶּן־מְשִׁלֵּמ֖וֹת בֶּן־אִמֵּֽר׃<text:s/></text:span><text:span text:style-name="T1045">‬</text:span>‬<text:span text:style-name="T1046">14</text:span><text:span text:style-name="T1047"> וַאֲחֵיהֶם֙ גִּבּ֣וֹרֵי חַ֔יִל מֵאָ֖ה עֶשְׂרִ֣ים וּשְׁמֹנָ֑ה וּפָקִ֣יד עֲלֵיהֶ֔ם זַבְדִּיאֵ֖ל בֶּן־הַגְּדוֹלִֽים׃</text:span><text:span text:style-name="T1048"><text:s/>ס<text:s/></text:span><text:span text:style-name="T1049">‬</text:span>‬<text:span text:style-name="T1050">15</text:span><text:span text:style-name="T1051"> וּמִֽן־הַלְוִיִּ֑ם שְׁמַעְיָ֧ה בֶן־חַשּׁ֛וּב בֶּן־עַזְרִיקָ֥ם בֶּן־חֲשַׁבְיָ֖ה בֶּן־בּוּנִּֽי׃<text:s/></text:span><text:span text:style-name="T1052">‬</text:span>‬<text:span text:style-name="T1053">16</text:span><text:span text:style-name="T1054"> וְשַׁבְּתַ֨י וְיוֹזָבָ֜ד עַל־הַמְּלָאכָ֤ה הַחִֽיצֹנָה֙ לְבֵ֣ית הָאֱלֹהִ֔ים מֵרָאשֵׁ֖י הַלְוִיִּֽם׃<text:s/></text:span><text:span text:style-name="T1055">‬</text:span>‬<text:span text:style-name="T1056">17</text:span><text:span text:style-name="T1057"> וּמַתַּנְיָ֣ה בֶן־מִ֠יכָה בֶּן־זַבְדִּ֨י בֶן־אָסָ֜ף רֹ֗אשׁ הַתְּחִלָּה֙ יְהוֹדֶ֣ה לַתְּפִלָּ֔ה וּבַקְבֻּקְיָ֖ה מִשְׁנֶ֣ה מֵאֶחָ֑יו וְעַבְדָּא֙ בֶּן־שַׁמּ֔וּעַ בֶּן־גָּלָ֖ל בֶּן־*ידיתון **יְדוּתֽוּן׃<text:s/></text:span><text:span text:style-name="T1058">‬</text:span>‬<text:span text:style-name="T1059">18</text:span><text:span text:style-name="T1060"> כָּל־הַלְוִיִּם֙ בְּעִ֣יר הַקֹּ֔דֶשׁ מָאתַ֖יִם שְׁמֹנִ֥ים וְאַרְבָּעָֽה׃<text:s/></text:span><text:span text:style-name="T1061">פ<text:s/></text:span><text:span text:style-name="T1062">‬</text:span>‬‬‬‬‬‬‬‬‬‬</text:p>
        <text:soft-page-break/>
        <text:p text:style-name="P1063"><text:span text:style-name="T1064">19</text:span><text:span text:style-name="T1065"> וְהַשּֽׁוֹעֲרִים֙ עַקּ֣וּב טַלְמ֔וֹן וַאֲחֵיהֶ֖ם הַשֹּׁמְרִ֣ים בַּשְּׁעָרִ֑ים מֵאָ֖ה שִׁבְעִ֥ים וּשְׁנָֽיִם׃<text:s/></text:span><text:span text:style-name="T1066">‬</text:span>‬<text:span text:style-name="T1067">20</text:span><text:span text:style-name="T1068"> וּשְׁאָ֨ר יִשְׂרָאֵ֜ל הַכֹּהֲנִ֤ים הַלְוִיִּם֙ בְּכָל־עָרֵ֣י יְהוּדָ֔ה אִ֖ישׁ בְּנַחֲלָתֽוֹ׃<text:s/></text:span><text:span text:style-name="T1069">‬</text:span>‬<text:span text:style-name="T1070">21</text:span><text:span text:style-name="T1071"> וְהַנְּתִינִ֖ים יֹשְׁבִ֣ים בָּעֹ֑פֶל וְצִיחָ֥א וְגִשְׁפָּ֖א עַל־הַנְּתִינִֽים׃<text:s/></text:span><text:span text:style-name="T1072">פ<text:s/></text:span><text:span text:style-name="T1073">‬</text:span>‬‬‬‬</text:p>
        <text:p text:style-name="P1074"><text:span text:style-name="T1075">22</text:span><text:span text:style-name="T1076"> וּפְקִ֤יד הַלְוִיִּם֙ בִּיר֣וּשָׁלִַ֔ם עֻזִּ֤י בֶן־בָּנִי֙ בֶּן־חֲשַׁבְיָ֔ה בֶּן־מַתַּנְיָ֖ה בֶּן־מִיכָ֑א מִבְּנֵ֤י אָסָף֙ הַמְשֹׁ֣רְרִ֔ים לְנֶ֖גֶד מְלֶ֥אכֶת בֵּית־הָאֱלֹהִֽים׃<text:s/></text:span><text:span text:style-name="T1077">‬</text:span>‬<text:span text:style-name="T1078">23</text:span><text:span text:style-name="T1079"> כִּֽי־מִצְוַ֥ת הַמֶּ֖לֶךְ עֲלֵיהֶ֑ם וַאֲמָנָ֥ה עַל־הַמְשֹׁרְרִ֖ים דְּבַר־י֥וֹם בְּיוֹמֽוֹ׃<text:s/></text:span><text:span text:style-name="T1080">‬</text:span>‬<text:span text:style-name="T1081">24</text:span><text:span text:style-name="T1082"> וּפְתַֽחְיָ֨ה בֶּן־מְשֵֽׁיזַבְאֵ֜ל מִבְּנֵי־זֶ֤רַח בֶּן־יְהוּדָה֙ לְיַ֣ד הַמֶּ֔לֶךְ לְכָל־דָּבָ֖ר לָעָֽם׃<text:s/></text:span><text:span text:style-name="T1083">‬</text:span>‬<text:span text:style-name="T1084">25</text:span><text:span text:style-name="T1085"> וְאֶל־הַחֲצֵרִ֖ים בִּשְׂדֹתָ֑ם מִבְּנֵ֣י יְהוּדָ֗ה יָֽשְׁב֞וּ בְּקִרְיַ֤ת הָֽאַרְבַּע֙ וּבְנֹתֶ֔יהָ וּבְדִיבֹן֙ וּבְנֹתֶ֔יהָ וּבִֽיקַּבְצְאֵ֖ל וַחֲצֵרֶֽיהָ׃<text:s/></text:span><text:span text:style-name="T1086">‬</text:span>‬<text:span text:style-name="T1087">26</text:span><text:span text:style-name="T1088"> וּבְיֵשׁ֥וּעַ וּבְמוֹלָדָ֖ה וּבְבֵ֥ית פָּֽלֶט׃<text:s/></text:span><text:span text:style-name="T1089">‬</text:span>‬<text:span text:style-name="T1090">27</text:span><text:span text:style-name="T1091"> וּבַחֲצַ֥ר שׁוּעָ֛ל וּבִבְאֵ֥ר שֶׁ֖בַע וּבְנֹתֶֽיהָ׃<text:s/></text:span><text:span text:style-name="T1092">‬</text:span>‬<text:span text:style-name="T1093">28</text:span><text:span text:style-name="T1094"> וּבְצִֽקְלַ֥ג וּבִמְכֹנָ֖ה וּבִבְנֹתֶֽיהָ׃<text:s/></text:span><text:span text:style-name="T1095">‬</text:span>‬<text:span text:style-name="T1096">29</text:span><text:span text:style-name="T1097"> וּבְעֵ֥ין רִמּ֛וֹן וּבְצָרְעָ֖ה וּבְיַרְמֽוּת׃<text:s/></text:span><text:span text:style-name="T1098">‬</text:span>‬<text:span text:style-name="T1099">30</text:span><text:span text:style-name="T1100"> זָנֹ֤חַ עֲדֻלָּם֙ וְחַצְרֵיהֶ֔ם לָכִישׁ֙ וּשְׂדֹתֶ֔יהָ עֲזֵקָ֖ה וּבְנֹתֶ֑יהָ וַיַּחֲנ֥וּ מִבְּאֵֽר־שֶׁ֖בַע עַד־גֵּֽיא־הִנֹּֽם׃<text:s/></text:span><text:span text:style-name="T1101">‬</text:span>‬<text:span text:style-name="T1102">31</text:span><text:span text:style-name="T1103"> וּבְנֵ֥י בִנְיָמִ֖ן מִגָּ֑בַע מִכְמָ֣שׂ וְעַיָּ֔ה וּבֵֽית־אֵ֖ל וּבְנֹתֶֽיהָ׃<text:s/></text:span><text:span text:style-name="T1104">‬</text:span>‬<text:span text:style-name="T1105">32</text:span><text:span text:style-name="T1106"> עֲנָת֥וֹת נֹ֖ב עֲנָֽנְיָֽה׃<text:s/></text:span><text:span text:style-name="T1107">‬</text:span>‬<text:span text:style-name="T1108">33</text:span><text:span text:style-name="T1109"> חָצ֥וֹר ׀ רָמָ֖ה גִּתָּֽיִם׃<text:s/></text:span><text:span text:style-name="T1110">‬</text:span>‬<text:span text:style-name="T1111">34</text:span><text:span text:style-name="T1112"> חָדִ֥יד צְבֹעִ֖ים נְבַלָּֽט׃<text:s/></text:span><text:span text:style-name="T1113">‬</text:span>‬<text:span text:style-name="T1114">35</text:span><text:span text:style-name="T1115"> לֹ֥ד וְאוֹנ֖וֹ גֵּ֥י הַחֲרָשִֽׁים׃<text:s/></text:span><text:span text:style-name="T1116">‬</text:span>‬<text:span text:style-name="T1117">36</text:span><text:span text:style-name="T1118"> וּמִן־הַלְוִיִּ֔ם מַחְלְק֥וֹת יְהוּדָ֖ה לְבִנְיָמִֽין׃<text:s/></text:span><text:span text:style-name="T1119">פ<text:s/></text:span><text:span text:style-name="T1120">‬</text:span>‬‬‬‬‬‬‬‬‬‬‬‬‬‬‬‬</text:p>
      </text:section>
      <text:section text:name="Sect11" text:style-name="S11">
        <text:p text:style-name="P1121">Nehemiah 12</text:p>
        <text:p text:style-name="P1122"><text:span text:style-name="T1123">1</text:span><text:span text:style-name="T1124"> וְאֵ֙לֶּה֙ הַכֹּהֲנִ֣ים וְהַלְוִיִּ֔ם אֲשֶׁ֥ר עָל֛וּ עִם־זְרֻבָּבֶ֥ל בֶּן־שְׁאַלְתִּיאֵ֖ל וְיֵשׁ֑וּעַ שְׂרָיָ֥ה יִרְמְיָ֖ה עֶזְרָֽא׃<text:s/></text:span><text:span text:style-name="T1125">‬</text:span>‬‬<text:span text:style-name="T1126">2</text:span><text:span text:style-name="T1127"> אֲמַרְיָ֥ה מַלּ֖וּךְ חַטּֽוּשׁ׃<text:s/></text:span><text:span text:style-name="T1128">‬</text:span>‬<text:span text:style-name="T1129">3</text:span><text:span text:style-name="T1130"> שְׁכַנְיָ֥ה רְחֻ֖ם מְרֵמֹֽת׃<text:s/></text:span><text:span text:style-name="T1131">‬</text:span>‬<text:span text:style-name="T1132">4</text:span><text:span text:style-name="T1133"> עִדּ֥וֹא גִנְּת֖וֹי אֲבִיָּֽה׃<text:s/></text:span><text:span text:style-name="T1134">‬</text:span>‬<text:span text:style-name="T1135">5</text:span><text:span text:style-name="T1136"> מִיָּמִ֥ין מַֽעַדְיָ֖ה בִּלְגָּֽה׃<text:s/></text:span><text:span text:style-name="T1137">‬</text:span>‬<text:span text:style-name="T1138">6</text:span><text:span text:style-name="T1139"> שְׁמַֽעְיָ֥ה וְיוֹיָרִ֖יב יְדַֽעְיָֽה׃<text:s/></text:span><text:span text:style-name="T1140">‬</text:span>‬<text:span text:style-name="T1141">7</text:span><text:span text:style-name="T1142"> סַלּ֣וּ עָמ֔וֹק חִלְקִיָּ֖ה יְדַֽעְיָ֑ה אֵ֣לֶּה רָאשֵׁ֧י הַכֹּהֲנִ֛ים וַאֲחֵיהֶ֖ם בִּימֵ֥י יֵשֽׁוּעַ׃<text:s/></text:span><text:span text:style-name="T1143">פ<text:s/></text:span><text:span text:style-name="T1144">‬</text:span>‬‬‬‬‬‬‬</text:p>
        <text:p text:style-name="P1145"><text:span text:style-name="T1146">8</text:span><text:span text:style-name="T1147"> וְהַלְוִיִּ֗ם יֵשׁ֧וּעַ בִּנּ֛וּי קַדְמִיאֵ֥ל שֵׁרֵבְיָ֖ה יְהוּדָ֣ה מַתַּנְיָ֑ה עַֽל־הֻיְּד֖וֹת ה֥וּא וְאֶחָֽיו׃<text:s/></text:span><text:span text:style-name="T1148">‬</text:span>‬<text:span text:style-name="T1149">9</text:span><text:span text:style-name="T1150"> וּבַקְבֻּֽקְיָ֨ה *וענו **וְעֻנִּ֧י אֲחֵיהֶ֛ם לְנֶגְדָּ֖ם לְמִשְׁמָרֽוֹת׃<text:s/></text:span><text:span text:style-name="T1151">‬</text:span>‬<text:span text:style-name="T1152">10</text:span><text:span text:style-name="T1153"> וְיֵשׁ֖וּעַ הוֹלִ֣יד אֶת־יֽוֹיָקִ֑ים וְיֽוֹיָקִים֙ הוֹלִ֣יד אֶת־אֶלְיָשִׁ֔יב וְאֶלְיָשִׁ֖יב אֶת־יוֹיָדָֽע׃<text:s/></text:span><text:span text:style-name="T1154">‬</text:span>‬<text:span text:style-name="T1155">11</text:span><text:span text:style-name="T1156"> וְיוֹיָדָע֙ הוֹלִ֣יד אֶת־יוֹנָתָ֔ן וְיוֹנָתָ֖ן הוֹלִ֥יד אֶת־יַדּֽוּעַ׃<text:s/></text:span><text:span text:style-name="T1157">‬</text:span>‬<text:span text:style-name="T1158">12</text:span><text:span text:style-name="T1159"> וּבִימֵי֙ יֽוֹיָקִ֔ים הָי֥וּ כֹהֲנִ֖ים רָאשֵׁ֣י הָאָב֑וֹת לִשְׂרָיָ֣ה מְרָיָ֔ה לְיִרְמְיָ֖ה חֲנַנְיָֽה׃<text:s/></text:span><text:span text:style-name="T1160">‬</text:span>‬<text:span text:style-name="T1161">13</text:span><text:span text:style-name="T1162"> לְעֶזְרָ֣א מְשֻׁלָּ֔ם לַאֲמַרְיָ֖ה יְהוֹחָנָֽן׃<text:s/></text:span><text:span text:style-name="T1163">‬</text:span>‬<text:span text:style-name="T1164">14</text:span><text:span text:style-name="T1165"> *למלוכי **לִמְלִ֙יכוּ֙ יֽוֹנָתָ֔ן לִשְׁבַנְיָ֖ה יוֹסֵֽף׃<text:s/></text:span><text:span text:style-name="T1166">‬</text:span>‬<text:span text:style-name="T1167">15</text:span><text:span text:style-name="T1168"> לְחָרִ֣ם עַדְנָ֔א לִמְרָי֖וֹת חֶלְקָֽי׃<text:s/></text:span><text:span text:style-name="T1169">‬</text:span>‬<text:span text:style-name="T1170">16</text:span><text:span text:style-name="T1171"> *לעדיא **לְעִדּ֥וֹא זְכַרְיָ֖ה לְגִנְּת֥וֹן מְשֻׁלָּֽם׃<text:s/></text:span><text:span text:style-name="T1172">‬</text:span>‬<text:span text:style-name="T1173">17</text:span><text:span text:style-name="T1174"> לַאֲבִיָּ֖ה זִכְרִ֑י לְמִ֨נְיָמִ֔ין לְמוֹעַדְיָ֖ה פִּלְטָֽי׃<text:s/></text:span><text:span text:style-name="T1175">‬</text:span>‬<text:span text:style-name="T1176">18</text:span><text:span text:style-name="T1177"> לְבִלְגָּ֣ה שַׁמּ֔וּעַ לִֽשְׁמַעְיָ֖ה יְהוֹנָתָֽן׃<text:s/></text:span><text:span text:style-name="T1178">‬</text:span>‬<text:span text:style-name="T1179">19</text:span><text:span text:style-name="T1180"> וּלְיוֹיָרִ֣יב מַתְּנַ֔י לִֽידַֽעְיָ֖ה עֻזִּֽי׃<text:s/></text:span><text:span text:style-name="T1181">‬</text:span>‬<text:span text:style-name="T1182">20</text:span><text:span text:style-name="T1183"> לְסַלַּ֥י קַלָּ֖י לְעָמ֥וֹק עֵֽבֶר׃<text:s/></text:span><text:span text:style-name="T1184">‬</text:span>‬<text:span text:style-name="T1185">21</text:span><text:span text:style-name="T1186"> לְחִלְקִיָּ֣ה חֲשַׁבְיָ֔ה לִֽידַֽעְיָ֖ה נְתַנְאֵֽל׃<text:s/></text:span><text:span text:style-name="T1187">‬</text:span>‬<text:span text:style-name="T1188">22</text:span><text:span text:style-name="T1189"> הַלְוִיִּם֩ בִּימֵ֨י אֶלְיָשִׁ֜יב יוֹיָדָ֤ע וְיוֹחָנָן֙ וְיַדּ֔וּעַ כְּתוּבִ֖ים רָאשֵׁ֣י אָב֑וֹת וְהַכֹּ֣הֲנִ֔ים עַל־מַלְכ֖וּת דָּרְיָ֥וֶשׁ הַפָּֽרְסִֽי׃<text:s/></text:span><text:span text:style-name="T1190">פ<text:s/></text:span><text:span text:style-name="T1191">‬</text:span>‬‬‬‬‬‬‬‬‬‬‬‬‬‬‬‬</text:p>
        <text:soft-page-break/>
        <text:p text:style-name="P1192"><text:span text:style-name="T1193">23</text:span><text:span text:style-name="T1194"> בְּנֵ֤י לֵוִי֙ רָאשֵׁ֣י הָֽאָב֔וֹת כְּתוּבִ֕ים עַל־סֵ֖פֶר דִּבְרֵ֣י הַיָּמִ֑ים וְעַד־יְמֵ֖י יֽוֹחָנָ֥ן בֶּן־אֶלְיָשִֽׁיב׃<text:s/></text:span><text:span text:style-name="T1195">‬</text:span>‬<text:span text:style-name="T1196">24</text:span><text:span text:style-name="T1197"> וְרָאשֵׁ֣י הַ֠לְוִיִּם חֲשַׁבְיָ֨ה שֵֽׁרֵבְיָ֜ה וְיֵשׁ֤וּעַ בֶּן־קַדְמִיאֵל֙ וַאֲחֵיהֶ֣ם לְנֶגְדָּ֔ם לְהַלֵּ֣ל לְהוֹד֔וֹת בְּמִצְוַ֖ת דָּוִ֣יד אִישׁ־הָאֱלֹהִ֑ים מִשְׁמָ֖ר לְעֻמַּ֥ת מִשְׁמָֽר׃<text:s/></text:span><text:span text:style-name="T1198">‬</text:span>‬<text:span text:style-name="T1199">25</text:span><text:span text:style-name="T1200"> מַתַּנְיָ֧ה וּבַקְבֻּֽקְיָ֛ה עֹבַדְיָ֥ה מְשֻׁלָּ֖ם טַלְמ֣וֹן עַקּ֑וּב שֹׁמְרִ֤ים שֽׁוֹעֲרִים֙ מִשְׁמָ֔ר בַּאֲסֻפֵּ֖י הַשְּׁעָרִֽים׃<text:s/></text:span><text:span text:style-name="T1201">‬</text:span>‬<text:span text:style-name="T1202">26</text:span><text:span text:style-name="T1203"> אֵ֕לֶּה בִּימֵ֛י יוֹיָקִ֥ים בֶּן־יֵשׁ֖וּעַ בֶּן־יוֹצָדָ֑ק וּבִימֵי֙ נְחֶמְיָ֣ה הַפֶּחָ֔ה וְעֶזְרָ֥א הַכֹּהֵ֖ן הַסּוֹפֵֽר׃<text:s/></text:span><text:span text:style-name="T1204">פ<text:s/></text:span><text:span text:style-name="T1205">‬</text:span>‬‬‬‬‬</text:p>
        <text:p text:style-name="P1206"><text:span text:style-name="T1207">27</text:span><text:span text:style-name="T1208"> וּבַחֲנֻכַּ֞ת חוֹמַ֣ת יְרוּשָׁלִַ֗ם בִּקְשׁ֤וּ אֶת־הַלְוִיִּם֙ מִכָּל־מְק֣וֹמֹתָ֔ם לַהֲבִיאָ֖ם לִֽירוּשָׁלָ֑͏ִם לַעֲשֹׂ֨ת חֲנֻכָּ֤ה וְשִׂמְחָה֙ וּבְתוֹד֣וֹת וּבְשִׁ֔יר מְצִלְתַּ֖יִם נְבָלִ֥ים וּבְכִנֹּרֽוֹת׃<text:s/></text:span><text:span text:style-name="T1209">‬</text:span>‬<text:span text:style-name="T1210">28</text:span><text:span text:style-name="T1211"> וַיֵּאָ֣סְפ֔וּ בְּנֵ֖י הַמְשֹׁרְרִ֑ים וּמִן־הַכִּכָּר֙ סְבִיב֣וֹת יְרוּשָׁלִַ֔ם וּמִן־חַצְרֵ֖י נְטֹפָתִֽי׃<text:s/></text:span><text:span text:style-name="T1212">‬</text:span>‬<text:span text:style-name="T1213">29</text:span><text:span text:style-name="T1214"> וּמִבֵּית֙ הַגִּלְגָּ֔ל וּמִשְּׂד֥וֹת גֶּ֖בַע וְעַזְמָ֑וֶת כִּ֣י חֲצֵרִ֗ים בָּנ֤וּ לָהֶם֙ הַמְשֹׁ֣רֲרִ֔ים סְבִיב֖וֹת יְרוּשָׁלָֽ͏ִם׃<text:s/></text:span><text:span text:style-name="T1215">‬</text:span>‬<text:span text:style-name="T1216">30</text:span><text:span text:style-name="T1217"> וַיִּֽטַּהֲר֔וּ הַכֹּהֲנִ֖ים וְהַלְוִיִּ֑ם וַֽיְטַהֲרוּ֙ אֶת־הָעָ֔ם וְאֶת־הַשְּׁעָרִ֖ים וְאֶֽת־הַחוֹמָֽה׃<text:s/></text:span><text:span text:style-name="T1218">‬</text:span>‬<text:span text:style-name="T1219">31</text:span><text:span text:style-name="T1220"> וָאַעֲלֶה֙ אֶת־שָׂרֵ֣י יְהוּדָ֔ה מֵעַ֖ל לַחוֹמָ֑ה וָאַעֲמִ֡ידָה שְׁתֵּ֣י תוֹדֹת֩ גְּדוֹלֹ֨ת וְתַהֲלֻכֹ֤ת לַיָּמִין֙ מֵעַ֣ל לַחוֹמָ֔ה לְשַׁ֖עַר הָאַשְׁפֹּֽת׃<text:s/></text:span><text:span text:style-name="T1221">‬</text:span>‬<text:span text:style-name="T1222">32</text:span><text:span text:style-name="T1223"> וַיֵּ֤לֶךְ אַחֲרֵיהֶם֙ הוֹשַׁ֣עְיָ֔ה וַחֲצִ֖י שָׂרֵ֥י יְהוּדָֽה׃<text:s/></text:span><text:span text:style-name="T1224">‬</text:span>‬<text:span text:style-name="T1225">33</text:span><text:span text:style-name="T1226"> וַעֲזַרְיָ֥ה עֶזְרָ֖א וּמְשֻׁלָּֽם׃<text:s/></text:span><text:span text:style-name="T1227">‬</text:span>‬<text:span text:style-name="T1228">34</text:span><text:span text:style-name="T1229"> יְהוּדָה֙ וּבִנְיָמִ֔ן וּֽשְׁמַֽעְיָ֖ה וְיִרְמְיָֽה׃</text:span><text:span text:style-name="T1230"><text:s/>ס<text:s/></text:span><text:span text:style-name="T1231">‬</text:span>‬<text:span text:style-name="T1232">35</text:span><text:span text:style-name="T1233"> וּמִבְּנֵ֥י הַכֹּהֲנִ֖ים בַּחֲצֹצְר֑וֹת זְכַרְיָ֨ה בֶן־יֽוֹנָתָ֜ן בֶּן־שְׁמַֽעְיָ֗ה בֶּן־מַתַּנְיָה֙ בֶּן־מִ֣יכָיָ֔ה בֶּן־זַכּ֖וּר בֶּן־אָסָֽף׃<text:s/></text:span><text:span text:style-name="T1234">‬</text:span>‬<text:span text:style-name="T1235">36</text:span><text:span text:style-name="T1236"> וְֽאֶחָ֡יו שְֽׁמַעְיָ֡ה וַעֲזַרְאֵ֡ל מִֽלֲלַ֡י גִּֽלֲלַ֡י מָעַ֞י נְתַנְאֵ֤ל וִֽיהוּדָה֙ חֲנָ֔נִי בִּכְלֵי־שִׁ֥יר דָּוִ֖יד אִ֣ישׁ הָאֱלֹהִ֑ים וְעֶזְרָ֥א הַסּוֹפֵ֖ר לִפְנֵיהֶֽם׃<text:s/></text:span><text:span text:style-name="T1237">‬</text:span>‬<text:span text:style-name="T1238">37</text:span><text:span text:style-name="T1239"> וְעַל֩ שַׁ֨עַר הָעַ֜יִן וְנֶגְדָּ֗ם עָלוּ֙ עַֽל־מַעֲלוֹת֙ עִ֣יר דָּוִ֔יד בַּֽמַּעֲלֶ֖ה לַחוֹמָ֑ה מֵעַל֙ לְבֵ֣ית דָּוִ֔יד וְעַ֛ד שַׁ֥עַר הַמַּ֖יִם מִזְרָֽח׃<text:s/></text:span><text:span text:style-name="T1240">‬</text:span>‬<text:span text:style-name="T1241">38</text:span><text:span text:style-name="T1242"> וְהַתּוֹדָ֧ה הַשֵּׁנִ֛ית הַהוֹלֶ֥כֶת לְמ֖וֹאל וַאֲנִ֣י אַחֲרֶ֑יהָ וַחֲצִ֨י הָעָ֜ם מֵעַ֣ל לְהַחוֹמָ֗ה מֵעַל֙ לְמִגְדַּ֣ל הַתַּנּוּרִ֔ים וְעַ֖ד הַחוֹמָ֥ה הָרְחָבָֽה׃<text:s/></text:span><text:span text:style-name="T1243">‬</text:span>‬<text:span text:style-name="T1244">39</text:span><text:span text:style-name="T1245"> וּמֵעַ֣ל לְשַֽׁעַר־אֶ֠פְרַיִם וְעַל־שַׁ֨עַר הַיְשָׁנָ֜ה וְעַל־שַׁ֣עַר הַדָּגִ֗ים וּמִגְדַּ֤ל חֲנַנְאֵל֙ וּמִגְדַּ֣ל הַמֵּאָ֔ה וְעַ֖ד שַׁ֣עַר הַצֹּ֑אן וְעָ֣מְד֔וּ בְּשַׁ֖עַר הַמַּטָּרָֽה׃<text:s/></text:span><text:span text:style-name="T1246">‬</text:span>‬<text:span text:style-name="T1247">40</text:span><text:span text:style-name="T1248"> וַֽתַּעֲמֹ֛דְנָה שְׁתֵּ֥י הַתּוֹדֹ֖ת בְּבֵ֣ית הָאֱלֹהִ֑ים וַאֲנִ֕י וַחֲצִ֥י הַסְּגָנִ֖ים עִמִּֽי׃<text:s/></text:span><text:span text:style-name="T1249">‬</text:span>‬<text:span text:style-name="T1250">41</text:span><text:span text:style-name="T1251"> וְהַכֹּהֲנִ֡ים אֶלְיָקִ֡ים מַעֲשֵׂיָ֡ה מִ֠נְיָמִין מִיכָיָ֧ה אֶלְיוֹעֵינַ֛י זְכַרְיָ֥ה חֲנַנְיָ֖ה בַּחֲצֹצְרֽוֹת׃<text:s/></text:span><text:span text:style-name="T1252">‬</text:span>‬<text:span text:style-name="T1253">42</text:span><text:span text:style-name="T1254"> וּמַעֲשֵׂיָ֨ה וּֽשְׁמַֽעְיָ֜ה וְאֶלְעָזָ֧ר וְעֻזִּ֛י וִֽיהוֹחָנָ֥ן וּמַלְכִּיָּ֖ה וְעֵילָ֣ם וָעָ֑זֶר וַיַּשְׁמִ֙יעוּ֙ הַמְשֹׁ֣רְרִ֔ים וְיִֽזְרַחְיָ֖ה הַפָּקִֽיד׃<text:s/></text:span><text:span text:style-name="T1255">‬</text:span>‬<text:span text:style-name="T1256">43</text:span><text:span text:style-name="T1257"> וַיִּזְבְּח֣וּ בַיּוֹם־הַ֠הוּא זְבָחִ֨ים גְּדוֹלִ֜ים וַיִּשְׂמָ֗חוּ כִּ֤י הָאֱלֹהִים֙ שִׂמְּחָם֙ שִׂמְחָ֣ה גְדוֹלָ֔ה וְגַ֧ם הַנָּשִׁ֛ים וְהַיְלָדִ֖ים שָׂמֵ֑חוּ וַתִּשָּׁמַ֛ע שִׂמְחַ֥ת יְרוּשָׁלַ֖͏ִם מֵרָחֽוֹק׃<text:s/></text:span><text:span text:style-name="T1258">‬</text:span>‬<text:span text:style-name="T1259">44</text:span><text:span text:style-name="T1260"> וַיִּפָּקְד֣וּ בַיּוֹם֩ הַה֨וּא אֲנָשִׁ֜ים עַל־הַנְּשָׁכ֗וֹת לָא֨וֹצָר֥וֹת לַתְּרוּמוֹת֮ לָרֵאשִׁ֣ית וְלַמַּֽעַשְׂרוֹת֒ לִכְנ֨וֹס בָּהֶ֜ם לִשְׂדֵ֤י הֶעָרִים֙ מְנָא֣וֹת הַתּוֹרָ֔ה לַכֹּהֲנִ֖ים וְלַלְוִיִּ֑ם כִּ֚י שִׂמְחַ֣ת יְהוּדָ֔ה עַל־הַכֹּהֲנִ֥ים וְעַל־הַלְוִיִּ֖ם הָעֹמְדִֽים׃<text:s/></text:span><text:span text:style-name="T1261">‬</text:span>‬<text:span text:style-name="T1262">45</text:span><text:span text:style-name="T1263"> וַֽיִּשְׁמְר֞וּ מִשְׁמֶ֤רֶת אֱלֹֽהֵיהֶם֙ וּמִשְׁמֶ֣רֶת הַֽטָּהֳרָ֔ה וְהַמְשֹׁרְרִ֖ים וְהַשֹּׁעֲרִ֑ים כְּמִצְוַ֥ת דָּוִ֖יד שְׁלֹמֹ֥ה בְנֽוֹ׃<text:s/></text:span><text:span text:style-name="T1264">‬</text:span>‬<text:span text:style-name="T1265">46</text:span><text:span text:style-name="T1266"> כִּֽי־בִימֵ֥י דָוִ֛יד וְאָסָ֖ף מִקֶּ֑דֶם *ראש<text:s/></text:span><text:soft-page-break/><text:span text:style-name="T1267">**רָאשֵׁי֙ הַמְשֹׁ֣רְרִ֔ים וְשִׁיר־תְּהִלָּ֥ה וְהֹד֖וֹת לֵֽאלֹהִֽים׃<text:s/></text:span><text:span text:style-name="T1268">‬</text:span>‬<text:span text:style-name="T1269">47</text:span><text:span text:style-name="T1270"> וְכָל־יִשְׂרָאֵל֩ בִּימֵ֨י זְרֻבָּבֶ֜ל וּבִימֵ֣י נְחֶמְיָ֗ה נֹֽתְנִ֛ים מְנָי֛וֹת הַמְשֹׁרְרִ֥ים וְהַשֹּׁעֲרִ֖ים דְּבַר־י֣וֹם בְּיוֹמ֑וֹ וּמַקְדִּשִׁים֙ לַלְוִיִּ֔ם וְהַלְוִיִּ֔ם מַקְדִּשִׁ֖ים לִבְנֵ֥י אַהֲרֹֽן׃<text:s/></text:span><text:span text:style-name="T1271">פ<text:s/></text:span><text:span text:style-name="T1272">‬</text:span>‬‬‬‬‬‬‬‬‬‬‬‬‬‬‬‬‬‬‬‬‬‬</text:p>
      </text:section>
      <text:section text:name="Sect12" text:style-name="S12">
        <text:p text:style-name="P1273">Nehemiah 13</text:p>
        <text:p text:style-name="P1274"><text:span text:style-name="T1275">1</text:span><text:span text:style-name="T1276"> בַּיּ֣וֹם הַה֗וּא נִקְרָ֛א בְּסֵ֥פֶר מֹשֶׁ֖ה בְּאָזְנֵ֣י הָעָ֑ם וְנִמְצָא֙ כָּת֣וּב בּ֔וֹ אֲ֠שֶׁר לֹא־יָב֨וֹא עַמֹּנִ֧י וּמֹאָבִ֛י בִּקְהַ֥ל הָאֱלֹהִ֖ים עַד־עוֹלָֽם׃<text:s/></text:span><text:span text:style-name="T1277">‬</text:span>‬‬<text:span text:style-name="T1278">2</text:span><text:span text:style-name="T1279"> כִּ֣י לֹ֧א קִדְּמ֛וּ אֶת־בְּנֵ֥י יִשְׂרָאֵ֖ל בַּלֶּ֣חֶם וּבַמָּ֑יִם וַיִּשְׂכֹּ֨ר עָלָ֤יו אֶת־בִּלְעָם֙ לְקַֽלְל֔וֹ וַיַּהֲפֹ֧ךְ אֱלֹהֵ֛ינוּ הַקְּלָלָ֖ה לִבְרָכָֽה׃<text:s/></text:span><text:span text:style-name="T1280">‬</text:span>‬<text:span text:style-name="T1281">3</text:span><text:span text:style-name="T1282"> וַיְהִ֖י כְּשָׁמְעָ֣ם אֶת־הַתּוֹרָ֑ה וַיַּבְדִּ֥ילוּ כָל־עֵ֖רֶב מִיּשְׂרָאֵֽל׃<text:s/></text:span><text:span text:style-name="T1283">‬</text:span>‬<text:span text:style-name="T1284">4</text:span><text:span text:style-name="T1285"> וְלִפְנֵ֣י מִזֶּ֔ה אֶלְיָשִׁיב֙ הַכֹּהֵ֔ן נָת֖וּן בְּלִשְׁכַּ֣ת בֵּית־אֱלֹהֵ֑ינוּ קָר֖וֹב לְטוֹבִיָּֽה׃<text:s/></text:span><text:span text:style-name="T1286">‬</text:span>‬<text:span text:style-name="T1287">5</text:span><text:span text:style-name="T1288"> וַיַּ֨עַשׂ ל֜וֹ לִשְׁכָּ֣ה גְדוֹלָ֗ה וְשָׁ֣ם הָי֪וּ לְפָנִ֟ים נֹ֠תְנִים אֶת־הַמִּנְחָ֨ה הַלְּבוֹנָ֜ה וְהַכֵּלִ֗ים וּמַעְשַׂ֤ר הַדָּגָן֙ הַתִּיר֣וֹשׁ וְהַיִּצְהָ֔ר מִצְוַת֙ הַלְוִיִּ֔ם וְהַמְשֹׁרְרִ֖ים וְהַשֹּׁעֲרִ֑ים וּתְרוּמַ֖ת הַכֹּהֲנִֽים׃<text:s/></text:span><text:span text:style-name="T1289">‬</text:span>‬<text:span text:style-name="T1290">6</text:span><text:span text:style-name="T1291"> וּבְכָל־זֶ֕ה לֹ֥א הָיִ֖יתִי בִּֽירוּשָׁלָ֑͏ִם כִּ֡י בִּשְׁנַת֩ שְׁלֹשִׁ֨ים וּשְׁתַּ֜יִם לְאַרְתַּחְשַׁ֤סְתְּא מֶֽלֶךְ־בָּבֶל֙ בָּ֣אתִי אֶל־הַמֶּ֔לֶךְ וּלְקֵ֥ץ יָמִ֖ים נִשְׁאַ֥לְתִּי מִן־הַמֶּֽלֶךְ׃<text:s/></text:span><text:span text:style-name="T1292">‬</text:span>‬<text:span text:style-name="T1293">7</text:span><text:span text:style-name="T1294"> וָאָב֖וֹא לִֽירוּשָׁלָ֑͏ִם וָאָבִ֣ינָה בָרָעָ֗ה אֲשֶׁ֨ר עָשָׂ֤ה אֶלְיָשִׁיב֙ לְט֣וֹבִיָּ֔ה לַעֲשׂ֥וֹת לוֹ֙ נִשְׁכָּ֔ה בְּחַצְרֵ֖י בֵּ֥ית הָאֱלֹהִֽים׃<text:s/></text:span><text:span text:style-name="T1295">‬</text:span>‬<text:span text:style-name="T1296">8</text:span><text:span text:style-name="T1297"> וַיֵּ֥רַֽע לִ֖י מְאֹ֑ד וֽ͏ָאַשְׁלִ֜יכָה אֶֽת־כָּל־כְּלֵ֧י בֵית־טוֹבִיָּ֛ה הַח֖וּץ מִן־הַלִּשְׁכָּֽה׃<text:s/></text:span><text:span text:style-name="T1298">‬</text:span>‬<text:span text:style-name="T1299">9</text:span><text:span text:style-name="T1300"> וָאֹ֣מְרָ֔ה וַֽיְטַהֲר֖וּ הַלְּשָׁכ֑וֹת וָאָשִׁ֣יבָה שָּׁ֗ם כְּלֵי֙ בֵּ֣ית הָאֱלֹהִ֔ים אֶת־הַמִּנְחָ֖ה וְהַלְּבוֹנָֽה׃<text:s/></text:span><text:span text:style-name="T1301">פ<text:s/></text:span><text:span text:style-name="T1302">‬</text:span>‬‬‬‬‬‬‬‬‬</text:p>
        <text:p text:style-name="P1303"><text:span text:style-name="T1304">10</text:span><text:span text:style-name="T1305"> וָאֵ֣דְעָ֔ה כִּֽי־מְנָי֥וֹת הַלְוִיִּ֖ם לֹ֣א נִתָּ֑נָה וַיִּבְרְח֧וּ אִישׁ־לְשָׂדֵ֛הוּ הַלְוִיִּ֥ם וְהַמְשֹׁרְרִ֖ים עֹשֵׂ֥י הַמְּלָאכָֽה׃<text:s/></text:span><text:span text:style-name="T1306">‬</text:span>‬<text:span text:style-name="T1307">11</text:span><text:span text:style-name="T1308"> וָאָרִ֙יבָה֙ אֶת־הַסְּגָנִ֔ים וָאֹ֣מְרָ֔ה מַדּ֖וּעַ נֶעֱזַ֣ב בֵּית־הָאֱלֹהִ֑ים וָֽאֶ֨קְבְּצֵ֔ם וָֽאַעֲמִדֵ֖ם עַל־עָמְדָֽם׃<text:s/></text:span><text:span text:style-name="T1309">‬</text:span>‬<text:span text:style-name="T1310">12</text:span><text:span text:style-name="T1311"> וְכָל־יְהוּדָ֗ה הֵבִ֜יאוּ מַעְשַׂ֧ר הַדָּגָ֛ן וְהַתִּיר֥וֹשׁ וְהַיִּצְהָ֖ר לָאוֹצָרֽוֹת׃<text:s/></text:span><text:span text:style-name="T1312">‬</text:span>‬<text:span text:style-name="T1313">13</text:span><text:span text:style-name="T1314"> וָאוֹצְרָ֣ה עַל־א֠וֹצָרוֹת שֶׁלֶמְיָ֨ה הַכֹּהֵ֜ן וְצָד֣וֹק הַסּוֹפֵ֗ר וּפְדָיָה֙ מִן־הַלְוִיִּ֔ם וְעַל־יָדָ֔ם חָנָ֥ן בֶּן־זַכּ֖וּר בֶּן־מַתַּנְיָ֑ה כִּ֤י נֶאֱמָנִים֙ נֶחְשָׁ֔בוּ וַעֲלֵיהֶ֖ם לַחֲלֹ֥ק לַאֲחֵיהֶֽם׃<text:s/></text:span><text:span text:style-name="T1315">פ<text:s/></text:span><text:span text:style-name="T1316">‬</text:span>‬‬‬‬‬</text:p>
        <text:p text:style-name="P1317"><text:span text:style-name="T1318">14</text:span><text:span text:style-name="T1319"> זָכְרָה־לִּ֥י אֱלֹהַ֖י עַל־זֹ֑את וְאַל־תֶּ֣מַח חֲסָדַ֗י אֲשֶׁ֥ר עָשִׂ֛יתִי בְּבֵ֥ית אֱלֹהַ֖י וּבְמִשְׁמָרָֽיו׃<text:s/></text:span><text:span text:style-name="T1320">‬</text:span>‬<text:span text:style-name="T1321">15</text:span><text:span text:style-name="T1322"> בַּיָּמִ֣ים הָהֵ֡מָּה רָאִ֣יתִי בִֽיהוּדָ֣ה ׀ דֹּֽרְכִֽים־גִּתּ֣וֹת ׀ בַּשַּׁבָּ֡ת וּמְבִיאִ֣ים הָעֲרֵמ֣וֹת וְֽעֹמְסִ֪ים עַל־הַחֲמֹרִ֟ים וְאַף־יַ֜יִן עֲנָבִ֤ים וּתְאֵנִים֙ וְכָל־מַשָּׂ֔א וּמְבִיאִ֥ים יְרוּשָׁלַ֖͏ִם בְּי֣וֹם הַשַּׁבָּ֑ת וָאָעִ֕יד בְּי֖וֹם מִכְרָ֥ם צָֽיִד׃<text:s/></text:span><text:span text:style-name="T1323">‬</text:span>‬<text:span text:style-name="T1324">16</text:span><text:span text:style-name="T1325"> וְהַצֹּרִים֙ יָ֣שְׁבוּ בָ֔הּ מְבִיאִ֥ים דָּ֖אג וְכָל־מֶ֑כֶר וּמֹכְרִ֧ים בַּשַּׁבָּ֛ת לִבְנֵ֥י יְהוּדָ֖ה וּבִירוּשָׁלָֽ͏ִם׃<text:s/></text:span><text:span text:style-name="T1326">‬</text:span>‬<text:span text:style-name="T1327">17</text:span><text:span text:style-name="T1328"> וָאָרִ֕יבָה אֵ֖ת חֹרֵ֣י יְהוּדָ֑ה וָאֹמְרָ֣ה לָהֶ֗ם מָֽה־הַדָּבָ֨ר הָרָ֤ע הַזֶּה֙ אֲשֶׁ֣ר אַתֶּ֣ם עֹשִׂ֔ים וּֽמְחַלְּלִ֖ים אֶת־י֥וֹם הַשַׁבָּֽת׃<text:s/></text:span><text:span text:style-name="T1329">‬</text:span>‬<text:span text:style-name="T1330">18</text:span><text:span text:style-name="T1331"> הֲל֨וֹא כֹ֤ה<text:s/></text:span><text:soft-page-break/><text:span text:style-name="T1332">עָשׂוּ֙ אֲבֹ֣תֵיכֶ֔ם וַיָּבֵ֨א אֱלֹהֵ֜ינוּ עָלֵ֗ינוּ אֵ֚ת כָּל־הָרָעָ֣ה הַזֹּ֔את וְעַ֖ל הָעִ֣יר הַזֹּ֑את וְאַתֶּ֞ם מוֹסִיפִ֤ים חָרוֹן֙ עַל־יִשְׂרָאֵ֔ל לְחַלֵּ֖ל אֶת־הַשַּׁבָּֽת׃<text:s/></text:span><text:span text:style-name="T1333">פ<text:s/></text:span><text:span text:style-name="T1334">‬</text:span>‬‬‬‬‬‬</text:p>
        <text:p text:style-name="P1335"><text:span text:style-name="T1336">19</text:span><text:span text:style-name="T1337"> וַיְהִ֡י כַּאֲשֶׁ֣ר צָֽלֲלוּ֩ שַׁעֲרֵ֨י יְרוּשָׁלִַ֜ם לִפְנֵ֣י הַשַׁבָּ֗ת וָאֹֽמְרָה֙ וַיִּסָּגְר֣וּ הַדְּלָת֔וֹת וָאֹ֣מְרָ֔ה אֲשֶׁר֙ לֹ֣א יִפְתָּח֔וּם עַ֖ד אַחַ֣ר הַשַּׁבָּ֑ת וּמִנְּעָרַ֗י הֽ͏ֶעֱמַ֙דְתִּי֙ עַל־הַשְּׁעָרִ֔ים לֹא־יָב֥וֹא מַשָּׂ֖א בְּי֥וֹם הַשַבָּֽת׃<text:s/></text:span><text:span text:style-name="T1338">‬</text:span>‬<text:span text:style-name="T1339">20</text:span><text:span text:style-name="T1340"> וַיָּלִ֨ינוּ הָרֹכְלִ֜ים וּמֹכְרֵ֧י כָל־מִמְכָּ֛ר מִח֥וּץ לִירוּשָׁלָ֖͏ִם פַּ֥עַם וּשְׁתָּֽיִם׃<text:s/></text:span><text:span text:style-name="T1341">‬</text:span>‬<text:span text:style-name="T1342">21</text:span><text:span text:style-name="T1343"> וָאָעִ֣ידָה בָהֶ֗ם וָאֹמְרָ֤ה אֲלֵיהֶם֙ מַדּ֜וּעַ אַתֶּ֤ם לֵנִים֙ נֶ֣גֶד הַחוֹמָ֔ה אִם־תִּשְׁנ֕וּ יָ֖ד אֶשְׁלַ֣ח בָּכֶ֑ם מִן־הָעֵ֣ת הַהִ֔יא לֹא־בָ֖אוּ בַּשַׁבָּֽת׃</text:span><text:span text:style-name="T1344"><text:s/>ס<text:s/></text:span><text:span text:style-name="T1345">‬</text:span>‬<text:span text:style-name="T1346">22</text:span><text:span text:style-name="T1347"> וָאֹמְרָ֣ה לַלְוִיִּ֗ם אֲשֶׁ֨ר יִֽהְי֤וּ מִֽטַּהֲרִים֙ וּבָאִים֙ שֹׁמְרִ֣ים הַשְּׁעָרִ֔ים לְקַדֵּ֖שׁ אֶת־י֣וֹם הַשַׁבָּ֑ת גַּם־זֹאת֙ זָכְרָה־לִּ֣י אֱלֹהַ֔י וְח֥וּסָה עָלַ֖י כְּרֹ֥ב חַסְדֶּֽךָ׃<text:s/></text:span><text:span text:style-name="T1348">פ<text:s/></text:span><text:span text:style-name="T1349">‬</text:span>‬‬‬‬‬</text:p>
        <text:p text:style-name="P1350"><text:span text:style-name="T1351">23</text:span><text:span text:style-name="T1352"> גַּ֣ם ׀ בַּיָּמִ֣ים הָהֵ֗ם רָאִ֤יתִי אֶת־הַיְּהוּדִים֙ הֹשִׁ֗יבוּ נָשִׁים֙ *אשדודיות **אַשְׁדֳּדִיּ֔וֹת *עמוניות **עַמֳּנִיּ֖וֹת מוֹאֲבִיּֽוֹת׃<text:s/></text:span><text:span text:style-name="T1353">‬</text:span>‬<text:span text:style-name="T1354">24</text:span><text:span text:style-name="T1355"> וּבְנֵיהֶ֗ם חֲצִי֙ מְדַבֵּ֣ר אַשְׁדּוֹדִ֔ית וְאֵינָ֥ם מַכִּירִ֖ים לְדַבֵּ֣ר יְהוּדִ֑ית וְכִלְשׁ֖וֹן עַ֥ם וָעָֽם׃<text:s/></text:span><text:span text:style-name="T1356">‬</text:span>‬<text:span text:style-name="T1357">25</text:span><text:span text:style-name="T1358"> וָאָרִ֤יב עִמָּם֙ וָאֲקַֽלְלֵ֔ם וָאַכֶּ֥ה מֵהֶ֛ם אֲנָשִׁ֖ים וָֽאֶמְרְטֵ֑ם וָאַשְׁבִּיעֵ֣ם בֵּֽאלֹהִ֗ים אִם־תִּתְּנ֤וּ בְנֹֽתֵיכֶם֙ לִבְנֵיהֶ֔ם וְאִם־תִּשְׂאוּ֙ מִבְּנֹ֣תֵיהֶ֔ם לִבְנֵיכֶ֖ם וְלָכֶֽם׃<text:s/></text:span><text:span text:style-name="T1359">‬</text:span>‬<text:span text:style-name="T1360">26</text:span><text:span text:style-name="T1361"> הֲל֣וֹא עַל־אֵ֣לֶּה חָטָֽא־שְׁלֹמֹ֣ה מֶ֣לֶךְ יִשְׂרָאֵ֡ל וּבַגּוֹיִ֣ם הָרַבִּים֩ לֹֽא־הָיָ֨ה מֶ֜לֶךְ כָּמֹ֗הוּ וְאָה֤וּב לֵֽאלֹהָיו֙ הָיָ֔ה וַיִּתְּנֵ֣הוּ אֱלֹהִ֔ים מֶ֖לֶךְ עַל־כָּל־יִשְׂרָאֵ֑ל גַּם־אוֹת֣וֹ הֶחֱטִ֔יאוּ הַנָּשִׁ֖ים הַנָּכְרִיּֽוֹת׃<text:s/></text:span><text:span text:style-name="T1362">‬</text:span>‬<text:span text:style-name="T1363">27</text:span><text:span text:style-name="T1364"> וְלָכֶ֣ם הֲנִשְׁמַ֗ע לַעֲשֹׂת֙ אֵ֣ת כָּל־הָרָעָ֤ה הַגְּדוֹלָה֙ הזֹּ֔את לִמְעֹ֖ל בֵּֽאלֹהֵ֑ינוּ לְהֹשִׁ֖יב נָשִׁ֥ים נָכְרִיּֽוֹת׃<text:s/></text:span><text:span text:style-name="T1365">‬</text:span>‬<text:span text:style-name="T1366">28</text:span><text:span text:style-name="T1367"> וּמִבְּנֵ֨י יוֹיָדָ֤ע בֶּן־אֶלְיָשִׁיב֙ הַכֹּהֵ֣ן הַגָּד֔וֹל חָתָ֖ן לְסַנְבַלַּ֣ט הַחֹרֹנִ֑י וָאַבְרִיחֵ֖הוּ מֵעָלָֽי׃<text:s/></text:span><text:span text:style-name="T1368">‬</text:span>‬<text:span text:style-name="T1369">29</text:span><text:span text:style-name="T1370"> זָכְרָ֥ה לָהֶ֖ם אֱלֹהָ֑י עַ֚ל גָּאֳלֵ֣י הַכְּהֻנָּ֔ה וּבְרִ֥ית הַכְּהֻנָּ֖ה וְהַלְוִיִּֽם׃<text:s/></text:span><text:span text:style-name="T1371">‬</text:span>‬<text:span text:style-name="T1372">30</text:span><text:span text:style-name="T1373"> וְטִֽהַרְתִּ֖ים מִכָּל־נֵכָ֑ר וָאַעֲמִ֧ידָה מִשְׁמָר֛וֹת לַכֹּהֲנִ֥ים וְלַלְוִיִּ֖ם אִ֥ישׁ בִּמְלַאכְתּֽוֹ׃<text:s/></text:span><text:span text:style-name="T1374">‬</text:span>‬<text:span text:style-name="T1375">31</text:span><text:span text:style-name="T1376"> וּלְקֻרְבַּ֧ן הָעֵצִ֛ים בְּעִתִּ֥ים מְזֻמָּנ֖וֹת וְלַבִּכּוּרִ֑ים זָכְרָה־לִּ֥י אֱלֹהַ֖י לְטוֹבָֽה׃<text:s/></text:span><text:span text:style-name="T1377">‬</text:span>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Nehemiah</dc:title>
    <dc:description/>
    <dc:subject/>
    <dc:creator>Adrian Hills</dc:creator>
    <meta:creation-date>2025-03-30T20:11:00Z</meta:creation-date>
    <dc:date>2025-03-30T20:11:00Z</dc:date>
    <meta:template xlink:href="Normal.dotm" xlink:type="simple"/>
    <meta:editing-cycles>2</meta:editing-cycles>
    <meta:editing-duration>PT0S</meta:editing-duration>
    <meta:document-statistic meta:page-count="17" meta:paragraph-count="109" meta:word-count="8213" meta:character-count="54921" meta:row-count="390" meta:non-whitespace-character-count="46817"/>
  </office:meta>
</office:document-meta>
</file>